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cm"/>
    </style:style>
    <style:style style:name="co2" style:family="table-column">
      <style:table-column-properties fo:break-before="auto" style:column-width="2.877cm"/>
    </style:style>
    <style:style style:name="co3" style:family="table-column">
      <style:table-column-properties fo:break-before="auto" style:column-width="1.866cm"/>
    </style:style>
    <style:style style:name="co4" style:family="table-column">
      <style:table-column-properties fo:break-before="auto" style:column-width="1.58cm"/>
    </style:style>
    <style:style style:name="co5" style:family="table-column">
      <style:table-column-properties fo:break-before="auto" style:column-width="1.383cm"/>
    </style:style>
    <style:style style:name="co6" style:family="table-column">
      <style:table-column-properties fo:break-before="auto" style:column-width="1.91cm"/>
    </style:style>
    <style:style style:name="co7" style:family="table-column">
      <style:table-column-properties fo:break-before="auto" style:column-width="1.032cm"/>
    </style:style>
    <style:style style:name="co8" style:family="table-column">
      <style:table-column-properties fo:break-before="auto" style:column-width="2.196cm"/>
    </style:style>
    <style:style style:name="co9" style:family="table-column">
      <style:table-column-properties fo:break-before="auto" style:column-width="0.944cm"/>
    </style:style>
    <style:style style:name="co10" style:family="table-column">
      <style:table-column-properties fo:break-before="auto" style:column-width="2.219cm"/>
    </style:style>
    <style:style style:name="co11" style:family="table-column">
      <style:table-column-properties fo:break-before="auto" style:column-width="2.263cm"/>
    </style:style>
    <style:style style:name="co12" style:family="table-column">
      <style:table-column-properties fo:break-before="auto" style:column-width="1.78cm"/>
    </style:style>
    <style:style style:name="co13" style:family="table-column">
      <style:table-column-properties fo:break-before="auto" style:column-width="2.438cm"/>
    </style:style>
    <style:style style:name="co14" style:family="table-column">
      <style:table-column-properties fo:break-before="auto" style:column-width="2.267cm"/>
    </style:style>
    <style:style style:name="co15" style:family="table-column">
      <style:table-column-properties fo:break-before="auto" style:column-width="3.318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18" style:family="table-column">
      <style:table-column-properties fo:break-before="auto" style:column-width="1.427cm"/>
    </style:style>
    <style:style style:name="co19" style:family="table-column">
      <style:table-column-properties fo:break-before="auto" style:column-width="0.9cm"/>
    </style:style>
    <style:style style:name="co20" style:family="table-column">
      <style:table-column-properties fo:break-before="auto" style:column-width="0.967cm"/>
    </style:style>
    <style:style style:name="co21" style:family="table-column">
      <style:table-column-properties fo:break-before="auto" style:column-width="1.406cm"/>
    </style:style>
    <style:style style:name="co22" style:family="table-column">
      <style:table-column-properties fo:break-before="auto" style:column-width="1.713cm"/>
    </style:style>
    <style:style style:name="co23" style:family="table-column">
      <style:table-column-properties fo:break-before="auto" style:column-width="0.725cm"/>
    </style:style>
    <style:style style:name="co24" style:family="table-column">
      <style:table-column-properties fo:break-before="auto" style:column-width="1.318cm"/>
    </style:style>
    <style:style style:name="co25" style:family="table-column">
      <style:table-column-properties fo:break-before="auto" style:column-width="1.536cm"/>
    </style:style>
    <style:style style:name="co26" style:family="table-column">
      <style:table-column-properties fo:break-before="auto" style:column-width="0.988cm"/>
    </style:style>
    <style:style style:name="co27" style:family="table-column">
      <style:table-column-properties fo:break-before="auto" style:column-width="1.164cm"/>
    </style:style>
    <style:style style:name="co28" style:family="table-column">
      <style:table-column-properties fo:break-before="auto" style:column-width="1.362cm"/>
    </style:style>
    <style:style style:name="co29" style:family="table-column">
      <style:table-column-properties fo:break-before="auto" style:column-width="1.339cm"/>
    </style:style>
    <style:style style:name="co30" style:family="table-column">
      <style:table-column-properties fo:break-before="auto" style:column-width="1.252cm"/>
    </style:style>
    <style:style style:name="co31" style:family="table-column">
      <style:table-column-properties fo:break-before="auto" style:column-width="0.834cm"/>
    </style:style>
    <style:style style:name="co32" style:family="table-column">
      <style:table-column-properties fo:break-before="auto" style:column-width="0.746cm"/>
    </style:style>
    <style:style style:name="co33"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fo:border-bottom="none" fo:background-color="#000000" fo:border-left="none" fo:border-right="none" fo:border-top="0.002cm solid #000000"/>
      <style:text-properties fo:color="#000000"/>
    </style:style>
    <style:style style:name="ce17"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2" style:family="table-cell" style:parent-style-name="Default" style:data-style-name="N174"/>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75"/>
    <style:style style:name="ce28" style:family="table-cell" style:parent-style-name="Default" style:data-style-name="N0"/>
    <style:style style:name="ce29"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0"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1"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2"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3"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ackground-color="transparent"/>
      <style:text-properties fo:font-style="normal" style:font-style-asian="normal" style:font-style-complex="normal"/>
    </style:style>
    <style:style style:name="ce36" style:family="table-cell" style:parent-style-name="Default">
      <style:table-cell-properties fo:border-bottom="0.002cm solid #000000" fo:background-color="transparent" fo:border-left="none" fo:border-right="none" fo:border-top="none"/>
    </style:style>
    <style:style style:name="ce37" style:family="table-cell" style:parent-style-name="Default">
      <style:table-cell-properties fo:background-color="transparent"/>
    </style:style>
    <style:style style:name="ce38"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39"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0"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1" style:family="table-cell" style:parent-style-name="Default">
      <style:table-cell-properties fo:border-bottom="0.002cm solid #000000" fo:background-color="transparent" fo:border-left="none" fo:border-right="0.002cm solid #000000" fo:border-top="none"/>
    </style:style>
    <style:style style:name="ce42"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3"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4" style:family="table-cell" style:parent-style-name="Default" style:data-style-name="N174">
      <style:table-cell-properties fo:background-color="#e6e6ff"/>
      <style:text-properties fo:font-weight="bold" style:font-weight-asian="bold" style:font-weight-complex="bold"/>
    </style:style>
    <style:style style:name="ce45"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6" style:family="table-cell" style:parent-style-name="Default">
      <style:table-cell-properties fo:background-color="#000000"/>
      <style:text-properties fo:color="#000000"/>
    </style:style>
    <style:style style:name="ce47" style:family="table-cell" style:parent-style-name="Default" style:data-style-name="N174">
      <style:table-cell-properties fo:border-bottom="0.002cm solid #000000" fo:border-left="none" fo:border-right="none" fo:border-top="none"/>
    </style:style>
    <style:style style:name="ce48" style:family="table-cell" style:parent-style-name="Default" style:data-style-name="N174">
      <style:text-properties style:font-name="Arial" fo:font-weight="bold" style:font-name-asian="Lucida Sans Unicode" style:font-weight-asian="bold" style:font-name-complex="Tahoma" style:font-weight-complex="bold"/>
    </style:style>
    <style:style style:name="ce49" style:family="table-cell" style:parent-style-name="Default">
      <style:text-properties fo:font-weight="bold" style:font-weight-asian="bold" style:font-weight-complex="bold"/>
    </style:style>
    <style:style style:name="ce50" style:family="table-cell" style:parent-style-name="Default" style:data-style-name="N173"/>
    <style:style style:name="ce51"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2" style:family="table-cell" style:parent-style-name="Default">
      <style:table-cell-properties fo:border-bottom="none" fo:border-left="0.002cm solid #000000" fo:border-right="none" fo:border-top="none"/>
    </style:style>
    <style:style style:name="ce53" style:family="table-cell" style:parent-style-name="Default">
      <style:table-cell-properties fo:border-bottom="0.002cm solid #000000" fo:border-left="0.002cm solid #000000" fo:border-right="none" fo:border-top="none"/>
    </style:style>
    <style:style style:name="ce54"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5" style:family="table-cell" style:parent-style-name="Default">
      <style:table-cell-properties style:diagonal-bl-tr="none" style:diagonal-tl-br="none" fo:border="none" style:rotation-align="none"/>
    </style:style>
    <style:style style:name="ce56" style:family="table-cell" style:parent-style-name="Excel_5f_BuiltIn_5f_Hyperlink">
      <style:text-properties style:use-window-font-color="true" style:text-underline-style="none"/>
    </style:style>
    <style:style style:name="ce57" style:family="table-cell" style:parent-style-name="Default">
      <style:text-properties style:use-window-font-color="true"/>
    </style:style>
    <style:style style:name="ce5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59" style:family="table-cell" style:parent-style-name="Default">
      <style:text-properties fo:font-style="italic" style:font-style-asian="italic" style:font-style-complex="italic"/>
    </style:style>
    <style:style style:name="ce60"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center" fo:margin-left="0cm"/>
    </style:style>
    <style:style style:name="ce62" style:family="table-cell" style:parent-style-name="Default">
      <style:table-cell-properties style:text-align-source="fix" style:repeat-content="false"/>
      <style:paragraph-properties fo:text-align="end" fo:margin-left="0cm"/>
    </style:style>
    <style:style style:name="ce63"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4" style:family="table-cell" style:parent-style-name="Default">
      <style:table-cell-properties style:text-align-source="fix" style:repeat-content="false" style:vertical-align="middle"/>
      <style:paragraph-properties fo:text-align="center"/>
    </style:style>
    <style:style style:name="ce65" style:family="table-cell" style:parent-style-name="Default" style:data-style-name="N0">
      <style:table-cell-properties style:text-align-source="fix" style:repeat-content="false" style:vertical-align="middle"/>
      <style:paragraph-properties fo:text-align="center"/>
    </style:style>
    <style:style style:name="ce66"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7"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8" style:family="table-cell" style:parent-style-name="Default">
      <style:text-properties fo:font-size="8pt" style:font-size-asian="8pt" style:font-size-complex="8pt"/>
    </style:style>
    <style:style style:name="ce69" style:family="table-cell" style:parent-style-name="Default">
      <style:table-cell-properties style:diagonal-bl-tr="none" style:diagonal-tl-br="none" fo:border="none" style:rotation-align="none"/>
      <style:text-properties fo:font-size="8pt" style:font-size-asian="8pt" style:font-size-complex="8pt"/>
    </style:style>
    <style:style style:name="ce70"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1"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2" style:family="table-cell" style:parent-style-name="Default">
      <style:table-cell-properties style:text-align-source="fix" style:repeat-content="false" style:vertical-align="middle"/>
      <style:paragraph-properties fo:text-align="center" fo:margin-left="0cm"/>
    </style:style>
    <style:style style:name="ce73" style:family="table-cell" style:parent-style-name="Default">
      <style:table-cell-properties style:diagonal-bl-tr="none" style:diagonal-tl-br="none" fo:background-color="transparent" fo:border="none" style:rotation-align="none"/>
    </style:style>
    <style:style style:name="ce74" style:family="table-cell" style:parent-style-name="Default">
      <style:text-properties style:font-name="Arial" fo:font-style="italic" style:font-name-asian="Lucida Sans Unicode" style:font-style-asian="italic" style:font-name-complex="Tahoma" style:font-style-complex="italic"/>
    </style:style>
    <style:style style:name="ce75" style:family="table-cell" style:parent-style-name="Default">
      <style:table-cell-properties style:text-align-source="value-type" style:repeat-content="false"/>
      <style:paragraph-properties fo:margin-left="0cm"/>
    </style:style>
    <style:style style:name="ce7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7" style:family="table-cell" style:parent-style-name="Default">
      <style:table-cell-properties style:text-align-source="fix" style:repeat-content="false" fo:border="none" style:vertical-align="middle"/>
      <style:paragraph-properties fo:text-align="center"/>
    </style:style>
    <style:style style:name="ce78"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wrap-option="wrap" style:vertical-align="middle"/>
      <style:paragraph-properties fo:text-align="center"/>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1" style:family="table-cell" style:parent-style-name="Default">
      <style:table-cell-properties fo:border-bottom="none" fo:border-left="none" fo:border-right="none" fo:border-top="0.002cm solid #000000"/>
    </style:style>
    <style:style style:name="ce82"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0.002cm solid #000000" fo:border-top="none"/>
    </style:style>
    <style:style style:name="ce84" style:family="table-cell" style:parent-style-name="Default">
      <style:table-cell-properties fo:border-bottom="0.002cm solid #000000" fo:border-left="none" fo:border-right="0.002cm solid #000000" fo:border-top="none"/>
    </style:style>
    <style:style style:name="ce85"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6"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7"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88" style:family="table-cell" style:parent-style-name="Default">
      <style:table-cell-properties fo:border-bottom="0.002cm solid #000000" fo:background-color="#e6e6ff" fo:border-left="none" fo:border-right="none" fo:border-top="0.002cm solid #000000"/>
    </style:style>
    <style:style style:name="ce89"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0" style:family="table-cell" style:parent-style-name="Default">
      <style:table-cell-properties fo:border-bottom="0.002cm solid #000000" fo:background-color="#e6e6ff" fo:border-left="none" fo:border-right="0.002cm solid #000000" fo:border-top="0.002cm solid #000000"/>
    </style:style>
    <style:style style:name="ce91"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0])" table:allow-empty-cell="true" table:display-list="unsorted" table:base-cell-address="Units.A83"/>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0])" table:allow-empty-cell="true" table:display-list="unsorted" table:base-cell-address="Units.B83"/>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90"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5" office:value-type="string">
            <text:p>Multiply?</text:p>
          </table:table-cell>
          <table:table-cell table:style-name="ce45" office:value-type="string">
            <text:p>Multiplier</text:p>
          </table:table-cell>
          <table:table-cell table:style-name="ce49" table:number-columns-repeated="1011"/>
        </table:table-row>
        <table:table-row table:style-name="ro1" table:visibility="filter">
          <table:table-cell table:style-name="ce2" office:value-type="string">
            <text:p>B Mex t1</text:p>
          </table:table-cell>
          <table:table-cell table:style-name="ce13"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2" draw:text-style-name="P2" svg:width="7.908cm" svg:height="0.596cm" svg:x="6.683cm" svg:y="0cm" draw:caption-point-x="-0.61cm" draw:caption-point-y="0.465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7.731cm" svg:height="0.991cm" svg:x="6.683cm" svg:y="0cm" draw:caption-point-x="-0.61cm" draw:caption-point-y="0.465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6.716cm" svg:height="0.991cm" svg:x="6.683cm" svg:y="0cm" draw:caption-point-x="-0.61cm" draw:caption-point-y="0.465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x t2</text:p>
          </table:table-cell>
          <table:table-cell table:style-name="ce13" office:value-type="string">
            <office:annotation draw:style-name="gr3" draw:text-style-name="P2" svg:width="4.686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3"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3" office:value-type="string">
            <office:annotation draw:style-name="gr4" draw:text-style-name="P2" svg:width="2.899cm" svg:height="1.386cm" svg:x="6.683cm" svg:y="0cm" draw:caption-point-x="-0.61cm" draw:caption-point-y="0.465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66">
            <text:p>0,0066</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3" office:value-type="string">
            <office:annotation draw:style-name="gr3" draw:text-style-name="P2" svg:width="11.526cm" svg:height="0.991cm" svg:x="6.683cm" svg:y="0cm" draw:caption-point-x="-0.61cm" draw:caption-point-y="0.465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9.96cm" svg:height="0.991cm" svg:x="6.683cm" svg:y="0cm" draw:caption-point-x="-0.61cm" draw:caption-point-y="0.465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3" draw:text-style-name="P2" svg:width="6.297cm" svg:height="0.991cm" svg:x="6.683cm" svg:y="0cm" draw:caption-point-x="-0.61cm" draw:caption-point-y="0.465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Collector t1</text:p>
          </table:table-cell>
          <table:table-cell table:style-name="ce13" office:value-type="string">
            <office:annotation draw:style-name="gr4" draw:text-style-name="P2" svg:width="2.899cm" svg:height="0.991cm" svg:x="6.683cm" svg:y="0cm" draw:caption-point-x="-0.61cm" draw:caption-point-y="0.465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3" table:visibility="filter">
          <table:table-cell office:value-type="string">
            <text:p>B Collector t2</text:p>
          </table:table-cell>
          <table:table-cell table:style-name="ce13" office:value-type="string">
            <office:annotation draw:style-name="gr3" draw:text-style-name="P2" svg:width="6.893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3"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3" office:value-type="string">
            <office:annotation draw:style-name="gr5" draw:text-style-name="P2" svg:width="8.415cm" svg:height="1.781cm" svg:x="6.683cm" svg:y="0cm" draw:caption-point-x="-0.61cm" draw:caption-point-y="0.465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1" table:visibility="filter">
          <table:table-cell office:value-type="string">
            <text:p>B Collector t3</text:p>
          </table:table-cell>
          <table:table-cell table:style-name="ce13" office:value-type="string">
            <office:annotation draw:style-name="gr4" draw:text-style-name="P2" svg:width="2.899cm" svg:height="0.596cm" svg:x="6.683cm" svg:y="0cm" draw:caption-point-x="-0.61cm" draw:caption-point-y="0.465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3" office:value-type="string">
            <office:annotation draw:style-name="gr4" draw:text-style-name="P2" svg:width="2.899cm" svg:height="0.991cm" svg:x="6.683cm" svg:y="0cm" draw:caption-point-x="-0.61cm" draw:caption-point-y="0.465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88">
            <text:p>288,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3"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50">
            <text:p>150,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3" office:value-type="string">
            <office:annotation draw:style-name="gr2" draw:text-style-name="P2" svg:width="5.635cm" svg:height="0.596cm" svg:x="6.683cm" svg:y="0cm" draw:caption-point-x="-0.61cm" draw:caption-point-y="0.465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3" office:value-type="string">
            <office:annotation draw:style-name="gr2" draw:text-style-name="P2" svg:width="4.355cm" svg:height="0.596cm" svg:x="6.683cm" svg:y="0cm" draw:caption-point-x="-0.61cm" draw:caption-point-y="0.465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4000*1.5" office:value-type="float" office:value="30">
            <text:p>3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3" office:value-type="string">
            <office:annotation draw:style-name="gr5" draw:text-style-name="P2" svg:width="8.349cm" svg:height="1.781cm" svg:x="6.683cm" svg:y="0cm" draw:caption-point-x="-0.61cm" draw:caption-point-y="0.465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3.1*3600" office:value-type="float" office:value="223.2">
            <text:p>223,2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3" table:visibility="filter">
          <table:table-cell office:value-type="string">
            <text:p>B Zex t2</text:p>
          </table:table-cell>
          <table:table-cell table:style-name="ce13" office:value-type="string">
            <office:annotation draw:style-name="gr6" draw:text-style-name="P2" svg:width="7.577cm" svg:height="2.176cm" svg:x="6.683cm" svg:y="0cm" draw:caption-point-x="-0.61cm" draw:caption-point-y="0.465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3"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4.995cm" svg:height="0.596cm" svg:x="6.683cm" svg:y="0cm" draw:caption-point-x="-0.61cm" draw:caption-point-y="0.465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7.29cm" svg:height="0.991cm" svg:x="6.683cm" svg:y="0cm" draw:caption-point-x="-0.61cm" draw:caption-point-y="0.465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6.231cm" svg:height="0.991cm" svg:x="6.683cm" svg:y="0cm" draw:caption-point-x="-0.61cm" draw:caption-point-y="0.465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8.746cm" svg:height="0.991cm" svg:x="6.683cm" svg:y="0cm" draw:caption-point-x="-0.61cm" draw:caption-point-y="0.465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3" office:value-type="string">
            <office:annotation draw:style-name="gr3" draw:text-style-name="P2" svg:width="7.602cm" svg:height="0.991cm" svg:x="6.683cm" svg:y="0cm" draw:caption-point-x="-0.61cm" draw:caption-point-y="0.465cm">
              <dc:creator>AŠ</dc:creator>
              <dc:date>2010-12-18T00:00:00</dc:date>
              <text:p text:style-name="P2"><text:span text:style-name="T1">1lvl: tiek kiek T1 MEX 1lvl per 3d.</text:span></text:p>
              <text:p text:style-name="P2"><text:span text:style-name="T1">8lvl: tiek kiek T2 MEX 4lvl per 3d. </text:span></text:p>
            </office:annotation>
            <text:p>metal storage</text:p>
          </table:table-cell>
          <table:table-cell office:value-type="float" office:value="1500">
            <text:p>1500</text:p>
          </table:table-cell>
          <table:table-cell office:value-type="float" office:value="2900">
            <text:p>2900</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3" office:value-type="string">
            <office:annotation draw:style-name="gr4" draw:text-style-name="P2" svg:width="7.315cm" svg:height="0.596cm" svg:x="6.683cm" svg:y="0cm" draw:caption-point-x="-0.61cm" draw:caption-point-y="0.465cm">
              <dc:creator>AŠ</dc:creator>
              <dc:date>2010-12-18T00:00:00</dc:date>
              <text:p text:style-name="P2"><text:span text:style-name="T1">Storage / 10</text:span></text:p>
            </office:annotation>
            <text:p>metal cost</text:p>
          </table:table-cell>
          <table:table-cell table:formula="of:=[.C46]" office:value-type="float" office:value="1500">
            <text:p>1500</text:p>
          </table:table-cell>
          <table:table-cell table:formula="of:=[.D46]" office:value-type="float" office:value="2900">
            <text:p>2900</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3" office:value-type="string">
            <office:annotation draw:style-name="gr4" draw:text-style-name="P2" svg:width="8.33cm" svg:height="0.596cm" svg:x="6.683cm" svg:y="0cm" draw:caption-point-x="-0.61cm" draw:caption-point-y="0.465cm">
              <dc:creator>AŠ</dc:creator>
              <dc:date>2010-12-18T00:00:00</dc:date>
              <text:p text:style-name="P2"><text:span text:style-name="T1">Metal cost / 3</text:span></text:p>
            </office:annotation>
            <text:p>energy cost</text:p>
          </table:table-cell>
          <table:table-cell table:formula="of:=[.C47]" office:value-type="float" office:value="1500">
            <text:p>1500</text:p>
          </table:table-cell>
          <table:table-cell table:formula="of:=[.D47]" office:value-type="float" office:value="2900">
            <text:p>2900</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3" office:value-type="string">
            <office:annotation draw:style-name="gr3" draw:text-style-name="P2" svg:width="9.146cm" svg:height="0.991cm" svg:x="6.683cm" svg:y="0cm" draw:caption-point-x="-0.61cm" draw:caption-point-y="0.465cm">
              <dc:creator>AŠ</dc:creator>
              <dc:date>2010-12-18T00:00:00</dc:date>
              <text:p text:style-name="P2"><text:span text:style-name="T1">1lvl: tiek kiek T1 Collector 1lvl per 3d.</text:span></text:p>
              <text:p text:style-name="P2"><text:span text:style-name="T1">8lvl: tiek kiek T2 Collector 4lvl per 3d. </text:span></text:p>
            </office:annotation>
            <text:p>energy storage</text:p>
          </table:table-cell>
          <table:table-cell office:value-type="float" office:value="3000">
            <text:p>3000</text:p>
          </table:table-cell>
          <table:table-cell office:value-type="float" office:value="6000">
            <text:p>6000</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 / 3</text:span></text:p>
            </office:annotation>
            <text:p>metal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3" office:value-type="float" office:value="0.0333333333333333">
            <text:p>0,03</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energy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3" office:value-type="string">
            <office:annotation draw:style-name="gr3" draw:text-style-name="P2" svg:width="9.279cm" svg:height="0.991cm" svg:x="6.683cm" svg:y="0cm" draw:caption-point-x="-0.61cm" draw:caption-point-y="0.465cm">
              <dc:creator>AŠ</dc:creator>
              <dc:date>2010-12-18T00:00:00</dc:date>
              <text:p text:style-name="P2"><text:span text:style-name="T1">1lvl: tiek kiek T1 ZEX 1lvl per 3d.</text:span></text:p>
              <text:p text:style-name="P2"><text:span text:style-name="T1">8lvl: tiek kiek T2 ZEX 4lvl per 3d. </text:span></text:p>
            </office:annotation>
            <text:p>zetium storage</text:p>
          </table:table-cell>
          <table:table-cell office:value-type="float" office:value="390">
            <text:p>390</text:p>
          </table:table-cell>
          <table:table-cell office:value-type="float" office:value="1058">
            <text:p>1058</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metal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 / 3</text:span></text:p>
            </office:annotation>
            <text:p>energy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3" office:value-type="float" office:value="0.0333333333333333">
            <text:p>0,03</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zetium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3"/>
          <table:table-cell table:number-columns-repeated="1022"/>
        </table:table-row>
        <table:table-row table:style-name="ro1" table:visibility="filter">
          <table:table-cell office:value-type="string">
            <text:p>B Mothership</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3" office:value-type="string">
            <office:annotation draw:style-name="gr2" draw:text-style-name="P2" svg:width="4.049cm" svg:height="0.596cm" svg:x="6.683cm" svg:y="0cm" draw:caption-point-x="-0.61cm" draw:caption-point-y="0.465cm">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3" office:value-type="string">
            <office:annotation draw:style-name="gr2" draw:text-style-name="P2" svg:width="3.409cm" svg:height="0.596cm" svg:x="6.683cm" svg:y="0cm" draw:caption-point-x="-0.61cm" draw:caption-point-y="0.465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3" office:value-type="string">
            <office:annotation draw:style-name="gr2" draw:text-style-name="P2" svg:width="3.498cm" svg:height="0.596cm" svg:x="6.683cm" svg:y="0cm" draw:caption-point-x="-0.61cm" draw:caption-point-y="0.465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3" office:value-type="string">
            <office:annotation draw:style-name="gr4" draw:text-style-name="P2" svg:width="2.899cm" svg:height="0.596cm" svg:x="6.683cm" svg:y="0cm" draw:caption-point-x="-0.61cm" draw:caption-point-y="0.465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3" office:value-type="string">
            <office:annotation draw:style-name="gr4" draw:text-style-name="P2" svg:width="2.899cm" svg:height="0.596cm" svg:x="6.683cm" svg:y="0cm" draw:caption-point-x="-0.61cm" draw:caption-point-y="0.465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3" office:value-type="string">
            <office:annotation draw:style-name="gr3" draw:text-style-name="P2" svg:width="5.816cm" svg:height="0.991cm" svg:x="6.683cm" svg:y="0cm" draw:caption-point-x="-0.61cm" draw:caption-point-y="0.465cm">
              <dc:creator>AŠ</dc:creator>
              <dc:date>2010-12-29T00:00:00</dc:date>
              <text:p text:style-name="P2"><text:span text:style-name="T1">Duot minimaliai scientistų mažiausiam kalnui explorint.</text:span></text:p>
            </office:annotation>
            <text:p>scientists</text:p>
          </table:table-cell>
          <table:table-cell office:value-type="float" office:value="9">
            <text:p>9</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3" table:visibility="filter">
          <table:table-cell office:value-type="string">
            <text:p>B Headquarters</text:p>
          </table:table-cell>
          <table:table-cell table:style-name="ce13" office:value-type="string">
            <office:annotation draw:style-name="gr2" draw:text-style-name="P2" svg:width="7.272cm" svg:height="0.596cm" svg:x="6.683cm" svg:y="0cm" draw:caption-point-x="-0.61cm" draw:caption-point-y="0.465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1]"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3]"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4]"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5]"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5" table:visibility="filter">
          <table:table-cell office:value-type="string">
            <text:p>B Radar</text:p>
          </table:table-cell>
          <table:table-cell table:style-name="ce13" office:value-type="string">
            <office:annotation draw:style-name="gr3" draw:text-style-name="P2" svg:width="8.047cm" svg:height="0.991cm" svg:x="6.683cm" svg:y="0cm" draw:caption-point-x="-0.61cm" draw:caption-point-y="0.465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78]" office:value-type="string" office:string-value="B Radar">
            <text:p>B Radar</text:p>
          </table:table-cell>
          <table:table-cell table:style-name="ce13" office:value-type="string">
            <office:annotation draw:style-name="gr5" draw:text-style-name="P2" svg:width="8.488cm" svg:height="1.781cm" svg:x="6.683cm" svg:y="0cm" draw:caption-point-x="-0.61cm" draw:caption-point-y="0.465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79]" office:value-type="string" office:string-value="B Radar">
            <text:p>B Radar</text:p>
          </table:table-cell>
          <table:table-cell table:style-name="ce13" office:value-type="string">
            <office:annotation draw:style-name="gr3" draw:text-style-name="P2" svg:width="6.502cm" svg:height="0.991cm" svg:x="6.683cm" svg:y="0cm" draw:caption-point-x="-0.61cm" draw:caption-point-y="0.465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80]" office:value-type="string" office:string-value="B Radar">
            <text:p>B Radar</text:p>
          </table:table-cell>
          <table:table-cell table:style-name="ce13" office:value-type="string">
            <office:annotation draw:style-name="gr3" draw:text-style-name="P2" svg:width="5.487cm" svg:height="0.991cm" svg:x="6.683cm" svg:y="0cm" draw:caption-point-x="-0.61cm" draw:caption-point-y="0.465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1]" office:value-type="string" office:string-value="B Radar">
            <text:p>B Radar</text:p>
          </table:table-cell>
          <table:table-cell table:style-name="ce13" office:value-type="string">
            <office:annotation draw:style-name="gr3" draw:text-style-name="P2" svg:width="5.09cm" svg:height="0.991cm" svg:x="6.683cm" svg:y="0cm" draw:caption-point-x="-0.61cm" draw:caption-point-y="0.465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visibility="filter">
          <table:table-cell table:formula="of:=[.A82]" office:value-type="string" office:string-value="B Radar">
            <text:p>B Radar</text:p>
          </table:table-cell>
          <table:table-cell table:style-name="ce13" office:value-type="string">
            <office:annotation draw:style-name="gr3" draw:text-style-name="P2" svg:width="4.472cm" svg:height="0.991cm" svg:x="6.683cm" svg:y="0cm" draw:caption-point-x="-0.61cm" draw:caption-point-y="0.465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Barracks</text:p>
          </table:table-cell>
          <table:table-cell table:style-name="ce13" office:value-type="string">
            <office:annotation draw:style-name="gr3" draw:text-style-name="P2" svg:width="5.397cm" svg:height="0.991cm" svg:x="6.683cm" svg:y="0cm" draw:caption-point-x="-0.61cm" draw:caption-point-y="0.465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5]" office:value-type="string" office:string-value="B Barracks">
            <text:p>B Barracks</text:p>
          </table:table-cell>
          <table:table-cell table:style-name="ce13" office:value-type="string">
            <office:annotation draw:style-name="gr3" draw:text-style-name="P2" svg:width="7.272cm" svg:height="0.991cm" svg:x="6.683cm" svg:y="0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6]" office:value-type="string" office:string-value="B Barracks">
            <text:p>B Barracks</text:p>
          </table:table-cell>
          <table:table-cell table:style-name="ce13" office:value-type="string">
            <office:annotation draw:style-name="gr3" draw:text-style-name="P2" svg:width="5.706cm" svg:height="0.991cm" svg:x="6.683cm" svg:y="0cm" draw:caption-point-x="-0.61cm" draw:caption-point-y="0.465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Q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7]" office:value-type="string" office:string-value="B Barracks">
            <text:p>B Barracks</text:p>
          </table:table-cell>
          <table:table-cell table:style-name="ce13" office:value-type="string">
            <office:annotation draw:style-name="gr3" draw:text-style-name="P2" svg:width="5.883cm" svg:height="0.991cm" svg:x="6.683cm" svg:y="0cm" draw:caption-point-x="-0.61cm" draw:caption-point-y="0.465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R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table-cell office:value-type="string">
            <text:p>B Ground Factory</text:p>
          </table:table-cell>
          <table:table-cell table:style-name="ce13" office:value-type="string">
            <office:annotation draw:style-name="gr3" draw:text-style-name="P2" svg:width="5.684cm" svg:height="0.991cm" svg:x="6.683cm" svg:y="0cm" draw:caption-point-x="-0.61cm" draw:caption-point-y="0.465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0]" office:value-type="string" office:string-value="B Ground Factory">
            <text:p>B Ground Factory</text:p>
          </table:table-cell>
          <table:table-cell table:style-name="ce13" office:value-type="string">
            <office:annotation draw:style-name="gr3" draw:text-style-name="P2" svg:width="6.412cm" svg:height="0.991cm" svg:x="6.683cm" svg:y="0.453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1]" office:value-type="string" office:string-value="B Ground Factory">
            <text:p>B Ground Factory</text:p>
          </table:table-cell>
          <table:table-cell table:style-name="ce13" office:value-type="string">
            <office:annotation draw:style-name="gr3" draw:text-style-name="P2" svg:width="5.838cm" svg:height="0.991cm" svg:x="6.683cm" svg:y="0.908cm" draw:caption-point-x="-0.61cm" draw:caption-point-y="0.467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Q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2]" office:value-type="string" office:string-value="B Ground Factory">
            <text:p>B Ground Factory</text:p>
          </table:table-cell>
          <table:table-cell table:style-name="ce13" office:value-type="string">
            <office:annotation draw:style-name="gr3" draw:text-style-name="P2" svg:width="6.699cm" svg:height="0.991cm" svg:x="6.683cm" svg:y="1.363cm" draw:caption-point-x="-0.61cm" draw:caption-point-y="0.467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R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3]" office:value-type="string" office:string-value="B Ground Factory">
            <text:p>B Ground Factory</text:p>
          </table:table-cell>
          <table:table-cell table:style-name="ce13" office:value-type="string">
            <office:annotation draw:style-name="gr3" draw:text-style-name="P2" svg:width="6.831cm" svg:height="0.991cm" svg:x="6.683cm" svg:y="1.818cm" draw:caption-point-x="-0.61cm" draw:caption-point-y="0.467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S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Space Factory</text:p>
          </table:table-cell>
          <table:table-cell table:style-name="ce13" office:value-type="string">
            <office:annotation draw:style-name="gr3" draw:text-style-name="P2" svg:width="5.772cm" svg:height="0.991cm" svg:x="6.683cm" svg:y="2.273cm" draw:caption-point-x="-0.61cm" draw:caption-point-y="0.467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0])*3.5)" office:value-type="float" office:value="21210">
            <text:p>21210</text:p>
          </table:table-cell>
          <table:table-cell table:formula="of:=[.C96]*2.5" office:value-type="float" office:value="53025">
            <text:p>530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6]" office:value-type="string" office:string-value="B Space Factory">
            <text:p>B Space Factory</text:p>
          </table:table-cell>
          <table:table-cell table:style-name="ce13" office:value-type="string">
            <office:annotation draw:style-name="gr3" draw:text-style-name="P2" svg:width="7.162cm" svg:height="0.991cm" svg:x="6.683cm" svg:y="2.273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7]" office:value-type="string" office:string-value="B Space Factory">
            <text:p>B Space Factory</text:p>
          </table:table-cell>
          <table:table-cell table:style-name="ce13" office:value-type="string">
            <office:annotation draw:style-name="gr3" draw:text-style-name="P2" svg:width="6.346cm" svg:height="0.991cm" svg:x="6.683cm" svg:y="2.273cm" draw:caption-point-x="-0.61cm" draw:caption-point-y="0.467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Q60]*5" office:value-type="float" office:value="14343.75">
            <text:p>14343,75</text:p>
          </table:table-cell>
          <table:table-cell table:formula="of:=[.C98]*1.2" office:value-type="float" office:value="17212.5">
            <text:p>172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8]" office:value-type="string" office:string-value="B Space Factory">
            <text:p>B Space Factory</text:p>
          </table:table-cell>
          <table:table-cell table:style-name="ce13" office:value-type="string">
            <office:annotation draw:style-name="gr3" draw:text-style-name="P2" svg:width="6.39cm" svg:height="0.991cm" svg:x="6.683cm" svg:y="2.273cm" draw:caption-point-x="-0.61cm" draw:caption-point-y="0.467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R60]*5" office:value-type="float" office:value="20081.25">
            <text:p>20081,25</text:p>
          </table:table-cell>
          <table:table-cell table:formula="of:=[.C99]*1.2" office:value-type="float" office:value="24097.5">
            <text:p>2409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9]" office:value-type="string" office:string-value="B Space Factory">
            <text:p>B Space Factory</text:p>
          </table:table-cell>
          <table:table-cell table:style-name="ce13" office:value-type="string">
            <office:annotation draw:style-name="gr3" draw:text-style-name="P2" svg:width="5.155cm" svg:height="0.991cm" svg:x="6.683cm" svg:y="2.273cm" draw:caption-point-x="-0.61cm" draw:caption-point-y="0.467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S60]*5" office:value-type="float" office:value="1004.0625">
            <text:p>1004,06</text:p>
          </table:table-cell>
          <table:table-cell table:formula="of:=[.C100]*1.2" office:value-type="float" office:value="1204.875">
            <text:p>120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Research Center</text:p>
          </table:table-cell>
          <table:table-cell table:style-name="ce13" office:value-type="string">
            <office:annotation draw:style-name="gr3" draw:text-style-name="P2" svg:width="6.191cm" svg:height="0.991cm" svg:x="6.683cm" svg:y="2.273cm" draw:caption-point-x="-0.61cm" draw:caption-point-y="0.467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2]" office:value-type="string" office:string-value="B Research Center">
            <text:p>B Research Center</text:p>
          </table:table-cell>
          <table:table-cell table:style-name="ce13" office:value-type="string">
            <office:annotation draw:style-name="gr3" draw:text-style-name="P2" svg:width="6.566cm" svg:height="0.991cm" svg:x="6.683cm" svg:y="2.273cm" draw:caption-point-x="-0.61cm" draw:caption-point-y="0.467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3]" office:value-type="string" office:string-value="B Research Center">
            <text:p>B Research Center</text:p>
          </table:table-cell>
          <table:table-cell table:style-name="ce13" office:value-type="string">
            <office:annotation draw:style-name="gr3" draw:text-style-name="P2" svg:width="6.5cm" svg:height="0.991cm" svg:x="6.683cm" svg:y="2.273cm" draw:caption-point-x="-0.61cm" draw:caption-point-y="0.467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4]" office:value-type="string" office:string-value="B Research Center">
            <text:p>B Research Center</text:p>
          </table:table-cell>
          <table:table-cell table:style-name="ce13" office:value-type="string">
            <office:annotation draw:style-name="gr3" draw:text-style-name="P2" svg:width="5.441cm" svg:height="0.991cm" svg:x="6.683cm" svg:y="2.273cm" draw:caption-point-x="-0.61cm" draw:caption-point-y="0.467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5]" office:value-type="string" office:string-value="B Research Center">
            <text:p>B Research Center</text:p>
          </table:table-cell>
          <table:table-cell table:style-name="ce14" office:value-type="string">
            <office:annotation draw:style-name="gr4" draw:text-style-name="P2" svg:width="2.899cm" svg:height="0.991cm" svg:x="6.683cm" svg:y="2.273cm" draw:caption-point-x="-0.61cm" draw:caption-point-y="0.467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Fiery Melters</text:p>
          </table:table-cell>
          <table:table-cell table:style-name="ce13" office:value-type="string">
            <office:annotation draw:style-name="gr6" draw:text-style-name="P2" svg:width="6.611cm" svg:height="2.176cm" svg:x="6.683cm" svg:y="2.273cm" draw:caption-point-x="-0.61cm" draw:caption-point-y="0.467cm">
              <dc:creator>AŠ</dc:creator>
              <dc:date>2010-12-30T00:00:00</dc:date>
              <text:p text:style-name="P2"><text:span text:style-name="T1">Linij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LINEAR_DEP(6; [.C2:.M2]; 4; [.C8:.M8]; 10)" office:value-type="float" office:value="2868">
            <text:p>2868</text:p>
          </table:table-cell>
          <table:table-cell office:value-type="float" office:value="13525.5555555556">
            <text:p>1352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108]" office:value-type="string" office:string-value="T Fiery Melters">
            <text:p>T Fiery Melters</text:p>
          </table:table-cell>
          <table:table-cell table:style-name="ce13" office:value-type="string">
            <office:annotation draw:style-name="gr6" draw:text-style-name="P2" svg:width="5.331cm" svg:height="2.176cm" svg:x="6.683cm" svg:y="2.273cm" draw:caption-point-x="-0.61cm" draw:caption-point-y="0.467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08])" office:value-type="float" office:value="2902.06312674226">
            <text:p>2902,06</text:p>
          </table:table-cell>
          <table:table-cell office:value-type="float" office:value="0">
            <text:p>0</text:p>
          </table:table-cell>
          <table:table-cell office:value-type="float" office:value="0">
            <text:p>0</text:p>
          </table:table-cell>
          <table:table-cell table:style-name="ce29" office:value-type="float" office:value="5.14237049464909">
            <text:p>5,14</text:p>
          </table:table-cell>
          <table:table-cell office:value-type="float" office:value="0">
            <text:p>0</text:p>
          </table:table-cell>
          <table:table-cell office:value-type="float" office:value="1">
            <text:p>1</text:p>
          </table:table-cell>
          <table:table-cell table:style-name="ce38"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09]" office:value-type="string" office:string-value="T Fiery Melters">
            <text:p>T Fiery Melters</text:p>
          </table:table-cell>
          <table:table-cell table:style-name="ce13" office:value-type="string">
            <office:annotation draw:style-name="gr7" draw:text-style-name="P2" svg:width="5.993cm" svg:height="1.386cm" svg:x="6.683cm" svg:y="2.273cm" draw:caption-point-x="-0.61cm" draw:caption-point-y="0.46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08])"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0]" office:value-type="string" office:string-value="T Fiery Melters">
            <text:p>T Fiery Melters</text:p>
          </table:table-cell>
          <table:table-cell table:style-name="ce14" office:value-type="string">
            <office:annotation draw:style-name="gr7" draw:text-style-name="P2" svg:width="7.03cm" svg:height="1.386cm" svg:x="6.683cm" svg:y="2.273cm" draw:caption-point-x="-0.61cm" draw:caption-point-y="0.467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08])"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11]"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08:.M108])" office:value-type="float" office:value="2868">
            <text:p>2868</text:p>
          </table:table-cell>
          <table:table-cell office:value-type="float" office:value="13525.5555555556">
            <text:p>1352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12]" office:value-type="string" office:string-value="T Fiery Melters">
            <text:p>T Fiery Melters</text:p>
          </table:table-cell>
          <table:table-cell table:style-name="ce13" office:value-type="string">
            <office:annotation draw:style-name="gr4" draw:text-style-name="P2" svg:width="2.899cm" svg:height="0.596cm" svg:x="6.683cm" svg:y="2.273cm" draw:caption-point-x="-0.61cm" draw:caption-point-y="0.467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2]" office:value-type="float" office:value="10">
            <text:p>10</text:p>
          </table:table-cell>
          <table:table-cell table:formula="of:=[.L110]"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3]" office:value-type="string" office:string-value="T Fiery Melters">
            <text:p>T Fiery Melters</text:p>
          </table:table-cell>
          <table:table-cell table:style-name="ce13" office:value-type="string">
            <office:annotation draw:style-name="gr4" draw:text-style-name="P2" svg:width="2.899cm" svg:height="0.596cm" svg:x="6.683cm" svg:y="2.273cm" draw:caption-point-x="-0.61cm" draw:caption-point-y="0.467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3]" office:value-type="float" office:value="10">
            <text:p>10</text:p>
          </table:table-cell>
          <table:table-cell table:formula="of:=[.L111]" office:value-type="float" office:value="0">
            <text:p>0</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x t2</text:p>
          </table:table-cell>
          <table:table-cell table:style-name="ce13" office:value-type="string">
            <office:annotation draw:style-name="gr2" draw:text-style-name="P2" svg:width="4.221cm" svg:height="0.596cm" svg:x="6.683cm" svg:y="2.273cm" draw:caption-point-x="-0.61cm" draw:caption-point-y="0.467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visibility="filter">
          <table:table-cell table:formula="of:=[.A116]" office:value-type="string" office:string-value="T Mex t2">
            <text:p>T Mex t2</text:p>
          </table:table-cell>
          <table:table-cell table:style-name="ce13" office:value-type="string">
            <office:annotation draw:style-name="gr2" draw:text-style-name="P2" svg:width="4.31cm" svg:height="0.596cm" svg:x="6.683cm" svg:y="2.273cm" draw:caption-point-x="-0.61cm" draw:caption-point-y="0.467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16]"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visibility="filter">
          <table:table-cell table:formula="of:=[.A117]" office:value-type="string" office:string-value="T Mex t2">
            <text:p>T Mex t2</text:p>
          </table:table-cell>
          <table:table-cell table:style-name="ce13" office:value-type="string">
            <office:annotation draw:style-name="gr2" draw:text-style-name="P2" svg:width="3.824cm" svg:height="0.596cm" svg:x="6.683cm" svg:y="2.273cm" draw:caption-point-x="-0.61cm" draw:caption-point-y="0.467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17]" office:value-type="float" office:value="1">
            <text:p>1</text:p>
          </table:table-cell>
          <table:table-cell/>
          <table:table-cell table:style-name="ce22" table:formula="of:=[.M12]*10" office:value-type="float" office:value="2160">
            <text:p>2160,0000</text:p>
          </table:table-cell>
          <table:table-cell table:number-columns-repeated="1011"/>
        </table:table-row>
        <table:table-row table:style-name="ro1" table:visibility="filter">
          <table:table-cell table:formula="of:=[.A118]" office:value-type="string" office:string-value="T Mex t2">
            <text:p>T Mex t2</text:p>
          </table:table-cell>
          <table:table-cell table:style-name="ce14" office:value-type="string">
            <office:annotation draw:style-name="gr2" draw:text-style-name="P2" svg:width="3.868cm" svg:height="0.596cm" svg:x="6.683cm" svg:y="2.273cm" draw:caption-point-x="-0.61cm" draw:caption-point-y="0.467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18]" office:value-type="float" office:value="1">
            <text:p>1</text:p>
          </table:table-cell>
          <table:table-cell/>
          <table:table-cell table:style-name="ce22" table:formula="of:=[.M13]*10" office:value-type="float" office:value="1400">
            <text:p>1400,0000</text:p>
          </table:table-cell>
          <table:table-cell table:number-columns-repeated="1011"/>
        </table:table-row>
        <table:table-row table:style-name="ro1" table:visibility="filter">
          <table:table-cell table:formula="of:=[.A119]"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16:.M11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3" office:value-type="string">
            <office:annotation draw:style-name="gr6" draw:text-style-name="P2" svg:width="6.633cm" svg:height="2.176cm" svg:x="6.683cm" svg:y="2.273cm" draw:caption-point-x="-0.61cm" draw:caption-point-y="0.467cm">
              <dc:creator>AŠ</dc:creator>
              <dc:date>2010-12-30T00:00:00</dc:date>
              <text:p text:style-name="P2"><text:span text:style-name="T1">Linij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LINEAR_DEP(6; [.C15:.M15]; 4; [.C20:.M20]; [.K108])" office:value-type="float" office:value="2304">
            <text:p>2304</text:p>
          </table:table-cell>
          <table:table-cell table:style-name="ce23" office:value-type="float" office:value="9678.01059923174">
            <text:p>9678,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08]" office:value-type="float" office:value="3">
            <text:p>3,0000</text:p>
          </table:table-cell>
          <table:table-cell table:number-columns-repeated="1011"/>
        </table:table-row>
        <table:table-row table:style-name="ro1" table:visibility="filter">
          <table:table-cell table:formula="of:=[.A122]" office:value-type="string" office:string-value="T SCond. Tech.">
            <text:p>T SCond. Tech.</text:p>
          </table:table-cell>
          <table:table-cell table:style-name="ce13" office:value-type="string">
            <office:annotation draw:style-name="gr7" draw:text-style-name="P2" svg:width="5.993cm" svg:height="1.386cm" svg:x="6.683cm" svg:y="2.273cm" draw:caption-point-x="-0.61cm" draw:caption-point-y="0.46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09]" office:value-type="float" office:value="2902.06312674226">
            <text:p>2902,06</text:p>
          </table:table-cell>
          <table:table-cell table:formula="of:=[.D109]" office:value-type="float" office:value="0">
            <text:p>0</text:p>
          </table:table-cell>
          <table:table-cell table:formula="of:=[.E109]" office:value-type="float" office:value="0">
            <text:p>0</text:p>
          </table:table-cell>
          <table:table-cell table:formula="of:=[.F109]" office:value-type="float" office:value="5.14237049464909">
            <text:p>5,14</text:p>
          </table:table-cell>
          <table:table-cell table:formula="of:=[.G109]" office:value-type="float" office:value="0">
            <text:p>0</text:p>
          </table:table-cell>
          <table:table-cell table:formula="of:=[.H109]" office:value-type="float" office:value="1">
            <text:p>1</text:p>
          </table:table-cell>
          <table:table-cell table:formula="of:=[.I109]" office:value-type="float" office:value="0">
            <text:p>0</text:p>
          </table:table-cell>
          <table:table-cell table:formula="of:=[.J109]" office:value-type="float" office:value="0">
            <text:p>0</text:p>
          </table:table-cell>
          <table:table-cell table:formula="of:=[.K109]" office:value-type="float" office:value="10">
            <text:p>10</text:p>
          </table:table-cell>
          <table:table-cell table:formula="of:=[.L109]"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3]" office:value-type="string" office:string-value="T SCond. Tech.">
            <text:p>T SCond. Tech.</text:p>
          </table:table-cell>
          <table:table-cell table:style-name="ce13" office:value-type="string">
            <office:annotation draw:style-name="gr6" draw:text-style-name="P2" svg:width="6.853cm" svg:height="2.176cm" svg:x="6.683cm" svg:y="2.273cm" draw:caption-point-x="-0.61cm" draw:caption-point-y="0.467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0]" office:value-type="float" office:value="6424.25250696904">
            <text:p>6424,25</text:p>
          </table:table-cell>
          <table:table-cell table:formula="of:=[.D110]" office:value-type="float" office:value="0">
            <text:p>0</text:p>
          </table:table-cell>
          <table:table-cell table:formula="of:=[.E110]" office:value-type="float" office:value="0">
            <text:p>0</text:p>
          </table:table-cell>
          <table:table-cell table:formula="of:=[.F110]" office:value-type="float" office:value="5.46285110766962">
            <text:p>5,46</text:p>
          </table:table-cell>
          <table:table-cell table:formula="of:=[.G110]" office:value-type="float" office:value="0">
            <text:p>0</text:p>
          </table:table-cell>
          <table:table-cell table:formula="of:=[.H110]" office:value-type="float" office:value="1">
            <text:p>1</text:p>
          </table:table-cell>
          <table:table-cell table:formula="of:=[.I110]" office:value-type="float" office:value="0">
            <text:p>0</text:p>
          </table:table-cell>
          <table:table-cell table:formula="of:=[.J110]" office:value-type="float" office:value="0">
            <text:p>0</text:p>
          </table:table-cell>
          <table:table-cell table:formula="of:=[.K110]" office:value-type="float" office:value="10">
            <text:p>10</text:p>
          </table:table-cell>
          <table:table-cell table:formula="of:=[.L110]"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24]" office:value-type="string" office:string-value="T SCond. Tech.">
            <text:p>T SCond. Tech.</text:p>
          </table:table-cell>
          <table:table-cell table:style-name="ce14" office:value-type="string">
            <office:annotation draw:style-name="gr7" draw:text-style-name="P2" svg:width="6.5cm" svg:height="1.386cm" svg:x="6.683cm" svg:y="2.273cm" draw:caption-point-x="-0.61cm" draw:caption-point-y="0.46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1]" office:value-type="float" office:value="787.772625348452">
            <text:p>787,77</text:p>
          </table:table-cell>
          <table:table-cell table:formula="of:=[.D111]" office:value-type="float" office:value="0">
            <text:p>0</text:p>
          </table:table-cell>
          <table:table-cell table:formula="of:=[.E111]" office:value-type="float" office:value="0">
            <text:p>0</text:p>
          </table:table-cell>
          <table:table-cell table:formula="of:=[.F111]" office:value-type="float" office:value="4.71571530692731">
            <text:p>4,72</text:p>
          </table:table-cell>
          <table:table-cell table:formula="of:=[.G111]" office:value-type="float" office:value="0">
            <text:p>0</text:p>
          </table:table-cell>
          <table:table-cell table:formula="of:=[.H111]" office:value-type="float" office:value="1">
            <text:p>1</text:p>
          </table:table-cell>
          <table:table-cell table:formula="of:=[.I111]" office:value-type="float" office:value="0">
            <text:p>0</text:p>
          </table:table-cell>
          <table:table-cell table:formula="of:=[.J111]" office:value-type="float" office:value="0">
            <text:p>0</text:p>
          </table:table-cell>
          <table:table-cell table:formula="of:=[.K111]" office:value-type="float" office:value="10">
            <text:p>10</text:p>
          </table:table-cell>
          <table:table-cell table:formula="of:=[.L111]"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25]"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22:.M122])" office:value-type="float" office:value="2304">
            <text:p>2304</text:p>
          </table:table-cell>
          <table:table-cell office:value-type="float" office:value="9678.01059923174">
            <text:p>9678,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6" table:visibility="filter">
          <table:table-cell table:formula="of:=[.A126]" office:value-type="string" office:string-value="T SCond. Tech.">
            <text:p>T SCond. Tech.</text:p>
          </table:table-cell>
          <table:table-cell table:style-name="ce13" office:value-type="string">
            <office:annotation draw:style-name="gr4" draw:text-style-name="P2" svg:width="2.899cm" svg:height="0.596cm" svg:x="6.683cm" svg:y="2.273cm" draw:caption-point-x="-0.61cm" draw:caption-point-y="0.467cm">
              <dc:creator>AŠ</dc:creator>
              <dc:date>2010-12-29T00:00:00</dc:date>
              <text:p text:style-name="P2"><text:span text:style-name="T1">Iki 100%</text:span></text:p>
            </office:annotation>
            <text:p>E gen mod</text:p>
          </table:table-cell>
          <table:table-cell office:value-type="float" office:value="0">
            <text:p>0</text:p>
          </table:table-cell>
          <table:table-cell table:formula="of:=[.D113]" office:value-type="float" office:value="10">
            <text:p>10</text:p>
          </table:table-cell>
          <table:table-cell table:number-columns-repeated="6"/>
          <table:table-cell table:formula="of:=[.K126]" office:value-type="float" office:value="10">
            <text:p>10</text:p>
          </table:table-cell>
          <table:table-cell table:formula="of:=[.L113]"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7]" office:value-type="string" office:string-value="T SCond. Tech.">
            <text:p>T SCond. Tech.</text:p>
          </table:table-cell>
          <table:table-cell table:style-name="ce13" office:value-type="string">
            <office:annotation draw:style-name="gr4" draw:text-style-name="P2" svg:width="2.899cm" svg:height="0.596cm" svg:x="6.683cm" svg:y="2.273cm" draw:caption-point-x="-0.61cm" draw:caption-point-y="0.467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14]" office:value-type="float" office:value="20">
            <text:p>20</text:p>
          </table:table-cell>
          <table:table-cell table:number-columns-repeated="6"/>
          <table:table-cell table:formula="of:=[.K127]" office:value-type="float" office:value="10">
            <text:p>10</text:p>
          </table:table-cell>
          <table:table-cell table:formula="of:=[.L114]" office:value-type="float" office:value="0">
            <text:p>0</text:p>
          </table:table-cell>
          <table:table-cell table:style-name="ce22" office:value-type="float" office:value="1">
            <text:p>1,0000</text:p>
          </table:table-cell>
          <table:table-cell table:number-columns-repeated="1011"/>
        </table:table-row>
        <table:table-row table:style-name="ro7"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2</text:p>
          </table:table-cell>
          <table:table-cell table:style-name="ce13" office:value-type="string">
            <office:annotation draw:style-name="gr2" draw:text-style-name="P2" svg:width="4.95cm" svg:height="0.596cm" svg:x="6.683cm" svg:y="2.273cm" draw:caption-point-x="-0.61cm" draw:caption-point-y="0.467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visibility="filter">
          <table:table-cell table:formula="of:=[.A130]" office:value-type="string" office:string-value="T Collector t2">
            <text:p>T Collector t2</text:p>
          </table:table-cell>
          <table:table-cell table:style-name="ce13" office:value-type="string">
            <office:annotation draw:style-name="gr2" draw:text-style-name="P2" svg:width="5.171cm" svg:height="0.596cm" svg:x="6.683cm" svg:y="2.273cm" draw:caption-point-x="-0.61cm" draw:caption-point-y="0.467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0]"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visibility="filter">
          <table:table-cell table:formula="of:=[.A131]" office:value-type="string" office:string-value="T Collector t2">
            <text:p>T Collector t2</text:p>
          </table:table-cell>
          <table:table-cell table:style-name="ce13" office:value-type="string">
            <office:annotation draw:style-name="gr2" draw:text-style-name="P2" svg:width="5.038cm" svg:height="0.596cm" svg:x="6.683cm" svg:y="2.273cm" draw:caption-point-x="-0.61cm" draw:caption-point-y="0.467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1]"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visibility="filter">
          <table:table-cell table:formula="of:=[.A132]" office:value-type="string" office:string-value="T Collector t2">
            <text:p>T Collector t2</text:p>
          </table:table-cell>
          <table:table-cell table:style-name="ce14" office:value-type="string">
            <office:annotation draw:style-name="gr2" draw:text-style-name="P2" svg:width="4.707cm" svg:height="0.596cm" svg:x="6.683cm" svg:y="2.273cm" draw:caption-point-x="-0.61cm" draw:caption-point-y="0.467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2]" office:value-type="float" office:value="1">
            <text:p>1</text:p>
          </table:table-cell>
          <table:table-cell/>
          <table:table-cell table:style-name="ce22" table:formula="of:=[.M24]*10" office:value-type="float" office:value="1400">
            <text:p>1400,0000</text:p>
          </table:table-cell>
          <table:table-cell table:number-columns-repeated="1011"/>
        </table:table-row>
        <table:table-row table:style-name="ro1" table:visibility="filter">
          <table:table-cell table:formula="of:=[.A133]"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30:.M13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table-cell office:value-type="string">
            <text:p>T Collector t3</text:p>
          </table:table-cell>
          <table:table-cell table:style-name="ce13" office:value-type="string">
            <office:annotation draw:style-name="gr2" draw:text-style-name="P2" svg:width="4.817cm" svg:height="0.596cm" svg:x="6.683cm" svg:y="2.273cm" draw:caption-point-x="-0.61cm" draw:caption-point-y="0.467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table-cell table:formula="of:=[.A136]" office:value-type="string" office:string-value="T Collector t3">
            <text:p>T Collector t3</text:p>
          </table:table-cell>
          <table:table-cell table:style-name="ce13" office:value-type="string">
            <office:annotation draw:style-name="gr4" draw:text-style-name="P2" svg:width="2.899cm" svg:height="0.991cm" svg:x="6.683cm" svg:y="2.728cm" draw:caption-point-x="-0.61cm" draw:caption-point-y="0.467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2160">
            <text:p>2160,0000</text:p>
          </table:table-cell>
          <table:table-cell table:number-columns-repeated="1011"/>
        </table:table-row>
        <table:table-row table:style-name="ro1">
          <table:table-cell table:formula="of:=[.A137]" office:value-type="string" office:string-value="T Collector t3">
            <text:p>T Collector t3</text:p>
          </table:table-cell>
          <table:table-cell table:style-name="ce13" office:value-type="string">
            <office:annotation draw:style-name="gr4" draw:text-style-name="P2" svg:width="2.899cm" svg:height="0.991cm" svg:x="6.683cm" svg:y="3.184cm" draw:caption-point-x="-0.61cm" draw:caption-point-y="0.467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2880">
            <text:p>2880,0000</text:p>
          </table:table-cell>
          <table:table-cell table:number-columns-repeated="1011"/>
        </table:table-row>
        <table:table-row table:style-name="ro1">
          <table:table-cell table:formula="of:=[.A138]" office:value-type="string" office:string-value="T Collector t3">
            <text:p>T Collector t3</text:p>
          </table:table-cell>
          <table:table-cell table:style-name="ce14" office:value-type="string">
            <office:annotation draw:style-name="gr4" draw:text-style-name="P2" svg:width="2.899cm" svg:height="0.991cm" svg:x="6.683cm" svg:y="3.639cm" draw:caption-point-x="-0.61cm" draw:caption-point-y="0.467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1500">
            <text:p>1500,0000</text:p>
          </table:table-cell>
          <table:table-cell table:number-columns-repeated="1011"/>
        </table:table-row>
        <table:table-row table:style-name="ro1">
          <table:table-cell table:formula="of:=[.A139]"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tium Extraction</text:p>
          </table:table-cell>
          <table:table-cell table:style-name="ce13" office:value-type="string">
            <office:annotation draw:style-name="gr4" draw:text-style-name="P2" svg:width="2.899cm" svg:height="0.991cm" svg:x="6.683cm" svg:y="4.549cm" draw:caption-point-x="-0.61cm" draw:caption-point-y="0.467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visibility="filter">
          <table:table-cell table:formula="of:=[.A142]" office:value-type="string" office:string-value="T Zetium Extraction">
            <text:p>T Zetium Extraction</text:p>
          </table:table-cell>
          <table:table-cell table:style-name="ce13" office:value-type="string">
            <office:annotation draw:style-name="gr4" draw:text-style-name="P2" svg:width="2.899cm" svg:height="0.991cm" svg:x="6.683cm" svg:y="4.549cm" draw:caption-point-x="-0.61cm" draw:caption-point-y="0.467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2]" office:value-type="float" office:value="1">
            <text:p>1</text:p>
          </table:table-cell>
          <table:table-cell/>
          <table:table-cell table:style-name="ce22" table:formula="of:=[.M35]*10" office:value-type="float" office:value="300">
            <text:p>300,0000</text:p>
          </table:table-cell>
          <table:table-cell table:number-columns-repeated="1011"/>
        </table:table-row>
        <table:table-row table:style-name="ro1" table:visibility="filter">
          <table:table-cell table:formula="of:=[.A143]" office:value-type="string" office:string-value="T Zetium Extraction">
            <text:p>T Zetium Extraction</text:p>
          </table:table-cell>
          <table:table-cell table:style-name="ce13" office:value-type="string">
            <office:annotation draw:style-name="gr4" draw:text-style-name="P2" svg:width="2.899cm" svg:height="0.991cm" svg:x="6.683cm" svg:y="4.549cm" draw:caption-point-x="-0.61cm" draw:caption-point-y="0.467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3]" office:value-type="float" office:value="1">
            <text:p>1</text:p>
          </table:table-cell>
          <table:table-cell/>
          <table:table-cell table:style-name="ce22" table:formula="of:=[.M36]*10" office:value-type="float" office:value="2232">
            <text:p>2232,0000</text:p>
          </table:table-cell>
          <table:table-cell table:number-columns-repeated="1011"/>
        </table:table-row>
        <table:table-row table:style-name="ro1" table:visibility="filter">
          <table:table-cell table:formula="of:=[.A144]"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142:.M14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Powd. Zet.</text:p>
          </table:table-cell>
          <table:table-cell table:style-name="ce13" office:value-type="string">
            <office:annotation draw:style-name="gr6" draw:text-style-name="P2" svg:width="7.074cm" svg:height="2.176cm" svg:x="6.683cm" svg:y="4.549cm" draw:caption-point-x="-0.61cm" draw:caption-point-y="0.467cm">
              <dc:creator>AŠ</dc:creator>
              <dc:date>2010-12-30T00:00:00</dc:date>
              <text:p text:style-name="P2"><text:span text:style-name="T1">Linij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LINEAR_DEP(6; [.C32:.M32]; 4; [.C38:.M38]; [.K108])" office:value-type="float" office:value="9017">
            <text:p>9017</text:p>
          </table:table-cell>
          <table:table-cell table:style-name="ce23" office:value-type="float" office:value="18320.8888888889">
            <text:p>18320,8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22]" office:value-type="float" office:value="3">
            <text:p>3,0000</text:p>
          </table:table-cell>
          <table:table-cell table:number-columns-repeated="1011"/>
        </table:table-row>
        <table:table-row table:style-name="ro1" table:visibility="filter">
          <table:table-cell table:formula="of:=[.A147]" office:value-type="string" office:string-value="T Powd. Zet.">
            <text:p>T Powd. Zet.</text:p>
          </table:table-cell>
          <table:table-cell table:style-name="ce13" office:value-type="string">
            <office:annotation draw:style-name="gr7" draw:text-style-name="P2" svg:width="6.456cm" svg:height="1.386cm" svg:x="6.683cm" svg:y="4.549cm" draw:caption-point-x="-0.61cm" draw:caption-point-y="0.46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3]" office:value-type="float" office:value="2902.06312674226">
            <text:p>2902,06</text:p>
          </table:table-cell>
          <table:table-cell table:formula="of:=[.D123]" office:value-type="float" office:value="0">
            <text:p>0</text:p>
          </table:table-cell>
          <table:table-cell table:formula="of:=[.E123]" office:value-type="float" office:value="0">
            <text:p>0</text:p>
          </table:table-cell>
          <table:table-cell table:formula="of:=[.F123]" office:value-type="float" office:value="5.14237049464909">
            <text:p>5,14</text:p>
          </table:table-cell>
          <table:table-cell table:formula="of:=[.G123]" office:value-type="float" office:value="0">
            <text:p>0</text:p>
          </table:table-cell>
          <table:table-cell table:formula="of:=[.H123]" office:value-type="float" office:value="1">
            <text:p>1</text:p>
          </table:table-cell>
          <table:table-cell table:formula="of:=[.I123]" office:value-type="float" office:value="0">
            <text:p>0</text:p>
          </table:table-cell>
          <table:table-cell table:formula="of:=[.J123]" office:value-type="float" office:value="0">
            <text:p>0</text:p>
          </table:table-cell>
          <table:table-cell table:formula="of:=[.K123]" office:value-type="float" office:value="10">
            <text:p>10</text:p>
          </table:table-cell>
          <table:table-cell table:formula="of:=[.L123]" office:value-type="float" office:value="0">
            <text:p>0</text:p>
          </table:table-cell>
          <table:table-cell table:style-name="ce22" office:value-type="float" office:value="0.8">
            <text:p>0,8000</text:p>
          </table:table-cell>
          <table:table-cell table:number-columns-repeated="1011"/>
        </table:table-row>
        <table:table-row table:style-name="ro1" table:visibility="filter">
          <table:table-cell table:formula="of:=[.A148]" office:value-type="string" office:string-value="T Powd. Zet.">
            <text:p>T Powd. Zet.</text:p>
          </table:table-cell>
          <table:table-cell table:style-name="ce13" office:value-type="string">
            <office:annotation draw:style-name="gr7" draw:text-style-name="P2" svg:width="6.081cm" svg:height="1.386cm" svg:x="6.683cm" svg:y="4.549cm" draw:caption-point-x="-0.61cm" draw:caption-point-y="0.46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24]" office:value-type="float" office:value="6424.25250696904">
            <text:p>6424,25</text:p>
          </table:table-cell>
          <table:table-cell table:formula="of:=[.D124]" office:value-type="float" office:value="0">
            <text:p>0</text:p>
          </table:table-cell>
          <table:table-cell table:formula="of:=[.E124]" office:value-type="float" office:value="0">
            <text:p>0</text:p>
          </table:table-cell>
          <table:table-cell table:formula="of:=[.F124]" office:value-type="float" office:value="5.46285110766962">
            <text:p>5,46</text:p>
          </table:table-cell>
          <table:table-cell table:formula="of:=[.G124]" office:value-type="float" office:value="0">
            <text:p>0</text:p>
          </table:table-cell>
          <table:table-cell table:formula="of:=[.H124]" office:value-type="float" office:value="1">
            <text:p>1</text:p>
          </table:table-cell>
          <table:table-cell table:formula="of:=[.I124]" office:value-type="float" office:value="0">
            <text:p>0</text:p>
          </table:table-cell>
          <table:table-cell table:formula="of:=[.J124]" office:value-type="float" office:value="0">
            <text:p>0</text:p>
          </table:table-cell>
          <table:table-cell table:formula="of:=[.K124]" office:value-type="float" office:value="10">
            <text:p>10</text:p>
          </table:table-cell>
          <table:table-cell table:formula="of:=[.L124]" office:value-type="float" office:value="0">
            <text:p>0</text:p>
          </table:table-cell>
          <table:table-cell table:style-name="ce22" office:value-type="float" office:value="0.8">
            <text:p>0,8000</text:p>
          </table:table-cell>
          <table:table-cell table:number-columns-repeated="1011"/>
        </table:table-row>
        <table:table-row table:style-name="ro1" table:visibility="filter">
          <table:table-cell table:formula="of:=[.A149]" office:value-type="string" office:string-value="T Powd. Zet.">
            <text:p>T Powd. Zet.</text:p>
          </table:table-cell>
          <table:table-cell table:style-name="ce14" office:value-type="string">
            <office:annotation draw:style-name="gr6" draw:text-style-name="P2" svg:width="6.125cm" svg:height="2.176cm" svg:x="6.683cm" svg:y="4.549cm" draw:caption-point-x="-0.61cm" draw:caption-point-y="0.46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25]" office:value-type="float" office:value="787.772625348452">
            <text:p>787,77</text:p>
          </table:table-cell>
          <table:table-cell table:formula="of:=[.D125]" office:value-type="float" office:value="0">
            <text:p>0</text:p>
          </table:table-cell>
          <table:table-cell table:formula="of:=[.E125]" office:value-type="float" office:value="0">
            <text:p>0</text:p>
          </table:table-cell>
          <table:table-cell table:formula="of:=[.F125]" office:value-type="float" office:value="4.71571530692731">
            <text:p>4,72</text:p>
          </table:table-cell>
          <table:table-cell table:formula="of:=[.G125]" office:value-type="float" office:value="0">
            <text:p>0</text:p>
          </table:table-cell>
          <table:table-cell table:formula="of:=[.H125]" office:value-type="float" office:value="1">
            <text:p>1</text:p>
          </table:table-cell>
          <table:table-cell table:formula="of:=[.I125]" office:value-type="float" office:value="0">
            <text:p>0</text:p>
          </table:table-cell>
          <table:table-cell table:formula="of:=[.J125]" office:value-type="float" office:value="0">
            <text:p>0</text:p>
          </table:table-cell>
          <table:table-cell table:formula="of:=[.K125]" office:value-type="float" office:value="10">
            <text:p>10</text:p>
          </table:table-cell>
          <table:table-cell table:formula="of:=[.L125]"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50]"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147:.M147])" office:value-type="float" office:value="9017">
            <text:p>9017</text:p>
          </table:table-cell>
          <table:table-cell office:value-type="float" office:value="18320.8888888889">
            <text:p>18320,8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51]" office:value-type="string" office:string-value="T Powd. Zet.">
            <text:p>T Powd. Zet.</text:p>
          </table:table-cell>
          <table:table-cell table:style-name="ce13" office:value-type="string">
            <office:annotation draw:style-name="gr4" draw:text-style-name="P2" svg:width="2.899cm" svg:height="0.596cm" svg:x="6.683cm" svg:y="4.549cm" draw:caption-point-x="-0.61cm" draw:caption-point-y="0.467cm">
              <dc:creator>AŠ</dc:creator>
              <dc:date>2010-12-29T00:00:00</dc:date>
              <text:p text:style-name="P2"><text:span text:style-name="T1">Iki 100%</text:span></text:p>
            </office:annotation>
            <text:p>Z gen mod</text:p>
          </table:table-cell>
          <table:table-cell table:formula="of:=[.C127]" office:value-type="float" office:value="0">
            <text:p>0</text:p>
          </table:table-cell>
          <table:table-cell table:formula="of:=[.D127]" office:value-type="float" office:value="10">
            <text:p>10</text:p>
          </table:table-cell>
          <table:table-cell table:formula="of:=[.E127]" office:value-type="float" office:value="0">
            <text:p>0</text:p>
          </table:table-cell>
          <table:table-cell table:formula="of:=[.F127]" office:value-type="float" office:value="0">
            <text:p>0</text:p>
          </table:table-cell>
          <table:table-cell table:formula="of:=[.G127]" office:value-type="float" office:value="0">
            <text:p>0</text:p>
          </table:table-cell>
          <table:table-cell table:formula="of:=[.H127]" office:value-type="float" office:value="0">
            <text:p>0</text:p>
          </table:table-cell>
          <table:table-cell table:formula="of:=[.I127]" office:value-type="float" office:value="0">
            <text:p>0</text:p>
          </table:table-cell>
          <table:table-cell table:formula="of:=[.J127]" office:value-type="float" office:value="0">
            <text:p>0</text:p>
          </table:table-cell>
          <table:table-cell table:formula="of:=[.K127]" office:value-type="float" office:value="10">
            <text:p>10</text:p>
          </table:table-cell>
          <table:table-cell table:formula="of:=[.L127]"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2]" office:value-type="string" office:string-value="T Powd. Zet.">
            <text:p>T Powd. Zet.</text:p>
          </table:table-cell>
          <table:table-cell table:style-name="ce13" office:value-type="string">
            <office:annotation draw:style-name="gr4" draw:text-style-name="P2" svg:width="2.899cm" svg:height="0.596cm" svg:x="6.683cm" svg:y="4.549cm" draw:caption-point-x="-0.61cm" draw:caption-point-y="0.467cm">
              <dc:creator>AŠ</dc:creator>
              <dc:date>2010-12-29T00:00:00</dc:date>
              <text:p text:style-name="P2"><text:span text:style-name="T1">Iki 200%</text:span></text:p>
            </office:annotation>
            <text:p>Z store mod</text:p>
          </table:table-cell>
          <table:table-cell table:formula="of:=[.C128]" office:value-type="float" office:value="0">
            <text:p>0</text:p>
          </table:table-cell>
          <table:table-cell table:formula="of:=[.D128]" office:value-type="float" office:value="20">
            <text:p>20</text:p>
          </table:table-cell>
          <table:table-cell table:formula="of:=[.E128]" office:value-type="float" office:value="0">
            <text:p>0</text:p>
          </table:table-cell>
          <table:table-cell table:formula="of:=[.F128]" office:value-type="float" office:value="0">
            <text:p>0</text:p>
          </table:table-cell>
          <table:table-cell table:formula="of:=[.G128]" office:value-type="float" office:value="0">
            <text:p>0</text:p>
          </table:table-cell>
          <table:table-cell table:formula="of:=[.H128]" office:value-type="float" office:value="0">
            <text:p>0</text:p>
          </table:table-cell>
          <table:table-cell table:formula="of:=[.I128]" office:value-type="float" office:value="0">
            <text:p>0</text:p>
          </table:table-cell>
          <table:table-cell table:formula="of:=[.J128]" office:value-type="float" office:value="0">
            <text:p>0</text:p>
          </table:table-cell>
          <table:table-cell table:formula="of:=[.K128]" office:value-type="float" office:value="10">
            <text:p>10</text:p>
          </table:table-cell>
          <table:table-cell table:formula="of:=[.L128]"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x t2</text:p>
          </table:table-cell>
          <table:table-cell table:style-name="ce13" office:value-type="string">
            <office:annotation draw:style-name="gr2" draw:text-style-name="P2" svg:width="5.59cm" svg:height="0.596cm" svg:x="6.683cm" svg:y="4.549cm" draw:caption-point-x="-0.61cm" draw:caption-point-y="0.467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visibility="filter">
          <table:table-cell table:formula="of:=[.A155]" office:value-type="string" office:string-value="T Zex t2">
            <text:p>T Zex t2</text:p>
          </table:table-cell>
          <table:table-cell table:style-name="ce13" office:value-type="string">
            <office:annotation draw:style-name="gr2" draw:text-style-name="P2" svg:width="5.59cm" svg:height="0.596cm" svg:x="6.683cm" svg:y="4.549cm" draw:caption-point-x="-0.61cm" draw:caption-point-y="0.467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55]" office:value-type="float" office:value="1">
            <text:p>1</text:p>
          </table:table-cell>
          <table:table-cell/>
          <table:table-cell table:style-name="ce22" table:formula="of:=[.M41]*10" office:value-type="float" office:value="360">
            <text:p>360,0000</text:p>
          </table:table-cell>
          <table:table-cell table:number-columns-repeated="1011"/>
        </table:table-row>
        <table:table-row table:style-name="ro1" table:visibility="filter">
          <table:table-cell table:formula="of:=[.A156]" office:value-type="string" office:string-value="T Zex t2">
            <text:p>T Zex t2</text:p>
          </table:table-cell>
          <table:table-cell table:style-name="ce13" office:value-type="string">
            <office:annotation draw:style-name="gr2" draw:text-style-name="P2" svg:width="5.193cm" svg:height="0.596cm" svg:x="6.683cm" svg:y="4.549cm" draw:caption-point-x="-0.61cm" draw:caption-point-y="0.467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56]" office:value-type="float" office:value="1">
            <text:p>1</text:p>
          </table:table-cell>
          <table:table-cell/>
          <table:table-cell table:style-name="ce22" table:formula="of:=[.M42]*10" office:value-type="float" office:value="10">
            <text:p>10,0000</text:p>
          </table:table-cell>
          <table:table-cell table:number-columns-repeated="1011"/>
        </table:table-row>
        <table:table-row table:style-name="ro1" table:visibility="filter">
          <table:table-cell table:formula="of:=[.A157]" office:value-type="string" office:string-value="T Zex t2">
            <text:p>T Zex t2</text:p>
          </table:table-cell>
          <table:table-cell table:style-name="ce14" office:value-type="string">
            <office:annotation draw:style-name="gr2" draw:text-style-name="P2" svg:width="4.795cm" svg:height="0.596cm" svg:x="6.683cm" svg:y="4.549cm" draw:caption-point-x="-0.61cm" draw:caption-point-y="0.467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57]" office:value-type="float" office:value="1">
            <text:p>1</text:p>
          </table:table-cell>
          <table:table-cell/>
          <table:table-cell table:style-name="ce22" table:formula="of:=[.M43]*10" office:value-type="float" office:value="10">
            <text:p>10,0000</text:p>
          </table:table-cell>
          <table:table-cell table:number-columns-repeated="1011"/>
        </table:table-row>
        <table:table-row table:style-name="ro1" table:visibility="filter">
          <table:table-cell table:formula="of:=[.A158]"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155:.M15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rooper</text:p>
          </table:table-cell>
          <table:table-cell table:style-name="ce13" office:value-type="string">
            <office:annotation draw:style-name="gr3" draw:text-style-name="P2" svg:width="5.965cm" svg:height="0.991cm" svg:x="6.683cm" svg:y="4.549cm" draw:caption-point-x="-0.61cm" draw:caption-point-y="0.467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Q52];[Units.R52];[Units.S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3" table:number-matrix-columns-spanned="11" table:number-matrix-rows-spanned="1" table:formula="of:=RESEARCHTIME([.C161:.M16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eeker</text:p>
          </table:table-cell>
          <table:table-cell table:style-name="ce13" office:value-type="string">
            <office:annotation draw:style-name="gr3" draw:text-style-name="P2" svg:width="5.965cm" svg:height="0.991cm" svg:x="6.683cm" svg:y="4.549cm" draw:caption-point-x="-0.61cm" draw:caption-point-y="0.467cm">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Q54];[Units.R54];[Units.S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69]" office:value-type="string" office:string-value="T Seeker">
            <text:p>T Seeker</text:p>
          </table:table-cell>
          <table:table-cell table:style-name="ce13"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0]" office:value-type="string" office:string-value="T Seeker">
            <text:p>T Seeker</text:p>
          </table:table-cell>
          <table:table-cell table:style-name="ce13"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1]"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2]"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3]"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4]" office:value-type="string" office:string-value="T Seeker">
            <text:p>T Seeker</text:p>
          </table:table-cell>
          <table:table-cell office:value-type="string">
            <text:p>scientists min</text:p>
          </table:table-cell>
          <table:table-cell table:number-matrix-columns-spanned="11" table:number-matrix-rows-spanned="1" table:formula="of:=RESEARCHTIME([.C169:.M16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hocker</text:p>
          </table:table-cell>
          <table:table-cell table:style-name="ce13" office:value-type="string">
            <text:p>time</text:p>
          </table:table-cell>
          <table:table-cell table:number-matrix-columns-spanned="11" table:number-matrix-rows-spanned="6" table:formula="of:=UNITTECHCOEFS([Units.J53];[Units.Q53];[Units.R53];[Units.S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7]" office:value-type="string" office:string-value="T Shocker">
            <text:p>T Shocker</text:p>
          </table:table-cell>
          <table:table-cell table:style-name="ce13"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8]" office:value-type="string" office:string-value="T Shocker">
            <text:p>T Shocker</text:p>
          </table:table-cell>
          <table:table-cell table:style-name="ce13"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9]" office:value-type="string" office:string-value="T Shocker">
            <text:p>T Shocker</text:p>
          </table:table-cell>
          <table:table-cell table:style-name="ce14"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0]"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1]"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2]" office:value-type="string" office:string-value="T Shocker">
            <text:p>T Shocker</text:p>
          </table:table-cell>
          <table:table-cell office:value-type="string">
            <text:p>scientists min</text:p>
          </table:table-cell>
          <table:table-cell table:number-matrix-columns-spanned="11" table:number-matrix-rows-spanned="1" table:formula="of:=RESEARCHTIME([.C177:.M17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Q52:.Q54]); AVERAGE([Units.R52:.R54]); AVERAGE([Units.S52:.S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5]" office:value-type="string" office:string-value="T Metabolic Chargers">
            <text:p>T Metabolic Charger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6]" office:value-type="string" office:string-value="T Metabolic Chargers">
            <text:p>T Metabolic Charger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7]" office:value-type="string" office:string-value="T Metabolic Chargers">
            <text:p>T Metabolic Charger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9]"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185:.M18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V Charges</text:p>
          </table:table-cell>
          <table:table-cell table:style-name="ce13" office:value-type="string">
            <text:p>time</text:p>
          </table:table-cell>
          <table:table-cell table:number-matrix-columns-spanned="11" table:number-matrix-rows-spanned="6" table:formula="of:=[.C185:.M19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2]" office:value-type="string" office:string-value="T HV Charges">
            <text:p>T HV Charge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3]" office:value-type="string" office:string-value="T HV Charges">
            <text:p>T HV Charge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4]" office:value-type="string" office:string-value="T HV Charges">
            <text:p>T HV Charge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5]" office:value-type="string" office:string-value="T HV Charges">
            <text:p>T HV Charges</text:p>
          </table:table-cell>
          <table:table-cell table:style-name="ce14"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6]" office:value-type="string" office:string-value="T HV Charges">
            <text:p>T HV Charges</text:p>
          </table:table-cell>
          <table:table-cell table:style-name="ce13"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adar</text:p>
          </table:table-cell>
          <table:table-cell table:style-name="ce13" office:value-type="string">
            <office:annotation draw:style-name="gr4" draw:text-style-name="P2" svg:width="2.899cm" svg:height="0.991cm" svg:x="6.683cm" svg:y="4.549cm" draw:caption-point-x="-0.61cm" draw:caption-point-y="0.467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2" table:formula="of:=[.M78]*3" office:value-type="float" office:value="3">
            <text:p>3,0000</text:p>
          </table:table-cell>
          <table:table-cell table:number-columns-repeated="1011"/>
        </table:table-row>
        <table:table-row table:style-name="ro1" table:visibility="filter">
          <table:table-cell table:formula="of:=[.A199]" office:value-type="string" office:string-value="T Radar">
            <text:p>T Radar</text:p>
          </table:table-cell>
          <table:table-cell table:style-name="ce13"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81:.M83]*3" office:value-type="float" office:value="3">
            <text:p>3,0000</text:p>
          </table:table-cell>
          <table:table-cell table:number-columns-repeated="1011"/>
        </table:table-row>
        <table:table-row table:style-name="ro1" table:visibility="filter">
          <table:table-cell table:formula="of:=[.A200]" office:value-type="string" office:string-value="T Radar">
            <text:p>T Radar</text:p>
          </table:table-cell>
          <table:table-cell table:style-name="ce13"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01]" office:value-type="string" office:string-value="T Radar">
            <text:p>T Radar</text:p>
          </table:table-cell>
          <table:table-cell table:style-name="ce14"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02]"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199:.M199])"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Vulcan</text:p>
          </table:table-cell>
          <table:table-cell table:style-name="ce13" office:value-type="string">
            <office:annotation draw:style-name="gr4" draw:text-style-name="P2" svg:width="2.899cm" svg:height="0.991cm" svg:x="6.683cm" svg:y="4.549cm" draw:caption-point-x="-0.61cm" draw:caption-point-y="0.467cm">
              <dc:creator>AŠ</dc:creator>
              <dc:date>2011-01-02T00:00:00</dc:date>
              <text:p text:style-name="P2"><text:span text:style-name="T1">Visi attributai kaip pastato x 3.</text:span></text:p>
            </office:annotation>
            <text:p>time</text:p>
          </table:table-cell>
          <table:table-cell table:formula="of:=[Units.J75]*60" office:value-type="float" office:value="5484">
            <text:p>5484</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05]" office:value-type="string" office:string-value="T Vulcan">
            <text:p>T Vulcan</text:p>
          </table:table-cell>
          <table:table-cell table:style-name="ce13" office:value-type="string">
            <text:p>metal cost</text:p>
          </table:table-cell>
          <table:table-cell table:formula="of:=[Units.Q75]" office:value-type="float" office:value="3187.808">
            <text:p>3187,81</text:p>
          </table:table-cell>
          <table:table-cell table:number-columns-repeated="7"/>
          <table:table-cell table:formula="of:=[.K205]" office:value-type="float" office:value="1">
            <text:p>1</text:p>
          </table:table-cell>
          <table:table-cell/>
          <table:table-cell table:style-name="ce22" table:formula="of:=[.M205]" office:value-type="float" office:value="3">
            <text:p>3,0000</text:p>
          </table:table-cell>
          <table:table-cell table:number-columns-repeated="1011"/>
        </table:table-row>
        <table:table-row table:style-name="ro1" table:visibility="filter">
          <table:table-cell table:formula="of:=[.A206]" office:value-type="string" office:string-value="T Vulcan">
            <text:p>T Vulcan</text:p>
          </table:table-cell>
          <table:table-cell table:style-name="ce13" office:value-type="string">
            <text:p>energy cost</text:p>
          </table:table-cell>
          <table:table-cell table:formula="of:=[Units.R75]" office:value-type="float" office:value="3923.456">
            <text:p>3923,46</text:p>
          </table:table-cell>
          <table:table-cell table:number-columns-repeated="7"/>
          <table:table-cell table:formula="of:=[.K206]" office:value-type="float" office:value="1">
            <text:p>1</text:p>
          </table:table-cell>
          <table:table-cell/>
          <table:table-cell table:style-name="ce22" table:formula="of:=[.M206]" office:value-type="float" office:value="3">
            <text:p>3,0000</text:p>
          </table:table-cell>
          <table:table-cell table:number-columns-repeated="1011"/>
        </table:table-row>
        <table:table-row table:style-name="ro1" table:visibility="filter">
          <table:table-cell table:formula="of:=[.A207]" office:value-type="string" office:string-value="T Vulcan">
            <text:p>T Vulcan</text:p>
          </table:table-cell>
          <table:table-cell table:style-name="ce14" office:value-type="string">
            <text:p>zetium cost</text:p>
          </table:table-cell>
          <table:table-cell table:formula="of:=[Units.S75]" office:value-type="float" office:value="306.52">
            <text:p>306,52</text:p>
          </table:table-cell>
          <table:table-cell table:number-columns-repeated="7"/>
          <table:table-cell table:formula="of:=[.K207]" office:value-type="float" office:value="1">
            <text:p>1</text:p>
          </table:table-cell>
          <table:table-cell/>
          <table:table-cell table:style-name="ce22" table:formula="of:=[.M207]" office:value-type="float" office:value="3">
            <text:p>3,0000</text:p>
          </table:table-cell>
          <table:table-cell table:number-columns-repeated="1011"/>
        </table:table-row>
        <table:table-row table:style-name="ro1" table:visibility="filter">
          <table:table-cell table:formula="of:=[.A208]"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05:.M205])" office:value-type="float" office:value="5484">
            <text:p>5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creamer</text:p>
          </table:table-cell>
          <table:table-cell table:style-name="ce13" office:value-type="string">
            <office:annotation draw:style-name="gr4" draw:text-style-name="P2" svg:width="2.899cm" svg:height="0.991cm" svg:x="6.683cm" svg:y="4.549cm" draw:caption-point-x="-0.61cm" draw:caption-point-y="0.467cm">
              <dc:creator>AŠ</dc:creator>
              <dc:date>2011-01-02T00:00:00</dc:date>
              <text:p text:style-name="P2"><text:span text:style-name="T1">Visi attributai kaip pastato x 3.</text:span></text:p>
            </office:annotation>
            <text:p>time</text:p>
          </table:table-cell>
          <table:table-cell table:formula="of:=[Units.J76]*60" office:value-type="float" office:value="7356">
            <text:p>7356</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11]" office:value-type="string" office:string-value="T Screamer">
            <text:p>T Screamer</text:p>
          </table:table-cell>
          <table:table-cell table:style-name="ce13" office:value-type="string">
            <text:p>metal cost</text:p>
          </table:table-cell>
          <table:table-cell table:formula="of:=[Units.Q76]" office:value-type="float" office:value="5376.8">
            <text:p>5376,8</text:p>
          </table:table-cell>
          <table:table-cell table:number-columns-repeated="7"/>
          <table:table-cell table:formula="of:=[.K211]" office:value-type="float" office:value="1">
            <text:p>1</text:p>
          </table:table-cell>
          <table:table-cell/>
          <table:table-cell table:style-name="ce22" table:formula="of:=[.M211]" office:value-type="float" office:value="3">
            <text:p>3,0000</text:p>
          </table:table-cell>
          <table:table-cell table:number-columns-repeated="1011"/>
        </table:table-row>
        <table:table-row table:style-name="ro1" table:visibility="filter">
          <table:table-cell table:formula="of:=[.A212]" office:value-type="string" office:string-value="T Screamer">
            <text:p>T Screamer</text:p>
          </table:table-cell>
          <table:table-cell table:style-name="ce13" office:value-type="string">
            <text:p>energy cost</text:p>
          </table:table-cell>
          <table:table-cell table:formula="of:=[Units.R76]" office:value-type="float" office:value="6617.6">
            <text:p>6617,6</text:p>
          </table:table-cell>
          <table:table-cell table:number-columns-repeated="7"/>
          <table:table-cell table:formula="of:=[.K212]" office:value-type="float" office:value="1">
            <text:p>1</text:p>
          </table:table-cell>
          <table:table-cell/>
          <table:table-cell table:style-name="ce22" table:formula="of:=[.M212]" office:value-type="float" office:value="3">
            <text:p>3,0000</text:p>
          </table:table-cell>
          <table:table-cell table:number-columns-repeated="1011"/>
        </table:table-row>
        <table:table-row table:style-name="ro1" table:visibility="filter">
          <table:table-cell table:formula="of:=[.A213]" office:value-type="string" office:string-value="T Screamer">
            <text:p>T Screamer</text:p>
          </table:table-cell>
          <table:table-cell table:style-name="ce14" office:value-type="string">
            <text:p>zetium cost</text:p>
          </table:table-cell>
          <table:table-cell table:formula="of:=[Units.S76]" office:value-type="float" office:value="517">
            <text:p>517</text:p>
          </table:table-cell>
          <table:table-cell table:number-columns-repeated="7"/>
          <table:table-cell table:formula="of:=[.K213]" office:value-type="float" office:value="1">
            <text:p>1</text:p>
          </table:table-cell>
          <table:table-cell/>
          <table:table-cell table:style-name="ce22" table:formula="of:=[.M213]" office:value-type="float" office:value="3">
            <text:p>3,0000</text:p>
          </table:table-cell>
          <table:table-cell table:number-columns-repeated="1011"/>
        </table:table-row>
        <table:table-row table:style-name="ro1" table:visibility="filter">
          <table:table-cell table:formula="of:=[.A214]"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11:.M211])" office:value-type="float" office:value="7356">
            <text:p>73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Thunder</text:p>
          </table:table-cell>
          <table:table-cell table:style-name="ce13" office:value-type="string">
            <office:annotation draw:style-name="gr4" draw:text-style-name="P2" svg:width="2.899cm" svg:height="0.991cm" svg:x="6.683cm" svg:y="4.549cm" draw:caption-point-x="-0.61cm" draw:caption-point-y="0.467cm">
              <dc:creator>AŠ</dc:creator>
              <dc:date>2011-01-02T00:00:00</dc:date>
              <text:p text:style-name="P2"><text:span text:style-name="T1">Visi attributai kaip pastato x 3.</text:span></text:p>
            </office:annotation>
            <text:p>time</text:p>
          </table:table-cell>
          <table:table-cell table:formula="of:=[Units.J77]*60" office:value-type="float" office:value="15414">
            <text:p>15414</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17]" office:value-type="string" office:string-value="T Thunder">
            <text:p>T Thunder</text:p>
          </table:table-cell>
          <table:table-cell table:style-name="ce13" office:value-type="string">
            <text:p>metal cost</text:p>
          </table:table-cell>
          <table:table-cell table:formula="of:=[Units.Q77]" office:value-type="float" office:value="6170.736">
            <text:p>6170,74</text:p>
          </table:table-cell>
          <table:table-cell table:number-columns-repeated="7"/>
          <table:table-cell table:formula="of:=[.K217]" office:value-type="float" office:value="1">
            <text:p>1</text:p>
          </table:table-cell>
          <table:table-cell/>
          <table:table-cell table:style-name="ce22" table:formula="of:=[.M217]" office:value-type="float" office:value="3">
            <text:p>3,0000</text:p>
          </table:table-cell>
          <table:table-cell table:number-columns-repeated="1011"/>
        </table:table-row>
        <table:table-row table:style-name="ro1" table:visibility="filter">
          <table:table-cell table:formula="of:=[.A218]" office:value-type="string" office:string-value="T Thunder">
            <text:p>T Thunder</text:p>
          </table:table-cell>
          <table:table-cell table:style-name="ce13" office:value-type="string">
            <text:p>energy cost</text:p>
          </table:table-cell>
          <table:table-cell table:formula="of:=[Units.R77]" office:value-type="float" office:value="7594.752">
            <text:p>7594,75</text:p>
          </table:table-cell>
          <table:table-cell table:number-columns-repeated="7"/>
          <table:table-cell table:formula="of:=[.K218]" office:value-type="float" office:value="1">
            <text:p>1</text:p>
          </table:table-cell>
          <table:table-cell/>
          <table:table-cell table:style-name="ce22" table:formula="of:=[.M218]" office:value-type="float" office:value="3">
            <text:p>3,0000</text:p>
          </table:table-cell>
          <table:table-cell table:number-columns-repeated="1011"/>
        </table:table-row>
        <table:table-row table:style-name="ro1" table:visibility="filter">
          <table:table-cell table:formula="of:=[.A219]" office:value-type="string" office:string-value="T Thunder">
            <text:p>T Thunder</text:p>
          </table:table-cell>
          <table:table-cell table:style-name="ce14" office:value-type="string">
            <text:p>zetium cost</text:p>
          </table:table-cell>
          <table:table-cell table:formula="of:=[Units.S77]" office:value-type="float" office:value="593.34">
            <text:p>593,34</text:p>
          </table:table-cell>
          <table:table-cell table:number-columns-repeated="7"/>
          <table:table-cell table:formula="of:=[.K219]" office:value-type="float" office:value="1">
            <text:p>1</text:p>
          </table:table-cell>
          <table:table-cell/>
          <table:table-cell table:style-name="ce22" table:formula="of:=[.M219]" office:value-type="float" office:value="3">
            <text:p>3,0000</text:p>
          </table:table-cell>
          <table:table-cell table:number-columns-repeated="1011"/>
        </table:table-row>
        <table:table-row table:style-name="ro1" table:visibility="filter">
          <table:table-cell table:formula="of:=[.A220]"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17:.M217])" office:value-type="float" office:value="15414">
            <text:p>154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pace Factory</text:p>
          </table:table-cell>
          <table:table-cell table:style-name="ce13" office:value-type="string">
            <office:annotation draw:style-name="gr3" draw:text-style-name="P2" svg:width="6.296cm" svg:height="0.991cm" svg:x="6.683cm" svg:y="3.503cm" draw:caption-point-x="-0.61cm" draw:caption-point-y="1.513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1210">
            <text:p>21210</text:p>
          </table:table-cell>
          <table:table-cell office:value-type="float" office:value="53025">
            <text:p>530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visibility="filter">
          <table:table-cell table:formula="of:=[.A223]"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98:.J100]" office:value-type="float" office:value="14343.75">
            <text:p>14343,75</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3]" office:value-type="float" office:value="1">
            <text:p>1</text:p>
          </table:table-cell>
          <table:table-cell/>
          <table:table-cell table:style-name="ce22" table:formula="of:=[.M223]" office:value-type="float" office:value="0.4">
            <text:p>0,4000</text:p>
          </table:table-cell>
          <table:table-cell table:number-columns-repeated="1011"/>
        </table:table-row>
        <table:table-row table:style-name="ro1" table:visibility="filter">
          <table:table-cell table:formula="of:=[.A224]" office:value-type="string" office:string-value="T Space Factory">
            <text:p>T Space Factory</text:p>
          </table:table-cell>
          <table:table-cell table:style-name="ce13" office:value-type="string">
            <text:p>energy cost</text:p>
          </table:table-cell>
          <table:table-cell office:value-type="float" office:value="20081.25">
            <text:p>20081,25</text:p>
          </table:table-cell>
          <table:table-cell office:value-type="float" office:value="24097.5">
            <text:p>2409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4]" office:value-type="float" office:value="1">
            <text:p>1</text:p>
          </table:table-cell>
          <table:table-cell/>
          <table:table-cell table:style-name="ce22" table:formula="of:=[.M224]" office:value-type="float" office:value="0.4">
            <text:p>0,4000</text:p>
          </table:table-cell>
          <table:table-cell table:number-columns-repeated="1011"/>
        </table:table-row>
        <table:table-row table:style-name="ro1" table:visibility="filter">
          <table:table-cell table:formula="of:=[.A225]" office:value-type="string" office:string-value="T Space Factory">
            <text:p>T Space Factory</text:p>
          </table:table-cell>
          <table:table-cell table:style-name="ce14" office:value-type="string">
            <text:p>zetium cost</text:p>
          </table:table-cell>
          <table:table-cell office:value-type="float" office:value="1004.0625">
            <text:p>1004,06</text:p>
          </table:table-cell>
          <table:table-cell office:value-type="float" office:value="1204.875">
            <text:p>1204,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5]" office:value-type="float" office:value="1">
            <text:p>1</text:p>
          </table:table-cell>
          <table:table-cell/>
          <table:table-cell table:style-name="ce22" table:formula="of:=[.M225]" office:value-type="float" office:value="0.4">
            <text:p>0,4000</text:p>
          </table:table-cell>
          <table:table-cell table:number-columns-repeated="1011"/>
        </table:table-row>
        <table:table-row table:style-name="ro1" table:visibility="filter">
          <table:table-cell table:formula="of:=[.A226]"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223:.M223])" office:value-type="float" office:value="21210">
            <text:p>21210</text:p>
          </table:table-cell>
          <table:table-cell office:value-type="float" office:value="53025">
            <text:p>530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yrix</text:p>
          </table:table-cell>
          <table:table-cell table:style-name="ce13" office:value-type="string">
            <text:p>time</text:p>
          </table:table-cell>
          <table:table-cell table:number-matrix-columns-spanned="11" table:number-matrix-rows-spanned="6" table:formula="of:=UNITTECHCOEFS([Units.J61];[Units.Q61];[Units.R61];[Units.S61];10)" office:value-type="float" office:value="27990">
            <text:p>27990</text:p>
          </table:table-cell>
          <table:table-cell office:value-type="float" office:value="0">
            <text:p>0</text:p>
          </table:table-cell>
          <table:table-cell office:value-type="float" office:value="0">
            <text:p>0</text:p>
          </table:table-cell>
          <table:table-cell office:value-type="float" office:value="5.20033056512477">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9]" office:value-type="string" office:string-value="T Cyrix">
            <text:p>T Cyrix</text:p>
          </table:table-cell>
          <table:table-cell table:style-name="ce13" office:value-type="string">
            <text:p>metal cost</text:p>
          </table:table-cell>
          <table:table-cell office:value-type="float" office:value="12437.535">
            <text:p>12437,54</text:p>
          </table:table-cell>
          <table:table-cell office:value-type="float" office:value="0">
            <text:p>0</text:p>
          </table:table-cell>
          <table:table-cell office:value-type="float" office:value="0">
            <text:p>0</text:p>
          </table:table-cell>
          <table:table-cell office:value-type="float" office:value="4.8480619825459">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0]" office:value-type="string" office:string-value="T Cyrix">
            <text:p>T Cyrix</text:p>
          </table:table-cell>
          <table:table-cell table:style-name="ce13" office:value-type="string">
            <text:p>energy cost</text:p>
          </table:table-cell>
          <table:table-cell office:value-type="float" office:value="16281.864">
            <text:p>16281,86</text:p>
          </table:table-cell>
          <table:table-cell office:value-type="float" office:value="0">
            <text:p>0</text:p>
          </table:table-cell>
          <table:table-cell office:value-type="float" office:value="0">
            <text:p>0</text:p>
          </table:table-cell>
          <table:table-cell office:value-type="float" office:value="4.96503178948292">
            <text:p>4,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1]" office:value-type="string" office:string-value="T Cyrix">
            <text:p>T Cyrix</text:p>
          </table:table-cell>
          <table:table-cell table:style-name="ce14" office:value-type="string">
            <text:p>zetium cost</text:p>
          </table:table-cell>
          <table:table-cell office:value-type="float" office:value="1017.6165">
            <text:p>1017,62</text:p>
          </table:table-cell>
          <table:table-cell office:value-type="float" office:value="0">
            <text:p>0</text:p>
          </table:table-cell>
          <table:table-cell office:value-type="float" office:value="0">
            <text:p>0</text:p>
          </table:table-cell>
          <table:table-cell office:value-type="float" office:value="3.76091180682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2]"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3]"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2]"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229:.M229])" office:value-type="float" office:value="27990">
            <text:p>27990</text:p>
          </table:table-cell>
          <table:table-cell office:value-type="float" office:value="0">
            <text:p>0</text:p>
          </table:table-cell>
          <table:table-cell office:value-type="float" office:value="0">
            <text:p>0</text:p>
          </table:table-cell>
          <table:table-cell office:value-type="float" office:value="5.20033056512477">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hyno</text:p>
          </table:table-cell>
          <table:table-cell table:style-name="ce13" office:value-type="string">
            <text:p>time</text:p>
          </table:table-cell>
          <table:table-cell table:number-matrix-columns-spanned="11" table:number-matrix-rows-spanned="6" table:formula="of:=UNITTECHCOEFS([Units.J62];[Units.Q62];[Units.R62];[Units.S62];10)" office:value-type="float" office:value="141030">
            <text:p>141030</text:p>
          </table:table-cell>
          <table:table-cell office:value-type="float" office:value="0">
            <text:p>0</text:p>
          </table:table-cell>
          <table:table-cell office:value-type="float" office:value="0">
            <text:p>0</text:p>
          </table:table-cell>
          <table:table-cell office:value-type="float" office:value="5.90263917256653">
            <text:p>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7]" office:value-type="string" office:string-value="T Rhyno">
            <text:p>T Rhyno</text:p>
          </table:table-cell>
          <table:table-cell table:style-name="ce13" office:value-type="string">
            <text:p>metal cost</text:p>
          </table:table-cell>
          <table:table-cell office:value-type="float" office:value="40738.896">
            <text:p>40738,9</text:p>
          </table:table-cell>
          <table:table-cell office:value-type="float" office:value="0">
            <text:p>0</text:p>
          </table:table-cell>
          <table:table-cell office:value-type="float" office:value="0">
            <text:p>0</text:p>
          </table:table-cell>
          <table:table-cell office:value-type="float" office:value="5.36333692235848">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8]" office:value-type="string" office:string-value="T Rhyno">
            <text:p>T Rhyno</text:p>
          </table:table-cell>
          <table:table-cell table:style-name="ce13" office:value-type="string">
            <text:p>energy cost</text:p>
          </table:table-cell>
          <table:table-cell office:value-type="float" office:value="57404.808">
            <text:p>57404,81</text:p>
          </table:table-cell>
          <table:table-cell office:value-type="float" office:value="0">
            <text:p>0</text:p>
          </table:table-cell>
          <table:table-cell office:value-type="float" office:value="0">
            <text:p>0</text:p>
          </table:table-cell>
          <table:table-cell office:value-type="float" office:value="5.51227593537055">
            <text:p>5,5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9]" office:value-type="string" office:string-value="T Rhyno">
            <text:p>T Rhyno</text:p>
          </table:table-cell>
          <table:table-cell table:style-name="ce14" office:value-type="string">
            <text:p>zetium cost</text:p>
          </table:table-cell>
          <table:table-cell office:value-type="float" office:value="3703.536">
            <text:p>3703,54</text:p>
          </table:table-cell>
          <table:table-cell office:value-type="float" office:value="0">
            <text:p>0</text:p>
          </table:table-cell>
          <table:table-cell office:value-type="float" office:value="0">
            <text:p>0</text:p>
          </table:table-cell>
          <table:table-cell office:value-type="float" office:value="4.32194423720026">
            <text:p>4,3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0]"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1]"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0]"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237:.M237])" office:value-type="float" office:value="141030">
            <text:p>141030</text:p>
          </table:table-cell>
          <table:table-cell office:value-type="float" office:value="0">
            <text:p>0</text:p>
          </table:table-cell>
          <table:table-cell office:value-type="float" office:value="0">
            <text:p>0</text:p>
          </table:table-cell>
          <table:table-cell office:value-type="float" office:value="5.90263917256653">
            <text:p>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Dart</text:p>
          </table:table-cell>
          <table:table-cell table:style-name="ce13" office:value-type="string">
            <text:p>time</text:p>
          </table:table-cell>
          <table:table-cell table:number-matrix-columns-spanned="11" table:number-matrix-rows-spanned="6" table:formula="of:=UNITTECHCOEFS([Units.J66];[Units.Q66];[Units.R66];[Units.S66];10)" office:value-type="float" office:value="26550">
            <text:p>26550</text:p>
          </table:table-cell>
          <table:table-cell office:value-type="float" office:value="0">
            <text:p>0</text:p>
          </table:table-cell>
          <table:table-cell office:value-type="float" office:value="0">
            <text:p>0</text:p>
          </table:table-cell>
          <table:table-cell office:value-type="float" office:value="5.1773921920761">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5]" office:value-type="string" office:string-value="T Dart">
            <text:p>T Dart</text:p>
          </table:table-cell>
          <table:table-cell table:style-name="ce13" office:value-type="string">
            <text:p>metal cost</text:p>
          </table:table-cell>
          <table:table-cell office:value-type="float" office:value="18427.2">
            <text:p>18427,2</text:p>
          </table:table-cell>
          <table:table-cell office:value-type="float" office:value="0">
            <text:p>0</text:p>
          </table:table-cell>
          <table:table-cell office:value-type="float" office:value="0">
            <text:p>0</text:p>
          </table:table-cell>
          <table:table-cell office:value-type="float" office:value="5.0187870161516">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6]" office:value-type="string" office:string-value="T Dart">
            <text:p>T Dart</text:p>
          </table:table-cell>
          <table:table-cell table:style-name="ce13" office:value-type="string">
            <text:p>energy cost</text:p>
          </table:table-cell>
          <table:table-cell office:value-type="float" office:value="24122.88">
            <text:p>24122,88</text:p>
          </table:table-cell>
          <table:table-cell office:value-type="float" office:value="0">
            <text:p>0</text:p>
          </table:table-cell>
          <table:table-cell office:value-type="float" office:value="0">
            <text:p>0</text:p>
          </table:table-cell>
          <table:table-cell office:value-type="float" office:value="5.135756823088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7]" office:value-type="string" office:string-value="T Dart">
            <text:p>T Dart</text:p>
          </table:table-cell>
          <table:table-cell table:style-name="ce14" office:value-type="string">
            <text:p>zetium cost</text:p>
          </table:table-cell>
          <table:table-cell office:value-type="float" office:value="1507.68">
            <text:p>1507,68</text:p>
          </table:table-cell>
          <table:table-cell office:value-type="float" office:value="0">
            <text:p>0</text:p>
          </table:table-cell>
          <table:table-cell office:value-type="float" office:value="0">
            <text:p>0</text:p>
          </table:table-cell>
          <table:table-cell office:value-type="float" office:value="3.9316368404327">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8]"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9]"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8]"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245:.M245])" office:value-type="float" office:value="26550">
            <text:p>26550</text:p>
          </table:table-cell>
          <table:table-cell office:value-type="float" office:value="0">
            <text:p>0</text:p>
          </table:table-cell>
          <table:table-cell office:value-type="float" office:value="0">
            <text:p>0</text:p>
          </table:table-cell>
          <table:table-cell office:value-type="float" office:value="5.1773921920761">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venger</text:p>
          </table:table-cell>
          <table:table-cell table:style-name="ce13" office:value-type="string">
            <text:p>time</text:p>
          </table:table-cell>
          <table:table-cell table:number-matrix-columns-spanned="11" table:number-matrix-rows-spanned="6" table:formula="of:=UNITTECHCOEFS([Units.J67];[Units.Q67];[Units.R67];[Units.S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3]" office:value-type="string" office:string-value="T Avenger">
            <text:p>T Avenger</text:p>
          </table:table-cell>
          <table:table-cell table:style-name="ce13"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4]"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5]"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6]"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7]"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6]"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253:.M253])"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0:.J62];[Units.J66:.J67]); AVERAGE([Units.Q60:.Q62];[Units.Q66:.Q67]); AVERAGE([Units.R60:.R62];[Units.R66:.R67]); AVERAGE([Units.S60:.S62];[Units.S66:.S67]); 10)"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1]" office:value-type="string" office:string-value="T Ships Armor">
            <text:p>T Ships Armor</text:p>
          </table:table-cell>
          <table:table-cell table:style-name="ce13" office:value-type="string">
            <text:p>metal cost</text:p>
          </table:table-cell>
          <table:table-cell table:style-name="ce23" office:value-type="float" office:value="14229.8528">
            <text:p>14229,85</text:p>
          </table:table-cell>
          <table:table-cell office:value-type="float" office:value="0">
            <text:p>0</text:p>
          </table:table-cell>
          <table:table-cell office:value-type="float" office:value="0">
            <text:p>0</text:p>
          </table:table-cell>
          <table:table-cell office:value-type="float" office:value="4.75526039889795">
            <text:p>4,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2]" office:value-type="string" office:string-value="T Ships Armor">
            <text:p>T Ships Armor</text:p>
          </table:table-cell>
          <table:table-cell table:style-name="ce13" office:value-type="string">
            <text:p>energy cost</text:p>
          </table:table-cell>
          <table:table-cell table:style-name="ce23" office:value-type="float" office:value="19275.6744">
            <text:p>19275,67</text:p>
          </table:table-cell>
          <table:table-cell office:value-type="float" office:value="0">
            <text:p>0</text:p>
          </table:table-cell>
          <table:table-cell office:value-type="float" office:value="0">
            <text:p>0</text:p>
          </table:table-cell>
          <table:table-cell office:value-type="float" office:value="4.88706957302242">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3]" office:value-type="string" office:string-value="T Ships Armor">
            <text:p>T Ships Armor</text:p>
          </table:table-cell>
          <table:table-cell table:style-name="ce14" office:value-type="string">
            <text:p>zetium cost</text:p>
          </table:table-cell>
          <table:table-cell table:style-name="ce23" office:value-type="float" office:value="1200.0798">
            <text:p>1200,08</text:p>
          </table:table-cell>
          <table:table-cell office:value-type="float" office:value="0">
            <text:p>0</text:p>
          </table:table-cell>
          <table:table-cell office:value-type="float" office:value="0">
            <text:p>0</text:p>
          </table:table-cell>
          <table:table-cell office:value-type="float" office:value="3.6812701169984">
            <text:p>3,6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4]"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5]"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261:.M261])"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Damage</text:p>
          </table:table-cell>
          <table:table-cell table:style-name="ce13" office:value-type="string">
            <text:p>time</text:p>
          </table:table-cell>
          <table:table-cell table:style-name="ce23" table:number-matrix-columns-spanned="11" table:number-matrix-rows-spanned="6" table:formula="of:=[.C261:.M266]"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8]" office:value-type="string" office:string-value="T Ships Damage">
            <text:p>T Ships Damage</text:p>
          </table:table-cell>
          <table:table-cell table:style-name="ce13" office:value-type="string">
            <text:p>metal cost</text:p>
          </table:table-cell>
          <table:table-cell table:style-name="ce23" office:value-type="float" office:value="14229.8528">
            <text:p>14229,85</text:p>
          </table:table-cell>
          <table:table-cell office:value-type="float" office:value="0">
            <text:p>0</text:p>
          </table:table-cell>
          <table:table-cell office:value-type="float" office:value="0">
            <text:p>0</text:p>
          </table:table-cell>
          <table:table-cell office:value-type="float" office:value="4.75526039889795">
            <text:p>4,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9]" office:value-type="string" office:string-value="T Ships Damage">
            <text:p>T Ships Damage</text:p>
          </table:table-cell>
          <table:table-cell table:style-name="ce13" office:value-type="string">
            <text:p>energy cost</text:p>
          </table:table-cell>
          <table:table-cell table:style-name="ce23" office:value-type="float" office:value="19275.6744">
            <text:p>19275,67</text:p>
          </table:table-cell>
          <table:table-cell office:value-type="float" office:value="0">
            <text:p>0</text:p>
          </table:table-cell>
          <table:table-cell office:value-type="float" office:value="0">
            <text:p>0</text:p>
          </table:table-cell>
          <table:table-cell office:value-type="float" office:value="4.88706957302242">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0]" office:value-type="string" office:string-value="T Ships Damage">
            <text:p>T Ships Damage</text:p>
          </table:table-cell>
          <table:table-cell table:style-name="ce14" office:value-type="string">
            <text:p>zetium cost</text:p>
          </table:table-cell>
          <table:table-cell table:style-name="ce23" office:value-type="float" office:value="1200.0798">
            <text:p>1200,08</text:p>
          </table:table-cell>
          <table:table-cell office:value-type="float" office:value="0">
            <text:p>0</text:p>
          </table:table-cell>
          <table:table-cell office:value-type="float" office:value="0">
            <text:p>0</text:p>
          </table:table-cell>
          <table:table-cell office:value-type="float" office:value="3.6812701169984">
            <text:p>3,6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1]" office:value-type="string" office:string-value="T Ships Damage">
            <text:p>T Ships Damage</text:p>
          </table:table-cell>
          <table:table-cell table:style-name="ce14" office:value-type="string">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2]" office:value-type="string" office:string-value="T Ships Damage">
            <text:p>T Ships Damage</text:p>
          </table:table-cell>
          <table:table-cell table:style-name="ce14" office:value-type="string">
            <text:p>scientists min</text:p>
          </table:table-cell>
          <table:table-cell table:style-name="ce23"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Ground Factory</text:p>
          </table:table-cell>
          <table:table-cell table:style-name="ce13" office:value-type="string">
            <office:annotation draw:style-name="gr4" draw:text-style-name="P2" svg:width="2.899cm" svg:height="0.991cm" svg:x="6.683cm" svg:y="3.503cm" draw:caption-point-x="-0.61cm" draw:caption-point-y="1.513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visibility="filter">
          <table:table-cell table:formula="of:=[.A275]"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5]" office:value-type="float" office:value="1">
            <text:p>1</text:p>
          </table:table-cell>
          <table:table-cell/>
          <table:table-cell table:style-name="ce22" table:formula="of:=[.M275]" office:value-type="float" office:value="0.8">
            <text:p>0,8000</text:p>
          </table:table-cell>
          <table:table-cell table:number-columns-repeated="1011"/>
        </table:table-row>
        <table:table-row table:style-name="ro1" table:visibility="filter">
          <table:table-cell table:formula="of:=[.A276]" office:value-type="string" office:string-value="T Ground Factory">
            <text:p>T Ground Factory</text:p>
          </table:table-cell>
          <table:table-cell table:style-name="ce13"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6]" office:value-type="float" office:value="1">
            <text:p>1</text:p>
          </table:table-cell>
          <table:table-cell/>
          <table:table-cell table:style-name="ce22" table:formula="of:=[.M276]" office:value-type="float" office:value="0.8">
            <text:p>0,8000</text:p>
          </table:table-cell>
          <table:table-cell table:number-columns-repeated="1011"/>
        </table:table-row>
        <table:table-row table:style-name="ro1" table:visibility="filter">
          <table:table-cell table:formula="of:=[.A277]" office:value-type="string" office:string-value="T Ground Factory">
            <text:p>T Ground Factory</text:p>
          </table:table-cell>
          <table:table-cell table:style-name="ce14"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7]" office:value-type="float" office:value="1">
            <text:p>1</text:p>
          </table:table-cell>
          <table:table-cell/>
          <table:table-cell table:style-name="ce22" table:formula="of:=[.M277]" office:value-type="float" office:value="0.8">
            <text:p>0,8000</text:p>
          </table:table-cell>
          <table:table-cell table:number-columns-repeated="1011"/>
        </table:table-row>
        <table:table-row table:style-name="ro1" table:visibility="filter">
          <table:table-cell table:formula="of:=[.A278]"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275:.M27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Q56:.Q57]); AVERAGE([Units.R56:.R57]); AVERAGE([Units.S56:.S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1]" office:value-type="string" office:string-value="T Tanks Armor">
            <text:p>T Tanks Armor</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2]" office:value-type="string" office:string-value="T Tanks Armor">
            <text:p>T Tanks Armor</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3]" office:value-type="string" office:string-value="T Tanks Armor">
            <text:p>T Tanks Armor</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4]"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5]"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281:.M28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Damage</text:p>
          </table:table-cell>
          <table:table-cell table:style-name="ce13" office:value-type="string">
            <text:p>time</text:p>
          </table:table-cell>
          <table:table-cell table:number-matrix-columns-spanned="11" table:number-matrix-rows-spanned="6" table:formula="of:=[.C281:.M28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8]" office:value-type="string" office:string-value="T Tanks Damage">
            <text:p>T Tanks Damage</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9]" office:value-type="string" office:string-value="T Tanks Damage">
            <text:p>T Tanks Damage</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0]" office:value-type="string" office:string-value="T Tanks Damage">
            <text:p>T Tanks Damage</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1]" office:value-type="string" office:string-value="T Tanks Damage">
            <text:p>T Tanks Damage</text:p>
          </table:table-cell>
          <table:table-cell table:style-name="ce14"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2]" office:value-type="string" office:string-value="T Tanks Damage">
            <text:p>T Tanks Damage</text:p>
          </table:table-cell>
          <table:table-cell table:style-name="ce14"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Scorpion</text:p>
          </table:table-cell>
          <table:table-cell table:style-name="ce13" office:value-type="string">
            <text:p>time</text:p>
          </table:table-cell>
          <table:table-cell table:number-matrix-columns-spanned="11" table:number-matrix-rows-spanned="6" table:formula="of:=UNITTECHCOEFS([Units.J56];[Units.Q56];[Units.R56];[Units.S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295:.M29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DH</text:p>
          </table:table-cell>
          <table:table-cell table:style-name="ce13" office:value-type="string">
            <text:p>time</text:p>
          </table:table-cell>
          <table:table-cell table:number-matrix-columns-spanned="11" table:number-matrix-rows-spanned="6" table:formula="of:=UNITTECHCOEFS([Units.J58];[Units.Q58];[Units.R58];[Units.S58];1)" office:value-type="float" office:value="54000">
            <text:p>54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3]" office:value-type="string" office:string-value="T MDH">
            <text:p>T MDH</text:p>
          </table:table-cell>
          <table:table-cell table:style-name="ce13" office:value-type="string">
            <text:p>metal cost</text:p>
          </table:table-cell>
          <table:table-cell office:value-type="float" office:value="18900">
            <text:p>189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4]" office:value-type="string" office:string-value="T MDH">
            <text:p>T MDH</text:p>
          </table:table-cell>
          <table:table-cell table:style-name="ce13" office:value-type="string">
            <text:p>energy cost</text:p>
          </table:table-cell>
          <table:table-cell office:value-type="float" office:value="27000">
            <text:p>27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5]" office:value-type="string" office:string-value="T MDH">
            <text:p>T MDH</text:p>
          </table:table-cell>
          <table:table-cell table:style-name="ce14" office:value-type="string">
            <text:p>zetium cost</text:p>
          </table:table-cell>
          <table:table-cell office:value-type="float" office:value="1620">
            <text:p>16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6]"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307]"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306]"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303:.M303])" office:value-type="float" office:value="54000">
            <text:p>54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zure</text:p>
          </table:table-cell>
          <table:table-cell table:style-name="ce13" office:value-type="string">
            <text:p>time</text:p>
          </table:table-cell>
          <table:table-cell table:number-matrix-columns-spanned="11" table:number-matrix-rows-spanned="6" table:formula="of:=UNITTECHCOEFS([Units.J57];[Units.Q57];[Units.R57];[Units.S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1]" office:value-type="string" office:string-value="T Azure">
            <text:p>T Azure</text:p>
          </table:table-cell>
          <table:table-cell table:style-name="ce13"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2]" office:value-type="string" office:string-value="T Azure">
            <text:p>T Azure</text:p>
          </table:table-cell>
          <table:table-cell table:style-name="ce13"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3]" office:value-type="string" office:string-value="T Azure">
            <text:p>T Azure</text:p>
          </table:table-cell>
          <table:table-cell table:style-name="ce14"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4]"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5]"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4]"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311:.M31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U Mule</text:p>
          </table:table-cell>
          <table:table-cell table:style-name="ce13" office:value-type="string">
            <office:annotation draw:style-name="gr3" draw:text-style-name="P2" svg:width="5cm" svg:height="0.991cm" svg:x="6.683cm" svg:y="4.079cm" draw:caption-point-x="-0.61cm" draw:caption-point-y="0.937cm">
              <dc:creator>AŠ</dc:creator>
              <dc:date>2010-12-27T00:00:00</dc:date>
              <text:p text:style-name="P2"><text:span text:style-name="T1">1lvl: 2 trooperiai</text:span></text:p>
              <text:p text:style-name="P2"><text:span text:style-name="T1">Sekantys lvl: +70%</text:span></text:p>
            </office:annotation>
            <text:p>unload per tick</text:p>
          </table:table-cell>
          <table:table-cell table:formula="of:=[Units.T52]*2" office:value-type="float" office:value="40">
            <text:p>40</text:p>
          </table:table-cell>
          <table:table-cell table:formula="of:=[.C319]*0.7" office:value-type="float" office:value="28">
            <text:p>28</text:p>
          </table:table-cell>
          <table:table-cell office:value-type="float" office:value="-1">
            <text:p>-1</text:p>
          </table:table-cell>
          <table:table-cell table:number-columns-repeated="5" office:value-type="float" office:value="0">
            <text:p>0</text:p>
          </table:table-cell>
          <table:table-cell table:style-name="ce13" office:value-type="float" office:value="0">
            <text:p>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visibility="filter">
          <table:table-cell table:style-name="ce4"/>
          <table:table-cell table:style-name="ce15" table:number-columns-repeated="11"/>
          <table:table-cell table:style-name="ce47"/>
          <table:table-cell table:number-columns-repeated="1011"/>
        </table:table-row>
        <table:table-row table:style-name="ro7">
          <table:table-cell table:style-name="ce5" office:value-type="string">
            <text:p>table_end</text:p>
          </table:table-cell>
          <table:table-cell table:style-name="ce16" table:number-columns-repeated="10"/>
          <table:table-cell table:style-name="ce46" table:number-columns-repeated="1013"/>
        </table:table-row>
        <table:table-row table:style-name="ro9">
          <table:table-cell table:number-columns-repeated="8"/>
          <table:table-cell table:style-name="ce37"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style-name="ce25"/>
          <table:covered-table-cell table:style-name="ce25"/>
          <table:covered-table-cell table:style-name="ce25"/>
          <table:table-cell table:style-name="ce30" office:value-type="string" table:number-columns-spanned="4" table:number-rows-spanned="1">
            <text:p>Atributas</text:p>
          </table:table-cell>
          <table:covered-table-cell table:style-name="ce25"/>
          <table:covered-table-cell table:style-name="ce25"/>
          <table:covered-table-cell table:style-name="ce39"/>
          <table:table-cell table:style-name="ce37">
            <draw:control table:end-cell-address="Main.L327" table:end-x="2.213cm" table:end-y="0.227cm" draw:z-index="1" draw:text-style-name="P1" svg:width="4.437cm" svg:height="0.676cm" svg:x="0.927cm" svg:y="0.017cm" draw:control="control1"/>
          </table:table-cell>
          <table:table-cell table:style-name="ce37" office:value-type="string">
            <text:p><text:s/></text:p>
          </table:table-cell>
          <table:table-cell table:style-name="ce37"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T Geothermal Plant</text:p>
          </table:table-cell>
          <table:covered-table-cell table:style-name="ce26"/>
          <table:covered-table-cell table:style-name="ce26"/>
          <table:covered-table-cell table:style-name="ce26"/>
          <table:table-cell table:style-name="ce31" table:content-validation-name="val2" office:value-type="string" table:number-columns-spanned="4" table:number-rows-spanned="1">
            <text:p>armor mod</text:p>
          </table:table-cell>
          <table:covered-table-cell table:style-name="ce26"/>
          <table:covered-table-cell table:style-name="ce35"/>
          <table:covered-table-cell table:style-name="ce40"/>
          <table:table-cell table:style-name="ce37">
            <draw:control table:end-cell-address="Main.L329" table:end-x="2.147cm" table:end-y="0.214cm" draw:z-index="2" draw:text-style-name="P1" svg:width="4.437cm" svg:height="0.698cm" svg:x="0.861cm" svg:y="0.447cm" draw:control="control2"/>
          </table:table-cell>
          <table:table-cell table:style-name="ce37" table:number-columns-repeated="2"/>
          <table:table-cell table:number-columns-repeated="1012"/>
        </table:table-row>
        <table:table-row table:style-name="ro3">
          <table:table-cell table:style-name="ce8"/>
          <table:table-cell table:style-name="ce19" table:content-validation-name="val1" office:value-type="string" table:number-columns-spanned="4" table:number-rows-spanned="1">
            <text:p>B Ground Factory</text:p>
          </table:table-cell>
          <table:covered-table-cell table:style-name="ce15"/>
          <table:covered-table-cell table:style-name="ce15"/>
          <table:covered-table-cell table:style-name="ce15"/>
          <table:table-cell table:style-name="ce32" table:content-validation-name="val2" office:value-type="string" table:number-columns-spanned="4" table:number-rows-spanned="1">
            <text:p>time</text:p>
          </table:table-cell>
          <table:covered-table-cell table:style-name="ce15"/>
          <table:covered-table-cell table:style-name="ce36"/>
          <table:covered-table-cell table:style-name="ce41"/>
          <table:table-cell table:style-name="ce37" table:number-columns-repeated="3"/>
          <table:table-cell table:number-columns-repeated="1012"/>
        </table:table-row>
        <table:table-row table:style-name="ro3">
          <table:table-cell table:style-name="Default"/>
          <table:table-cell table:number-columns-repeated="6"/>
          <table:table-cell table:style-name="ce37"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323]; [.B327];[.F327])"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42" office:value-type="float" office:value="0">
            <text:p>0</text:p>
          </table:table-cell>
          <table:table-cell table:style-name="ce43" office:value-type="float" office:value="0">
            <text:p>0</text:p>
          </table:table-cell>
          <table:table-cell table:style-name="ce20" office:value-type="float" office:value="0">
            <text:p>0</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31]" office:value-type="float" office:value="0">
            <text:p>0</text:p>
          </table:table-cell>
          <table:table-cell table:style-name="ce27" table:formula="of:=SFLINEAR([.$A332]; [.$C$331]; [.$D$331])" office:value-type="float" office:value="0">
            <text:p>0,000</text:p>
          </table:table-cell>
          <table:table-cell/>
          <table:table-cell table:formula="of:=SFPOWER([.$A332]; [.$E$331]; [.$F$331]; [.$G$331])" office:value-type="float" office:value="0">
            <text:p>0</text:p>
          </table:table-cell>
          <table:table-cell table:number-columns-repeated="2"/>
          <table:table-cell table:formula="of:=SFEXP([.$A332]; [.$H$331]; [.$I$331])" office:value-type="float" office:value="0">
            <text:p>0</text:p>
          </table:table-cell>
          <table:table-cell table:number-columns-repeated="2"/>
          <table:table-cell table:style-name="ce44" table:formula="of:=SFJOIN([.B332];[.C332];[.E332];[.H332];[.$L$331])" office:value-type="float" office:value="0">
            <text:p>0,0000</text:p>
          </table:table-cell>
          <table:table-cell table:style-name="ce44" table:formula="of:=IF([.$K$331]=1; [.$K332]*60; [.$K332]/60)" office:value-type="float" office:value="0">
            <text:p>0,0000</text:p>
          </table:table-cell>
          <table:table-cell table:style-name="ce48" table:formula="of:=IF([.$K$331]=1; [.$K332]*60*60; [.$K332]/60/60)" office:value-type="float" office:value="0">
            <text:p>0,0000</text:p>
          </table:table-cell>
          <table:table-cell table:style-name="ce48" table:formula="of:=IF([.$K$331]=1; [.$K332]*60*60*24; [.$K332]/60/60/24)" office:value-type="float" office:value="0">
            <text:p>0,0000</text:p>
          </table:table-cell>
          <table:table-cell table:number-columns-repeated="1010"/>
        </table:table-row>
        <table:table-row table:style-name="ro1">
          <table:table-cell table:style-name="ce10" office:value-type="string">
            <text:p>2</text:p>
          </table:table-cell>
          <table:table-cell table:formula="of:=[.$B$331]" office:value-type="float" office:value="0">
            <text:p>0</text:p>
          </table:table-cell>
          <table:table-cell table:style-name="ce27" table:formula="of:=SFLINEAR([.$A333]; [.$C$331]; [.$D$331])" office:value-type="float" office:value="0">
            <text:p>0,000</text:p>
          </table:table-cell>
          <table:table-cell/>
          <table:table-cell table:formula="of:=SFPOWER([.$A333]; [.$E$331]; [.$F$331]; [.$G$331])" office:value-type="float" office:value="0">
            <text:p>0</text:p>
          </table:table-cell>
          <table:table-cell table:number-columns-repeated="2"/>
          <table:table-cell table:formula="of:=SFEXP([.$A333]; [.$H$331]; [.$I$331])" office:value-type="float" office:value="0">
            <text:p>0</text:p>
          </table:table-cell>
          <table:table-cell table:number-columns-repeated="2"/>
          <table:table-cell table:style-name="ce44" table:formula="of:=SFJOIN([.B333];[.C333];[.E333];[.H333];[.$L$331])" office:value-type="float" office:value="0">
            <text:p>0,0000</text:p>
          </table:table-cell>
          <table:table-cell table:style-name="ce44" table:formula="of:=IF([.$K$331]=1; [.$K333]*60; [.$K333]/60)" office:value-type="float" office:value="0">
            <text:p>0,0000</text:p>
          </table:table-cell>
          <table:table-cell table:style-name="ce48" table:formula="of:=IF([.$K$331]=1; [.$K333]*60*60; [.$K333]/60/60)" office:value-type="float" office:value="0">
            <text:p>0,0000</text:p>
          </table:table-cell>
          <table:table-cell table:style-name="ce48" table:formula="of:=IF([.$K$331]=1; [.$K333]*60*60*24; [.$K333]/60/60/24)" office:value-type="float" office:value="0">
            <text:p>0,0000</text:p>
          </table:table-cell>
          <table:table-cell table:formula="of:=[.K333]/[.K332]" office:value-type="float" office:value="0">
            <text:p>#DIV/0!</text:p>
          </table:table-cell>
          <table:table-cell table:number-columns-repeated="1009"/>
        </table:table-row>
        <table:table-row table:style-name="ro1">
          <table:table-cell table:style-name="ce10" office:value-type="string">
            <text:p>3</text:p>
          </table:table-cell>
          <table:table-cell table:formula="of:=[.$B$331]" office:value-type="float" office:value="0">
            <text:p>0</text:p>
          </table:table-cell>
          <table:table-cell table:style-name="ce27" table:formula="of:=SFLINEAR([.$A334]; [.$C$331]; [.$D$331])" office:value-type="float" office:value="0">
            <text:p>0,000</text:p>
          </table:table-cell>
          <table:table-cell/>
          <table:table-cell table:formula="of:=SFPOWER([.$A334]; [.$E$331]; [.$F$331]; [.$G$331])" office:value-type="float" office:value="0">
            <text:p>0</text:p>
          </table:table-cell>
          <table:table-cell table:number-columns-repeated="2"/>
          <table:table-cell table:formula="of:=SFEXP([.$A334]; [.$H$331]; [.$I$331])" office:value-type="float" office:value="0">
            <text:p>0</text:p>
          </table:table-cell>
          <table:table-cell table:number-columns-repeated="2"/>
          <table:table-cell table:style-name="ce44" table:formula="of:=SFJOIN([.B334];[.C334];[.E334];[.H334];[.$L$331])" office:value-type="float" office:value="0">
            <text:p>0,0000</text:p>
          </table:table-cell>
          <table:table-cell table:style-name="ce44" table:formula="of:=IF([.$K$331]=1; [.$K334]*60; [.$K334]/60)" office:value-type="float" office:value="0">
            <text:p>0,0000</text:p>
          </table:table-cell>
          <table:table-cell table:style-name="ce48" table:formula="of:=IF([.$K$331]=1; [.$K334]*60*60; [.$K334]/60/60)" office:value-type="float" office:value="0">
            <text:p>0,0000</text:p>
          </table:table-cell>
          <table:table-cell table:style-name="ce48" table:formula="of:=IF([.$K$331]=1; [.$K334]*60*60*24; [.$K334]/60/60/24)" office:value-type="float" office:value="0">
            <text:p>0,0000</text:p>
          </table:table-cell>
          <table:table-cell table:formula="of:=[.K334]/[.K333]" office:value-type="float" office:value="0">
            <text:p>#DIV/0!</text:p>
          </table:table-cell>
          <table:table-cell table:number-columns-repeated="1009"/>
        </table:table-row>
        <table:table-row table:style-name="ro1">
          <table:table-cell table:style-name="ce10" office:value-type="string">
            <text:p>4</text:p>
          </table:table-cell>
          <table:table-cell table:formula="of:=[.$B$331]" office:value-type="float" office:value="0">
            <text:p>0</text:p>
          </table:table-cell>
          <table:table-cell table:style-name="ce27" table:formula="of:=SFLINEAR([.$A335]; [.$C$331]; [.$D$331])" office:value-type="float" office:value="0">
            <text:p>0,000</text:p>
          </table:table-cell>
          <table:table-cell/>
          <table:table-cell table:formula="of:=SFPOWER([.$A335]; [.$E$331]; [.$F$331]; [.$G$331])" office:value-type="float" office:value="0">
            <text:p>0</text:p>
          </table:table-cell>
          <table:table-cell table:number-columns-repeated="2"/>
          <table:table-cell table:formula="of:=SFEXP([.$A335]; [.$H$331]; [.$I$331])" office:value-type="float" office:value="0">
            <text:p>0</text:p>
          </table:table-cell>
          <table:table-cell table:number-columns-repeated="2"/>
          <table:table-cell table:style-name="ce44" table:formula="of:=SFJOIN([.B335];[.C335];[.E335];[.H335];[.$L$331])" office:value-type="float" office:value="0">
            <text:p>0,0000</text:p>
          </table:table-cell>
          <table:table-cell table:style-name="ce44" table:formula="of:=IF([.$K$331]=1; [.$K335]*60; [.$K335]/60)" office:value-type="float" office:value="0">
            <text:p>0,0000</text:p>
          </table:table-cell>
          <table:table-cell table:style-name="ce48" table:formula="of:=IF([.$K$331]=1; [.$K335]*60*60; [.$K335]/60/60)" office:value-type="float" office:value="0">
            <text:p>0,0000</text:p>
          </table:table-cell>
          <table:table-cell table:style-name="ce48" table:formula="of:=IF([.$K$331]=1; [.$K335]*60*60*24; [.$K335]/60/60/24)" office:value-type="float" office:value="0">
            <text:p>0,0000</text:p>
          </table:table-cell>
          <table:table-cell table:formula="of:=[.K335]/[.K334]" office:value-type="float" office:value="0">
            <text:p>#DIV/0!</text:p>
          </table:table-cell>
          <table:table-cell table:number-columns-repeated="1009"/>
        </table:table-row>
        <table:table-row table:style-name="ro1">
          <table:table-cell table:style-name="ce10" office:value-type="string">
            <text:p>5</text:p>
          </table:table-cell>
          <table:table-cell table:formula="of:=[.$B$331]" office:value-type="float" office:value="0">
            <text:p>0</text:p>
          </table:table-cell>
          <table:table-cell table:style-name="ce27" table:formula="of:=SFLINEAR([.$A336]; [.$C$331]; [.$D$331])" office:value-type="float" office:value="0">
            <text:p>0,000</text:p>
          </table:table-cell>
          <table:table-cell/>
          <table:table-cell table:formula="of:=SFPOWER([.$A336]; [.$E$331]; [.$F$331]; [.$G$331])" office:value-type="float" office:value="0">
            <text:p>0</text:p>
          </table:table-cell>
          <table:table-cell table:number-columns-repeated="2"/>
          <table:table-cell table:formula="of:=SFEXP([.$A336]; [.$H$331]; [.$I$331])" office:value-type="float" office:value="0">
            <text:p>0</text:p>
          </table:table-cell>
          <table:table-cell table:number-columns-repeated="2"/>
          <table:table-cell table:style-name="ce44" table:formula="of:=SFJOIN([.B336];[.C336];[.E336];[.H336];[.$L$331])" office:value-type="float" office:value="0">
            <text:p>0,0000</text:p>
          </table:table-cell>
          <table:table-cell table:style-name="ce44" table:formula="of:=IF([.$K$331]=1; [.$K336]*60; [.$K336]/60)" office:value-type="float" office:value="0">
            <text:p>0,0000</text:p>
          </table:table-cell>
          <table:table-cell table:style-name="ce48" table:formula="of:=IF([.$K$331]=1; [.$K336]*60*60; [.$K336]/60/60)" office:value-type="float" office:value="0">
            <text:p>0,0000</text:p>
          </table:table-cell>
          <table:table-cell table:style-name="ce48" table:formula="of:=IF([.$K$331]=1; [.$K336]*60*60*24; [.$K336]/60/60/24)" office:value-type="float" office:value="0">
            <text:p>0,0000</text:p>
          </table:table-cell>
          <table:table-cell table:formula="of:=[.K336]/[.K335]" office:value-type="float" office:value="0">
            <text:p>#DIV/0!</text:p>
          </table:table-cell>
          <table:table-cell table:number-columns-repeated="1009"/>
        </table:table-row>
        <table:table-row table:style-name="ro1">
          <table:table-cell table:style-name="ce10" office:value-type="string">
            <text:p>6</text:p>
          </table:table-cell>
          <table:table-cell table:formula="of:=[.$B$331]" office:value-type="float" office:value="0">
            <text:p>0</text:p>
          </table:table-cell>
          <table:table-cell table:style-name="ce27" table:formula="of:=SFLINEAR([.$A337]; [.$C$331]; [.$D$331])" office:value-type="float" office:value="0">
            <text:p>0,000</text:p>
          </table:table-cell>
          <table:table-cell/>
          <table:table-cell table:formula="of:=SFPOWER([.$A337]; [.$E$331]; [.$F$331]; [.$G$331])" office:value-type="float" office:value="0">
            <text:p>0</text:p>
          </table:table-cell>
          <table:table-cell table:number-columns-repeated="2"/>
          <table:table-cell table:formula="of:=SFEXP([.$A337]; [.$H$331]; [.$I$331])" office:value-type="float" office:value="0">
            <text:p>0</text:p>
          </table:table-cell>
          <table:table-cell table:number-columns-repeated="2"/>
          <table:table-cell table:style-name="ce44" table:formula="of:=SFJOIN([.B337];[.C337];[.E337];[.H337];[.$L$331])" office:value-type="float" office:value="0">
            <text:p>0,0000</text:p>
          </table:table-cell>
          <table:table-cell table:style-name="ce44" table:formula="of:=IF([.$K$331]=1; [.$K337]*60; [.$K337]/60)" office:value-type="float" office:value="0">
            <text:p>0,0000</text:p>
          </table:table-cell>
          <table:table-cell table:style-name="ce48" table:formula="of:=IF([.$K$331]=1; [.$K337]*60*60; [.$K337]/60/60)" office:value-type="float" office:value="0">
            <text:p>0,0000</text:p>
          </table:table-cell>
          <table:table-cell table:style-name="ce48" table:formula="of:=IF([.$K$331]=1; [.$K337]*60*60*24; [.$K337]/60/60/24)" office:value-type="float" office:value="0">
            <text:p>0,0000</text:p>
          </table:table-cell>
          <table:table-cell table:formula="of:=[.K337]/[.K336]" office:value-type="float" office:value="0">
            <text:p>#DIV/0!</text:p>
          </table:table-cell>
          <table:table-cell table:number-columns-repeated="1009"/>
        </table:table-row>
        <table:table-row table:style-name="ro1">
          <table:table-cell table:style-name="ce10" office:value-type="string">
            <text:p>7</text:p>
          </table:table-cell>
          <table:table-cell table:formula="of:=[.$B$331]" office:value-type="float" office:value="0">
            <text:p>0</text:p>
          </table:table-cell>
          <table:table-cell table:style-name="ce27" table:formula="of:=SFLINEAR([.$A338]; [.$C$331]; [.$D$331])" office:value-type="float" office:value="0">
            <text:p>0,000</text:p>
          </table:table-cell>
          <table:table-cell/>
          <table:table-cell table:formula="of:=SFPOWER([.$A338]; [.$E$331]; [.$F$331]; [.$G$331])" office:value-type="float" office:value="0">
            <text:p>0</text:p>
          </table:table-cell>
          <table:table-cell table:number-columns-repeated="2"/>
          <table:table-cell table:formula="of:=SFEXP([.$A338]; [.$H$331]; [.$I$331])" office:value-type="float" office:value="0">
            <text:p>0</text:p>
          </table:table-cell>
          <table:table-cell table:number-columns-repeated="2"/>
          <table:table-cell table:style-name="ce44" table:formula="of:=SFJOIN([.B338];[.C338];[.E338];[.H338];[.$L$331])" office:value-type="float" office:value="0">
            <text:p>0,0000</text:p>
          </table:table-cell>
          <table:table-cell table:style-name="ce44" table:formula="of:=IF([.$K$331]=1; [.$K338]*60; [.$K338]/60)" office:value-type="float" office:value="0">
            <text:p>0,0000</text:p>
          </table:table-cell>
          <table:table-cell table:style-name="ce48" table:formula="of:=IF([.$K$331]=1; [.$K338]*60*60; [.$K338]/60/60)" office:value-type="float" office:value="0">
            <text:p>0,0000</text:p>
          </table:table-cell>
          <table:table-cell table:style-name="ce48" table:formula="of:=IF([.$K$331]=1; [.$K338]*60*60*24; [.$K338]/60/60/24)" office:value-type="float" office:value="0">
            <text:p>0,0000</text:p>
          </table:table-cell>
          <table:table-cell table:formula="of:=[.K338]/[.K337]" office:value-type="float" office:value="0">
            <text:p>#DIV/0!</text:p>
          </table:table-cell>
          <table:table-cell table:number-columns-repeated="1009"/>
        </table:table-row>
        <table:table-row table:style-name="ro1">
          <table:table-cell table:style-name="ce10" office:value-type="string">
            <text:p>8</text:p>
          </table:table-cell>
          <table:table-cell table:formula="of:=[.$B$331]" office:value-type="float" office:value="0">
            <text:p>0</text:p>
          </table:table-cell>
          <table:table-cell table:style-name="ce27" table:formula="of:=SFLINEAR([.$A339]; [.$C$331]; [.$D$331])" office:value-type="float" office:value="0">
            <text:p>0,000</text:p>
          </table:table-cell>
          <table:table-cell/>
          <table:table-cell table:formula="of:=SFPOWER([.$A339]; [.$E$331]; [.$F$331]; [.$G$331])" office:value-type="float" office:value="0">
            <text:p>0</text:p>
          </table:table-cell>
          <table:table-cell table:number-columns-repeated="2"/>
          <table:table-cell table:formula="of:=SFEXP([.$A339]; [.$H$331]; [.$I$331])" office:value-type="float" office:value="0">
            <text:p>0</text:p>
          </table:table-cell>
          <table:table-cell table:number-columns-repeated="2"/>
          <table:table-cell table:style-name="ce44" table:formula="of:=SFJOIN([.B339];[.C339];[.E339];[.H339];[.$L$331])" office:value-type="float" office:value="0">
            <text:p>0,0000</text:p>
          </table:table-cell>
          <table:table-cell table:style-name="ce44" table:formula="of:=IF([.$K$331]=1; [.$K339]*60; [.$K339]/60)" office:value-type="float" office:value="0">
            <text:p>0,0000</text:p>
          </table:table-cell>
          <table:table-cell table:style-name="ce48" table:formula="of:=IF([.$K$331]=1; [.$K339]*60*60; [.$K339]/60/60)" office:value-type="float" office:value="0">
            <text:p>0,0000</text:p>
          </table:table-cell>
          <table:table-cell table:style-name="ce48" table:formula="of:=IF([.$K$331]=1; [.$K339]*60*60*24; [.$K339]/60/60/24)" office:value-type="float" office:value="0">
            <text:p>0,0000</text:p>
          </table:table-cell>
          <table:table-cell table:formula="of:=[.K339]/[.K338]" office:value-type="float" office:value="0">
            <text:p>#DIV/0!</text:p>
          </table:table-cell>
          <table:table-cell table:number-columns-repeated="1009"/>
        </table:table-row>
        <table:table-row table:style-name="ro1">
          <table:table-cell table:style-name="ce10" office:value-type="string">
            <text:p>9</text:p>
          </table:table-cell>
          <table:table-cell table:formula="of:=[.$B$331]" office:value-type="float" office:value="0">
            <text:p>0</text:p>
          </table:table-cell>
          <table:table-cell table:style-name="ce27" table:formula="of:=SFLINEAR([.$A340]; [.$C$331]; [.$D$331])" office:value-type="float" office:value="0">
            <text:p>0,000</text:p>
          </table:table-cell>
          <table:table-cell/>
          <table:table-cell table:formula="of:=SFPOWER([.$A340]; [.$E$331]; [.$F$331]; [.$G$331])" office:value-type="float" office:value="0">
            <text:p>0</text:p>
          </table:table-cell>
          <table:table-cell table:number-columns-repeated="2"/>
          <table:table-cell table:formula="of:=SFEXP([.$A340]; [.$H$331]; [.$I$331])" office:value-type="float" office:value="0">
            <text:p>0</text:p>
          </table:table-cell>
          <table:table-cell table:number-columns-repeated="2"/>
          <table:table-cell table:style-name="ce44" table:formula="of:=SFJOIN([.B340];[.C340];[.E340];[.H340];[.$L$331])" office:value-type="float" office:value="0">
            <text:p>0,0000</text:p>
          </table:table-cell>
          <table:table-cell table:style-name="ce44" table:formula="of:=IF([.$K$331]=1; [.$K340]*60; [.$K340]/60)" office:value-type="float" office:value="0">
            <text:p>0,0000</text:p>
          </table:table-cell>
          <table:table-cell table:style-name="ce48" table:formula="of:=IF([.$K$331]=1; [.$K340]*60*60; [.$K340]/60/60)" office:value-type="float" office:value="0">
            <text:p>0,0000</text:p>
          </table:table-cell>
          <table:table-cell table:style-name="ce48" table:formula="of:=IF([.$K$331]=1; [.$K340]*60*60*24; [.$K340]/60/60/24)" office:value-type="float" office:value="0">
            <text:p>0,0000</text:p>
          </table:table-cell>
          <table:table-cell table:formula="of:=[.K340]/[.K339]" office:value-type="float" office:value="0">
            <text:p>#DIV/0!</text:p>
          </table:table-cell>
          <table:table-cell table:number-columns-repeated="1009"/>
        </table:table-row>
        <table:table-row table:style-name="ro1">
          <table:table-cell table:style-name="ce10" office:value-type="string">
            <text:p>10</text:p>
          </table:table-cell>
          <table:table-cell table:formula="of:=[.$B$331]" office:value-type="float" office:value="0">
            <text:p>0</text:p>
          </table:table-cell>
          <table:table-cell table:style-name="ce27" table:formula="of:=SFLINEAR([.$A341]; [.$C$331]; [.$D$331])" office:value-type="float" office:value="0">
            <text:p>0,000</text:p>
          </table:table-cell>
          <table:table-cell/>
          <table:table-cell table:formula="of:=SFPOWER([.$A341]; [.$E$331]; [.$F$331]; [.$G$331])" office:value-type="float" office:value="0">
            <text:p>0</text:p>
          </table:table-cell>
          <table:table-cell table:number-columns-repeated="2"/>
          <table:table-cell table:formula="of:=SFEXP([.$A341]; [.$H$331]; [.$I$331])" office:value-type="float" office:value="0">
            <text:p>0</text:p>
          </table:table-cell>
          <table:table-cell table:number-columns-repeated="2"/>
          <table:table-cell table:style-name="ce44" table:formula="of:=SFJOIN([.B341];[.C341];[.E341];[.H341];[.$L$331])" office:value-type="float" office:value="0">
            <text:p>0,0000</text:p>
          </table:table-cell>
          <table:table-cell table:style-name="ce44" table:formula="of:=IF([.$K$331]=1; [.$K341]*60; [.$K341]/60)" office:value-type="float" office:value="0">
            <text:p>0,0000</text:p>
          </table:table-cell>
          <table:table-cell table:style-name="ce48" table:formula="of:=IF([.$K$331]=1; [.$K341]*60*60; [.$K341]/60/60)" office:value-type="float" office:value="0">
            <text:p>0,0000</text:p>
          </table:table-cell>
          <table:table-cell table:style-name="ce48" table:formula="of:=IF([.$K$331]=1; [.$K341]*60*60*24; [.$K341]/60/60/24)" office:value-type="float" office:value="0">
            <text:p>0,0000</text:p>
          </table:table-cell>
          <table:table-cell table:formula="of:=[.K341]/[.K340]"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323]; [.B328];[.F328])" office:value-type="float" office:value="17220">
            <text:p>17220</text:p>
          </table:table-cell>
          <table:table-cell table:style-name="ce20" office:value-type="float" office:value="43050">
            <text:p>43050</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42" office:value-type="float" office:value="4">
            <text:p>4</text:p>
          </table:table-cell>
          <table:table-cell table:style-name="ce43"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44]" office:value-type="float" office:value="17220">
            <text:p>17220</text:p>
          </table:table-cell>
          <table:table-cell table:style-name="ce27" table:formula="of:=SFLINEAR([.$A345]; [.$C$344]; [.$D$344])" office:value-type="float" office:value="0">
            <text:p>0,000</text:p>
          </table:table-cell>
          <table:table-cell/>
          <table:table-cell table:formula="of:=SFPOWER([.$A345]; [.$E$344]; [.$F$344]; [.$G$344])" office:value-type="float" office:value="0">
            <text:p>0</text:p>
          </table:table-cell>
          <table:table-cell table:number-columns-repeated="2"/>
          <table:table-cell table:formula="of:=SFEXP([.$A345]; [.$H$344]; [.$I$344])" office:value-type="float" office:value="0">
            <text:p>0</text:p>
          </table:table-cell>
          <table:table-cell table:number-columns-repeated="2"/>
          <table:table-cell table:style-name="ce44" table:formula="of:=SFJOIN([.B345];[.C345];[.E345];[.H345];[.$L$344])" office:value-type="float" office:value="17220">
            <text:p>17220,0000</text:p>
          </table:table-cell>
          <table:table-cell table:style-name="ce44" table:formula="of:=IF([.$K$344]=1; [.$K345]*60; [.$K345]/60)" office:value-type="float" office:value="287">
            <text:p>287,0000</text:p>
          </table:table-cell>
          <table:table-cell table:style-name="ce48" table:formula="of:=IF([.$K$344]=1; [.$K345]*60*60; [.$K345]/60/60)" office:value-type="float" office:value="4.78333333333333">
            <text:p>4,7833</text:p>
          </table:table-cell>
          <table:table-cell table:style-name="ce48" table:formula="of:=IF([.$K$344]=1; [.$K345]*60*60*24; [.$K345]/60/60/24)" office:value-type="float" office:value="0.199305555555556">
            <text:p>0,1993</text:p>
          </table:table-cell>
          <table:table-cell table:number-columns-repeated="1010"/>
        </table:table-row>
        <table:table-row table:style-name="ro1">
          <table:table-cell table:style-name="ce10" office:value-type="string">
            <text:p>2</text:p>
          </table:table-cell>
          <table:table-cell table:formula="of:=[.$B$344]" office:value-type="float" office:value="17220">
            <text:p>17220</text:p>
          </table:table-cell>
          <table:table-cell table:style-name="ce27" table:formula="of:=SFLINEAR([.$A346]; [.$C$344]; [.$D$344])" office:value-type="float" office:value="43050">
            <text:p>43050,000</text:p>
          </table:table-cell>
          <table:table-cell/>
          <table:table-cell table:formula="of:=SFPOWER([.$A346]; [.$E$344]; [.$F$344]; [.$G$344])" office:value-type="float" office:value="0">
            <text:p>0</text:p>
          </table:table-cell>
          <table:table-cell table:number-columns-repeated="2"/>
          <table:table-cell table:formula="of:=SFEXP([.$A346]; [.$H$344]; [.$I$344])" office:value-type="float" office:value="0">
            <text:p>0</text:p>
          </table:table-cell>
          <table:table-cell table:number-columns-repeated="2"/>
          <table:table-cell table:style-name="ce44" table:formula="of:=SFJOIN([.B346];[.C346];[.E346];[.H346];[.$L$344])" office:value-type="float" office:value="60270">
            <text:p>60270,0000</text:p>
          </table:table-cell>
          <table:table-cell table:style-name="ce44" table:formula="of:=IF([.$K$344]=1; [.$K346]*60; [.$K346]/60)" office:value-type="float" office:value="1004.5">
            <text:p>1004,5000</text:p>
          </table:table-cell>
          <table:table-cell table:style-name="ce48" table:formula="of:=IF([.$K$344]=1; [.$K346]*60*60; [.$K346]/60/60)" office:value-type="float" office:value="16.7416666666667">
            <text:p>16,7417</text:p>
          </table:table-cell>
          <table:table-cell table:style-name="ce48" table:formula="of:=IF([.$K$344]=1; [.$K346]*60*60*24; [.$K346]/60/60/24)" office:value-type="float" office:value="0.697569444444444">
            <text:p>0,6976</text:p>
          </table:table-cell>
          <table:table-cell table:formula="of:=[.K346]/[.K345]" office:value-type="float" office:value="3.5">
            <text:p>3,5</text:p>
          </table:table-cell>
          <table:table-cell table:number-columns-repeated="1009"/>
        </table:table-row>
        <table:table-row table:style-name="ro1">
          <table:table-cell table:style-name="ce10" office:value-type="string">
            <text:p>3</text:p>
          </table:table-cell>
          <table:table-cell table:formula="of:=[.$B$344]" office:value-type="float" office:value="17220">
            <text:p>17220</text:p>
          </table:table-cell>
          <table:table-cell table:style-name="ce27" table:formula="of:=SFLINEAR([.$A347]; [.$C$344]; [.$D$344])" office:value-type="float" office:value="86100">
            <text:p>86100,000</text:p>
          </table:table-cell>
          <table:table-cell/>
          <table:table-cell table:formula="of:=SFPOWER([.$A347]; [.$E$344]; [.$F$344]; [.$G$344])" office:value-type="float" office:value="0">
            <text:p>0</text:p>
          </table:table-cell>
          <table:table-cell table:number-columns-repeated="2"/>
          <table:table-cell table:formula="of:=SFEXP([.$A347]; [.$H$344]; [.$I$344])" office:value-type="float" office:value="0">
            <text:p>0</text:p>
          </table:table-cell>
          <table:table-cell table:number-columns-repeated="2"/>
          <table:table-cell table:style-name="ce44" table:formula="of:=SFJOIN([.B347];[.C347];[.E347];[.H347];[.$L$344])" office:value-type="float" office:value="103320">
            <text:p>103320,0000</text:p>
          </table:table-cell>
          <table:table-cell table:style-name="ce44" table:formula="of:=IF([.$K$344]=1; [.$K347]*60; [.$K347]/60)" office:value-type="float" office:value="1722">
            <text:p>1722,0000</text:p>
          </table:table-cell>
          <table:table-cell table:style-name="ce48" table:formula="of:=IF([.$K$344]=1; [.$K347]*60*60; [.$K347]/60/60)" office:value-type="float" office:value="28.7">
            <text:p>28,7000</text:p>
          </table:table-cell>
          <table:table-cell table:style-name="ce48" table:formula="of:=IF([.$K$344]=1; [.$K347]*60*60*24; [.$K347]/60/60/24)" office:value-type="float" office:value="1.19583333333333">
            <text:p>1,1958</text:p>
          </table:table-cell>
          <table:table-cell table:formula="of:=[.K347]/[.K346]" office:value-type="float" office:value="1.71428571428571">
            <text:p>1,71</text:p>
          </table:table-cell>
          <table:table-cell table:number-columns-repeated="1009"/>
        </table:table-row>
        <table:table-row table:style-name="ro1">
          <table:table-cell table:style-name="ce10" office:value-type="string">
            <text:p>4</text:p>
          </table:table-cell>
          <table:table-cell table:formula="of:=[.$B$344]" office:value-type="float" office:value="17220">
            <text:p>17220</text:p>
          </table:table-cell>
          <table:table-cell table:style-name="ce27" table:formula="of:=SFLINEAR([.$A348]; [.$C$344]; [.$D$344])" office:value-type="float" office:value="129150">
            <text:p>129150,000</text:p>
          </table:table-cell>
          <table:table-cell/>
          <table:table-cell table:formula="of:=SFPOWER([.$A348]; [.$E$344]; [.$F$344]; [.$G$344])" office:value-type="float" office:value="0">
            <text:p>0</text:p>
          </table:table-cell>
          <table:table-cell table:number-columns-repeated="2"/>
          <table:table-cell table:formula="of:=SFEXP([.$A348]; [.$H$344]; [.$I$344])" office:value-type="float" office:value="0">
            <text:p>0</text:p>
          </table:table-cell>
          <table:table-cell table:number-columns-repeated="2"/>
          <table:table-cell table:style-name="ce44" table:formula="of:=SFJOIN([.B348];[.C348];[.E348];[.H348];[.$L$344])" office:value-type="float" office:value="146370">
            <text:p>146370,0000</text:p>
          </table:table-cell>
          <table:table-cell table:style-name="ce44" table:formula="of:=IF([.$K$344]=1; [.$K348]*60; [.$K348]/60)" office:value-type="float" office:value="2439.5">
            <text:p>2439,5000</text:p>
          </table:table-cell>
          <table:table-cell table:style-name="ce48" table:formula="of:=IF([.$K$344]=1; [.$K348]*60*60; [.$K348]/60/60)" office:value-type="float" office:value="40.6583333333333">
            <text:p>40,6583</text:p>
          </table:table-cell>
          <table:table-cell table:style-name="ce48" table:formula="of:=IF([.$K$344]=1; [.$K348]*60*60*24; [.$K348]/60/60/24)" office:value-type="float" office:value="1.69409722222222">
            <text:p>1,6941</text:p>
          </table:table-cell>
          <table:table-cell table:formula="of:=[.K348]/[.K347]" office:value-type="float" office:value="1.41666666666667">
            <text:p>1,42</text:p>
          </table:table-cell>
          <table:table-cell table:number-columns-repeated="1009"/>
        </table:table-row>
        <table:table-row table:style-name="ro1">
          <table:table-cell table:style-name="ce10" office:value-type="string">
            <text:p>5</text:p>
          </table:table-cell>
          <table:table-cell table:formula="of:=[.$B$344]" office:value-type="float" office:value="17220">
            <text:p>17220</text:p>
          </table:table-cell>
          <table:table-cell table:style-name="ce27" table:formula="of:=SFLINEAR([.$A349]; [.$C$344]; [.$D$344])" office:value-type="float" office:value="172200">
            <text:p>172200,000</text:p>
          </table:table-cell>
          <table:table-cell/>
          <table:table-cell table:formula="of:=SFPOWER([.$A349]; [.$E$344]; [.$F$344]; [.$G$344])" office:value-type="float" office:value="0">
            <text:p>0</text:p>
          </table:table-cell>
          <table:table-cell table:number-columns-repeated="2"/>
          <table:table-cell table:formula="of:=SFEXP([.$A349]; [.$H$344]; [.$I$344])" office:value-type="float" office:value="0">
            <text:p>0</text:p>
          </table:table-cell>
          <table:table-cell table:number-columns-repeated="2"/>
          <table:table-cell table:style-name="ce44" table:formula="of:=SFJOIN([.B349];[.C349];[.E349];[.H349];[.$L$344])" office:value-type="float" office:value="189420">
            <text:p>189420,0000</text:p>
          </table:table-cell>
          <table:table-cell table:style-name="ce44" table:formula="of:=IF([.$K$344]=1; [.$K349]*60; [.$K349]/60)" office:value-type="float" office:value="3157">
            <text:p>3157,0000</text:p>
          </table:table-cell>
          <table:table-cell table:style-name="ce48" table:formula="of:=IF([.$K$344]=1; [.$K349]*60*60; [.$K349]/60/60)" office:value-type="float" office:value="52.6166666666667">
            <text:p>52,6167</text:p>
          </table:table-cell>
          <table:table-cell table:style-name="ce48" table:formula="of:=IF([.$K$344]=1; [.$K349]*60*60*24; [.$K349]/60/60/24)" office:value-type="float" office:value="2.19236111111111">
            <text:p>2,1924</text:p>
          </table:table-cell>
          <table:table-cell table:formula="of:=[.K349]/[.K348]" office:value-type="float" office:value="1.29411764705882">
            <text:p>1,29</text:p>
          </table:table-cell>
          <table:table-cell table:number-columns-repeated="1009"/>
        </table:table-row>
        <table:table-row table:style-name="ro1">
          <table:table-cell table:style-name="ce10" office:value-type="string">
            <text:p>6</text:p>
          </table:table-cell>
          <table:table-cell table:formula="of:=[.$B$344]" office:value-type="float" office:value="17220">
            <text:p>17220</text:p>
          </table:table-cell>
          <table:table-cell table:style-name="ce27" table:formula="of:=SFLINEAR([.$A350]; [.$C$344]; [.$D$344])" office:value-type="float" office:value="215250">
            <text:p>215250,000</text:p>
          </table:table-cell>
          <table:table-cell/>
          <table:table-cell table:formula="of:=SFPOWER([.$A350]; [.$E$344]; [.$F$344]; [.$G$344])" office:value-type="float" office:value="0">
            <text:p>0</text:p>
          </table:table-cell>
          <table:table-cell table:number-columns-repeated="2"/>
          <table:table-cell table:formula="of:=SFEXP([.$A350]; [.$H$344]; [.$I$344])" office:value-type="float" office:value="0">
            <text:p>0</text:p>
          </table:table-cell>
          <table:table-cell table:number-columns-repeated="2"/>
          <table:table-cell table:style-name="ce44" table:formula="of:=SFJOIN([.B350];[.C350];[.E350];[.H350];[.$L$344])" office:value-type="float" office:value="232470">
            <text:p>232470,0000</text:p>
          </table:table-cell>
          <table:table-cell table:style-name="ce44" table:formula="of:=IF([.$K$344]=1; [.$K350]*60; [.$K350]/60)" office:value-type="float" office:value="3874.5">
            <text:p>3874,5000</text:p>
          </table:table-cell>
          <table:table-cell table:style-name="ce48" table:formula="of:=IF([.$K$344]=1; [.$K350]*60*60; [.$K350]/60/60)" office:value-type="float" office:value="64.575">
            <text:p>64,5750</text:p>
          </table:table-cell>
          <table:table-cell table:style-name="ce48" table:formula="of:=IF([.$K$344]=1; [.$K350]*60*60*24; [.$K350]/60/60/24)" office:value-type="float" office:value="2.690625">
            <text:p>2,6906</text:p>
          </table:table-cell>
          <table:table-cell table:formula="of:=[.K350]/[.K349]" office:value-type="float" office:value="1.22727272727273">
            <text:p>1,23</text:p>
          </table:table-cell>
          <table:table-cell table:number-columns-repeated="1009"/>
        </table:table-row>
        <table:table-row table:style-name="ro1">
          <table:table-cell table:style-name="ce10" office:value-type="string">
            <text:p>7</text:p>
          </table:table-cell>
          <table:table-cell table:formula="of:=[.$B$344]" office:value-type="float" office:value="17220">
            <text:p>17220</text:p>
          </table:table-cell>
          <table:table-cell table:style-name="ce27" table:formula="of:=SFLINEAR([.$A351]; [.$C$344]; [.$D$344])" office:value-type="float" office:value="258300">
            <text:p>258300,000</text:p>
          </table:table-cell>
          <table:table-cell/>
          <table:table-cell table:formula="of:=SFPOWER([.$A351]; [.$E$344]; [.$F$344]; [.$G$344])" office:value-type="float" office:value="0">
            <text:p>0</text:p>
          </table:table-cell>
          <table:table-cell table:number-columns-repeated="2"/>
          <table:table-cell table:formula="of:=SFEXP([.$A351]; [.$H$344]; [.$I$344])" office:value-type="float" office:value="0">
            <text:p>0</text:p>
          </table:table-cell>
          <table:table-cell table:number-columns-repeated="2"/>
          <table:table-cell table:style-name="ce44" table:formula="of:=SFJOIN([.B351];[.C351];[.E351];[.H351];[.$L$344])" office:value-type="float" office:value="275520">
            <text:p>275520,0000</text:p>
          </table:table-cell>
          <table:table-cell table:style-name="ce44" table:formula="of:=IF([.$K$344]=1; [.$K351]*60; [.$K351]/60)" office:value-type="float" office:value="4592">
            <text:p>4592,0000</text:p>
          </table:table-cell>
          <table:table-cell table:style-name="ce48" table:formula="of:=IF([.$K$344]=1; [.$K351]*60*60; [.$K351]/60/60)" office:value-type="float" office:value="76.5333333333333">
            <text:p>76,5333</text:p>
          </table:table-cell>
          <table:table-cell table:style-name="ce48" table:formula="of:=IF([.$K$344]=1; [.$K351]*60*60*24; [.$K351]/60/60/24)" office:value-type="float" office:value="3.18888888888889">
            <text:p>3,1889</text:p>
          </table:table-cell>
          <table:table-cell table:formula="of:=[.K351]/[.K350]" office:value-type="float" office:value="1.18518518518519">
            <text:p>1,19</text:p>
          </table:table-cell>
          <table:table-cell table:number-columns-repeated="1009"/>
        </table:table-row>
        <table:table-row table:style-name="ro1">
          <table:table-cell table:style-name="ce10" office:value-type="string">
            <text:p>8</text:p>
          </table:table-cell>
          <table:table-cell table:formula="of:=[.$B$344]" office:value-type="float" office:value="17220">
            <text:p>17220</text:p>
          </table:table-cell>
          <table:table-cell table:style-name="ce27" table:formula="of:=SFLINEAR([.$A352]; [.$C$344]; [.$D$344])" office:value-type="float" office:value="301350">
            <text:p>301350,000</text:p>
          </table:table-cell>
          <table:table-cell/>
          <table:table-cell table:formula="of:=SFPOWER([.$A352]; [.$E$344]; [.$F$344]; [.$G$344])" office:value-type="float" office:value="0">
            <text:p>0</text:p>
          </table:table-cell>
          <table:table-cell table:number-columns-repeated="2"/>
          <table:table-cell table:formula="of:=SFEXP([.$A352]; [.$H$344]; [.$I$344])" office:value-type="float" office:value="0">
            <text:p>0</text:p>
          </table:table-cell>
          <table:table-cell table:number-columns-repeated="2"/>
          <table:table-cell table:style-name="ce44" table:formula="of:=SFJOIN([.B352];[.C352];[.E352];[.H352];[.$L$344])" office:value-type="float" office:value="318570">
            <text:p>318570,0000</text:p>
          </table:table-cell>
          <table:table-cell table:style-name="ce44" table:formula="of:=IF([.$K$344]=1; [.$K352]*60; [.$K352]/60)" office:value-type="float" office:value="5309.5">
            <text:p>5309,5000</text:p>
          </table:table-cell>
          <table:table-cell table:style-name="ce48" table:formula="of:=IF([.$K$344]=1; [.$K352]*60*60; [.$K352]/60/60)" office:value-type="float" office:value="88.4916666666667">
            <text:p>88,4917</text:p>
          </table:table-cell>
          <table:table-cell table:style-name="ce48" table:formula="of:=IF([.$K$344]=1; [.$K352]*60*60*24; [.$K352]/60/60/24)" office:value-type="float" office:value="3.68715277777778">
            <text:p>3,6872</text:p>
          </table:table-cell>
          <table:table-cell table:formula="of:=[.K352]/[.K351]" office:value-type="float" office:value="1.15625">
            <text:p>1,16</text:p>
          </table:table-cell>
          <table:table-cell table:number-columns-repeated="1009"/>
        </table:table-row>
        <table:table-row table:style-name="ro1">
          <table:table-cell table:style-name="ce10" office:value-type="string">
            <text:p>9</text:p>
          </table:table-cell>
          <table:table-cell table:formula="of:=[.$B$344]" office:value-type="float" office:value="17220">
            <text:p>17220</text:p>
          </table:table-cell>
          <table:table-cell table:style-name="ce27" table:formula="of:=SFLINEAR([.$A353]; [.$C$344]; [.$D$344])" office:value-type="float" office:value="344400">
            <text:p>344400,000</text:p>
          </table:table-cell>
          <table:table-cell/>
          <table:table-cell table:formula="of:=SFPOWER([.$A353]; [.$E$344]; [.$F$344]; [.$G$344])" office:value-type="float" office:value="0">
            <text:p>0</text:p>
          </table:table-cell>
          <table:table-cell table:number-columns-repeated="2"/>
          <table:table-cell table:formula="of:=SFEXP([.$A353]; [.$H$344]; [.$I$344])" office:value-type="float" office:value="0">
            <text:p>0</text:p>
          </table:table-cell>
          <table:table-cell table:number-columns-repeated="2"/>
          <table:table-cell table:style-name="ce44" table:formula="of:=SFJOIN([.B353];[.C353];[.E353];[.H353];[.$L$344])" office:value-type="float" office:value="361620">
            <text:p>361620,0000</text:p>
          </table:table-cell>
          <table:table-cell table:style-name="ce44" table:formula="of:=IF([.$K$344]=1; [.$K353]*60; [.$K353]/60)" office:value-type="float" office:value="6027">
            <text:p>6027,0000</text:p>
          </table:table-cell>
          <table:table-cell table:style-name="ce48" table:formula="of:=IF([.$K$344]=1; [.$K353]*60*60; [.$K353]/60/60)" office:value-type="float" office:value="100.45">
            <text:p>100,4500</text:p>
          </table:table-cell>
          <table:table-cell table:style-name="ce48" table:formula="of:=IF([.$K$344]=1; [.$K353]*60*60*24; [.$K353]/60/60/24)" office:value-type="float" office:value="4.18541666666667">
            <text:p>4,1854</text:p>
          </table:table-cell>
          <table:table-cell table:formula="of:=[.K353]/[.K352]" office:value-type="float" office:value="1.13513513513514">
            <text:p>1,14</text:p>
          </table:table-cell>
          <table:table-cell table:number-columns-repeated="1009"/>
        </table:table-row>
        <table:table-row table:style-name="ro1">
          <table:table-cell table:style-name="ce10" office:value-type="string">
            <text:p>10</text:p>
          </table:table-cell>
          <table:table-cell table:formula="of:=[.$B$344]" office:value-type="float" office:value="17220">
            <text:p>17220</text:p>
          </table:table-cell>
          <table:table-cell table:style-name="ce27" table:formula="of:=SFLINEAR([.$A354]; [.$C$344]; [.$D$344])" office:value-type="float" office:value="387450">
            <text:p>387450,000</text:p>
          </table:table-cell>
          <table:table-cell/>
          <table:table-cell table:formula="of:=SFPOWER([.$A354]; [.$E$344]; [.$F$344]; [.$G$344])" office:value-type="float" office:value="0">
            <text:p>0</text:p>
          </table:table-cell>
          <table:table-cell table:number-columns-repeated="2"/>
          <table:table-cell table:formula="of:=SFEXP([.$A354]; [.$H$344]; [.$I$344])" office:value-type="float" office:value="0">
            <text:p>0</text:p>
          </table:table-cell>
          <table:table-cell table:number-columns-repeated="2"/>
          <table:table-cell table:style-name="ce44" table:formula="of:=SFJOIN([.B354];[.C354];[.E354];[.H354];[.$L$344])" office:value-type="float" office:value="404670">
            <text:p>404670,0000</text:p>
          </table:table-cell>
          <table:table-cell table:style-name="ce44" table:formula="of:=IF([.$K$344]=1; [.$K354]*60; [.$K354]/60)" office:value-type="float" office:value="6744.5">
            <text:p>6744,5000</text:p>
          </table:table-cell>
          <table:table-cell table:style-name="ce48" table:formula="of:=IF([.$K$344]=1; [.$K354]*60*60; [.$K354]/60/60)" office:value-type="float" office:value="112.408333333333">
            <text:p>112,4083</text:p>
          </table:table-cell>
          <table:table-cell table:style-name="ce48" table:formula="of:=IF([.$K$344]=1; [.$K354]*60*60*24; [.$K354]/60/60/24)" office:value-type="float" office:value="4.68368055555556">
            <text:p>4,6837</text:p>
          </table:table-cell>
          <table:table-cell table:formula="of:=[.K354]/[.K353]" office:value-type="float" office:value="1.11904761904762">
            <text:p>1,12</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216">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18" table:default-cell-style-name="Default"/>
        <table:table-column table:style-name="co7"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default-cell-style-name="Default"/>
        <table:table-column table:style-name="co19" table:default-cell-style-name="Default"/>
        <table:table-column table:style-name="co22" table:default-cell-style-name="Default"/>
        <table:table-column table:style-name="co18" table:default-cell-style-name="Default"/>
        <table:table-column table:style-name="co23" table:default-cell-style-name="Default"/>
        <table:table-column table:style-name="co9" table:default-cell-style-name="ce68"/>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85"/>
        <table:table-column table:style-name="co32" table:default-cell-style-name="ce85"/>
        <table:table-column table:style-name="co33" table:default-cell-style-name="ce85"/>
        <table:table-column table:style-name="co24" table:default-cell-style-name="ce85"/>
        <table:table-column table:style-name="co14" table:number-columns-repeated="1001" table:default-cell-style-name="ce85"/>
        <table:table-row table:style-name="ro13">
          <table:table-cell table:style-name="ce51" office:value-type="string">
            <text:p>Tier name</text:p>
          </table:table-cell>
          <table:table-cell table:style-name="ce63" office:value-type="string" table:number-columns-spanned="2" table:number-rows-spanned="1">
            <text:p>Metal mod</text:p>
          </table:table-cell>
          <table:covered-table-cell table:style-name="ce63"/>
          <table:table-cell table:style-name="ce63" office:value-type="string" table:number-columns-spanned="2" table:number-rows-spanned="1">
            <text:p>Energy mod</text:p>
          </table:table-cell>
          <table:covered-table-cell table:style-name="ce63"/>
          <table:table-cell table:style-name="ce76" office:value-type="string" table:number-columns-spanned="3" table:number-rows-spanned="1">
            <text:p>Zetium mod</text:p>
          </table:table-cell>
          <table:covered-table-cell table:style-name="ce78"/>
          <table:covered-table-cell table:style-name="ce78"/>
          <table:table-cell table:style-name="ce76" office:value-type="string">
            <text:p>Time HP mod.</text:p>
          </table:table-cell>
          <table:table-cell table:style-name="ce80" office:value-type="string">
            <text:p>Time dmg mod.</text:p>
          </table:table-cell>
          <table:table-cell table:style-name="ce80" office:value-type="string">
            <text:p>HP mod.</text:p>
          </table:table-cell>
          <table:table-cell table:style-name="ce80" office:value-type="string">
            <text:p>Dmg mod.</text:p>
          </table:table-cell>
          <table:table-cell table:style-name="ce82" office:value-type="string">
            <text:p>Init. diff %</text:p>
          </table:table-cell>
          <table:table-cell table:style-name="ce79" office:value-type="string">
            <text:p>SS hop HP coef</text:p>
          </table:table-cell>
          <table:table-cell table:style-name="ce79" office:value-type="string">
            <text:p>Glx hop HP coef</text:p>
          </table:table-cell>
          <table:table-cell table:style-name="ce85" table:number-columns-repeated="4"/>
          <table:table-cell table:number-columns-repeated="1005"/>
        </table:table-row>
        <table:table-row table:style-name="ro14">
          <table:table-cell table:style-name="ce52" office:value-type="string">
            <text:p>T1</text:p>
          </table:table-cell>
          <table:table-cell table:style-name="ce64" office:value-type="float" office:value="2" table:number-columns-spanned="2" table:number-rows-spanned="1">
            <text:p>2</text:p>
          </table:table-cell>
          <table:covered-table-cell/>
          <table:table-cell table:style-name="ce72" office:value-type="float" office:value="4" table:number-columns-spanned="2" table:number-rows-spanned="1">
            <text:p>4</text:p>
          </table:table-cell>
          <table:covered-table-cell table:style-name="ce75"/>
          <table:table-cell table:style-name="ce77" office:value-type="float" office:value="0" table:number-columns-spanned="3" table:number-rows-spanned="1">
            <text:p>0</text:p>
          </table:table-cell>
          <table:covered-table-cell table:style-name="ce77"/>
          <table:covered-table-cell table:style-name="ce13"/>
          <table:table-cell table:style-name="ce27" office:value-type="float" office:value="0.05">
            <text:p>0,050</text:p>
          </table:table-cell>
          <table:table-cell table:style-name="ce81" office:value-type="float" office:value="0.3">
            <text:p>0,3</text:p>
          </table:table-cell>
          <table:table-cell table:style-name="ce81"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1,5</text:p>
          </table:table-cell>
          <table:table-cell table:style-name="ce64" table:formula="of:=[.B2]*0.8" office:value-type="float" office:value="1.6" table:number-columns-spanned="2" table:number-rows-spanned="1">
            <text:p>1,6</text:p>
          </table:table-cell>
          <table:covered-table-cell/>
          <table:table-cell table:style-name="ce72" table:formula="of:=[.D2]*0.8" office:value-type="float" office:value="3.2" table:number-columns-spanned="2" table:number-rows-spanned="1">
            <text:p>3,2</text:p>
          </table:table-cell>
          <table:covered-table-cell table:style-name="ce75"/>
          <table:table-cell table:style-name="ce77" office:value-type="float" office:value="0.05" table:number-columns-spanned="3" table:number-rows-spanned="1">
            <text:p>0,05</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2</text:p>
          </table:table-cell>
          <table:table-cell table:style-name="ce64" office:value-type="float" office:value="1.5" table:number-columns-spanned="2" table:number-rows-spanned="1">
            <text:p>1,5</text:p>
          </table:table-cell>
          <table:covered-table-cell/>
          <table:table-cell table:style-name="ce64" office:value-type="float" office:value="3" table:number-columns-spanned="2" table:number-rows-spanned="1">
            <text:p>3</text:p>
          </table:table-cell>
          <table:covered-table-cell/>
          <table:table-cell table:style-name="ce77" office:value-type="float" office:value="0.1" table:number-columns-spanned="3" table:number-rows-spanned="1">
            <text:p>0,1</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3</text:p>
          </table:table-cell>
          <table:table-cell table:style-name="ce64" office:value-type="float" office:value="0.6" table:number-columns-spanned="2" table:number-rows-spanned="1">
            <text:p>0,6</text:p>
          </table:table-cell>
          <table:covered-table-cell/>
          <table:table-cell table:style-name="ce64" office:value-type="float" office:value="0.6" table:number-columns-spanned="2" table:number-rows-spanned="1">
            <text:p>0,6</text:p>
          </table:table-cell>
          <table:covered-table-cell/>
          <table:table-cell table:style-name="ce77" office:value-type="float" office:value="0.3" table:number-columns-spanned="3" table:number-rows-spanned="1">
            <text:p>0,3</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office:annotation draw:style-name="gr4" draw:text-style-name="P2" svg:width="2.899cm" svg:height="0.596cm" svg:x="2.858cm" svg:y="2.443cm" draw:caption-point-x="-0.61cm" draw:caption-point-y="1.524cm">
              <dc:creator>AŠ</dc:creator>
              <dc:date>2010-12-24T00:00:00</dc:date>
              <text:p text:style-name="P2"><text:span text:style-name="T1">Space Tier 1</text:span></text:p>
            </office:annotation>
            <text:p>ST1</text:p>
          </table:table-cell>
          <table:table-cell table:style-name="ce65" office:value-type="float" office:value="2.5" table:number-columns-spanned="2" table:number-rows-spanned="1">
            <text:p>2,5</text:p>
          </table:table-cell>
          <table:covered-table-cell/>
          <table:table-cell table:style-name="ce64" office:value-type="float" office:value="3.5" table:number-columns-spanned="2" table:number-rows-spanned="1">
            <text:p>3,5</text:p>
          </table:table-cell>
          <table:covered-table-cell/>
          <table:table-cell table:style-name="ce77" table:formula="of:=0.35/2" office:value-type="float" office:value="0.175" table:number-columns-spanned="3" table:number-rows-spanned="1">
            <text:p>0,18</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8">
            <text:p>0,0080</text:p>
          </table:table-cell>
          <table:table-cell table:formula="of:=[.N6]*3" office:value-type="float" office:value="0.024">
            <text:p>0,02</text:p>
          </table:table-cell>
          <table:table-cell table:number-columns-repeated="1009"/>
        </table:table-row>
        <table:table-row table:style-name="ro14">
          <table:table-cell table:style-name="ce52" office:value-type="string">
            <text:p>ST2</text:p>
          </table:table-cell>
          <table:table-cell table:style-name="ce64" table:formula="of:=5.5/2" office:value-type="float" office:value="2.75" table:number-columns-spanned="2" table:number-rows-spanned="1">
            <text:p>2,75</text:p>
          </table:table-cell>
          <table:covered-table-cell/>
          <table:table-cell table:style-name="ce64" table:formula="of:=7.2/2" office:value-type="float" office:value="3.6" table:number-columns-spanned="2" table:number-rows-spanned="1">
            <text:p>3,6</text:p>
          </table:table-cell>
          <table:covered-table-cell/>
          <table:table-cell table:style-name="ce77" table:formula="of:=0.45/2" office:value-type="float" office:value="0.225" table:number-columns-spanned="3" table:number-rows-spanned="1">
            <text:p>0,23</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6">
            <text:p>0,0060</text:p>
          </table:table-cell>
          <table:table-cell table:formula="of:=[.N7]*3" office:value-type="float" office:value="0.018">
            <text:p>0,02</text:p>
          </table:table-cell>
          <table:table-cell table:number-columns-repeated="1009"/>
        </table:table-row>
        <table:table-row table:style-name="ro14">
          <table:table-cell table:style-name="ce52" office:value-type="string">
            <text:p>ST3</text:p>
          </table:table-cell>
          <table:table-cell table:style-name="ce64" table:formula="of:=4.4/2" office:value-type="float" office:value="2.2" table:number-columns-spanned="2" table:number-rows-spanned="1">
            <text:p>2,2</text:p>
          </table:table-cell>
          <table:covered-table-cell/>
          <table:table-cell table:style-name="ce64" office:value-type="float" office:value="3.1" table:number-columns-spanned="2" table:number-rows-spanned="1">
            <text:p>3,1</text:p>
          </table:table-cell>
          <table:covered-table-cell/>
          <table:table-cell table:style-name="ce77" office:value-type="float" office:value="0.2" table:number-columns-spanned="3" table:number-rows-spanned="1">
            <text:p>0,2</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3">
            <text:p>0,0030</text:p>
          </table:table-cell>
          <table:table-cell table:formula="of:=[.N8]*3" office:value-type="float" office:value="0.009">
            <text:p>0,01</text:p>
          </table:table-cell>
          <table:table-cell table:number-columns-repeated="1009"/>
        </table:table-row>
        <table:table-row table:style-name="ro14">
          <table:table-cell table:style-name="ce52" office:value-type="string">
            <text:p>Special</text:p>
          </table:table-cell>
          <table:table-cell table:style-name="ce64" office:value-type="float" office:value="7" table:number-columns-spanned="2" table:number-rows-spanned="1">
            <text:p>7</text:p>
          </table:table-cell>
          <table:covered-table-cell/>
          <table:table-cell table:style-name="ce64" office:value-type="float" office:value="10" table:number-columns-spanned="2" table:number-rows-spanned="1">
            <text:p>10</text:p>
          </table:table-cell>
          <table:covered-table-cell/>
          <table:table-cell table:style-name="ce77" office:value-type="float" office:value="0.6" table:number-columns-spanned="3" table:number-rows-spanned="1">
            <text:p>0,6</text:p>
          </table:table-cell>
          <table:covered-table-cell table:style-name="ce77"/>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3" office:value-type="float" office:value="0">
            <text:p>0</text:p>
          </table:table-cell>
          <table:table-cell table:style-name="ce22" office:value-type="float" office:value="0.009">
            <text:p>0,0090</text:p>
          </table:table-cell>
          <table:table-cell table:formula="of:=[.N9]*3" office:value-type="float" office:value="0.027">
            <text:p>0,03</text:p>
          </table:table-cell>
          <table:table-cell table:number-columns-repeated="1009"/>
        </table:table-row>
        <table:table-row table:style-name="ro14">
          <table:table-cell table:style-name="ce52" office:value-type="string">
            <text:p>Towers</text:p>
          </table:table-cell>
          <table:table-cell table:style-name="ce64" office:value-type="float" office:value="5.2" table:number-columns-spanned="2" table:number-rows-spanned="1">
            <text:p>5,2</text:p>
          </table:table-cell>
          <table:covered-table-cell/>
          <table:table-cell table:style-name="ce64" office:value-type="float" office:value="6.4" table:number-columns-spanned="2" table:number-rows-spanned="1">
            <text:p>6,4</text:p>
          </table:table-cell>
          <table:covered-table-cell/>
          <table:table-cell table:style-name="ce77" office:value-type="float" office:value="0.5" table:number-columns-spanned="3" table:number-rows-spanned="1">
            <text:p>0,5</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2">
            <text:p>2</text:p>
          </table:table-cell>
          <table:table-cell table:style-name="ce83" office:value-type="float" office:value="7">
            <text:p>7</text:p>
          </table:table-cell>
          <table:table-cell table:number-columns-repeated="1011"/>
        </table:table-row>
        <table:table-row table:style-name="ro14" table:number-rows-repeated="15">
          <table:table-cell table:style-name="ce52"/>
          <table:table-cell table:style-name="ce64"/>
          <table:table-cell/>
          <table:table-cell table:style-name="ce64"/>
          <table:table-cell/>
          <table:table-cell table:style-name="ce77" table:number-columns-repeated="2"/>
          <table:table-cell table:style-name="ce13"/>
          <table:table-cell table:style-name="ce27"/>
          <table:table-cell table:style-name="ce13"/>
          <table:table-cell/>
          <table:table-cell table:style-name="ce13"/>
          <table:table-cell table:style-name="ce83"/>
          <table:table-cell table:number-columns-repeated="1011"/>
        </table:table-row>
        <table:table-row table:style-name="ro14">
          <table:table-cell table:style-name="ce52"/>
          <table:table-cell table:style-name="ce64" table:number-columns-spanned="2" table:number-rows-spanned="1"/>
          <table:covered-table-cell/>
          <table:table-cell table:style-name="ce64" table:number-columns-spanned="2" table:number-rows-spanned="1"/>
          <table:covered-table-cell/>
          <table:table-cell table:number-columns-repeated="2"/>
          <table:table-cell table:style-name="ce77" table:number-columns-spanned="3" table:number-rows-spanned="1"/>
          <table:covered-table-cell table:style-name="ce77"/>
          <table:covered-table-cell table:style-name="ce13"/>
          <table:table-cell/>
          <table:table-cell table:style-name="ce13"/>
          <table:table-cell/>
          <table:table-cell table:style-name="ce13"/>
          <table:table-cell table:style-name="ce83"/>
          <table:table-cell table:number-columns-repeated="1009"/>
        </table:table-row>
        <table:table-row table:style-name="ro14">
          <table:table-cell table:style-name="ce53"/>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4"/>
          <table:table-cell table:number-columns-repeated="1009"/>
        </table:table-row>
        <table:table-row table:style-name="ro2">
          <table:table-cell table:style-name="ce46" office:value-type="string">
            <text:p>damages_start</text:p>
          </table:table-cell>
          <table:table-cell table:style-name="ce46" table:number-columns-repeated="18"/>
          <table:table-cell table:style-name="ce86" table:number-columns-repeated="1005"/>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79" table:number-columns-repeated="4"/>
          <table:table-cell table:style-name="Default"/>
          <table:table-cell table:number-columns-repeated="2"/>
          <table:table-cell table:style-name="ce79" table:number-columns-repeated="5"/>
          <table:table-cell table:number-columns-repeated="1005"/>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1">
            <text:p>0,1</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3">
            <text:p>0,3</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6">
            <text:p>0,6</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2">
            <text:p>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6" office:value-type="string">
            <text:p>units_start</text:p>
          </table:table-cell>
          <table:table-cell table:style-name="ce46" table:number-columns-repeated="18"/>
          <table:table-cell table:style-name="ce86" table:number-columns-repeated="1005"/>
        </table:table-row>
        <table:table-row table:style-name="ro15">
          <table:table-cell table:style-name="ce54" office:value-type="string">
            <text:p>Unit name</text:p>
          </table:table-cell>
          <table:table-cell table:style-name="ce54" office:value-type="string">
            <text:p>Tier</text:p>
          </table:table-cell>
          <table:table-cell table:style-name="ce54" office:value-type="string">
            <text:p>HP</text:p>
          </table:table-cell>
          <table:table-cell table:style-name="ce54" office:value-type="string">
            <text:p>Init.</text:p>
          </table:table-cell>
          <table:table-cell table:style-name="ce54" office:value-type="string">
            <text:p>Dmg / Gun</text:p>
          </table:table-cell>
          <table:table-cell table:style-name="ce54" office:value-type="string">
            <text:p>cldn</text:p>
          </table:table-cell>
          <table:table-cell table:style-name="ce54" office:value-type="string">
            <text:p>Gun reach</text:p>
          </table:table-cell>
          <table:table-cell table:style-name="ce54" office:value-type="string">
            <text:p>Gun cnt</text:p>
          </table:table-cell>
          <table:table-cell table:style-name="ce54" office:value-type="string">
            <text:p>Dmg type</text:p>
          </table:table-cell>
          <table:table-cell table:style-name="ce54" office:value-type="string">
            <text:p>Build Time min</text:p>
          </table:table-cell>
          <table:table-cell table:style-name="ce54" office:value-type="string">
            <text:p>XP mod.</text:p>
          </table:table-cell>
          <table:table-cell table:style-name="ce54" office:value-type="string">
            <text:p>XP <text:s/>for level</text:p>
          </table:table-cell>
          <table:table-cell table:style-name="ce54" office:value-type="string">
            <text:p>Armor type</text:p>
          </table:table-cell>
          <table:table-cell table:style-name="ce54" office:value-type="string">
            <text:p>Dmg mod</text:p>
          </table:table-cell>
          <table:table-cell table:style-name="ce54" office:value-type="string">
            <text:p>Arm mod</text:p>
          </table:table-cell>
          <table:table-cell table:style-name="ce54" office:value-type="string">
            <text:p>Base cost</text:p>
          </table:table-cell>
          <table:table-cell table:style-name="ce54" office:value-type="string">
            <text:p>Metal</text:p>
          </table:table-cell>
          <table:table-cell table:style-name="ce54" office:value-type="string">
            <text:p>Energy</text:p>
          </table:table-cell>
          <table:table-cell table:style-name="ce54" office:value-type="string">
            <text:p>Zetium</text:p>
          </table:table-cell>
          <table:table-cell table:style-name="ce54" office:value-type="string">
            <office:annotation draw:style-name="gr4" draw:text-style-name="P2" svg:width="2.899cm" svg:height="2.176cm" svg:x="24.906cm" svg:y="22.499cm" draw:caption-point-x="-0.61cm" draw:caption-point-y="1.513cm">
              <dc:creator>AŠ</dc:creator>
              <dc:date>2011-01-02T00:00:00</dc:date>
              <text:p text:style-name="P2"><text:span text:style-name="T1">Pagal kainą – unitas užima tiek, kiek užima resursai skirti jį pagaminti.</text:span></text:p>
            </office:annotation>
            <text:p>Volume</text:p>
          </table:table-cell>
          <table:table-cell table:style-name="ce54" office:value-type="string">
            <office:annotation draw:style-name="gr4" draw:text-style-name="P2" svg:width="2.899cm" svg:height="1.386cm" svg:x="25.65cm" svg:y="22.499cm" draw:caption-point-x="-0.61cm" draw:caption-point-y="1.513cm">
              <dc:creator>AŠ</dc:creator>
              <dc:date>2011-01-02T00:00:00</dc:date>
              <text:p text:style-name="P2"><text:span text:style-name="T1">Kaip volume, tik dar padauginta iš storage mod'o.</text:span></text:p>
            </office:annotation>
            <text:p>Storage</text:p>
          </table:table-cell>
          <table:table-cell table:style-name="ce54" office:value-type="string">
            <text:p>SS jump time (min)</text:p>
          </table:table-cell>
          <table:table-cell table:style-name="ce54" office:value-type="string">
            <text:p>Galaxy jump time (min)</text:p>
          </table:table-cell>
          <table:table-cell table:style-name="ce54" table:number-columns-repeated="1001"/>
        </table:table-row>
        <table:table-row table:style-name="ro1">
          <table:table-cell table:style-name="ce55" office:value-type="string">
            <text:p>Trooper</text:p>
          </table:table-cell>
          <table:table-cell table:style-name="ce66" table:content-validation-name="val5" office:value-type="string">
            <text:p>T1</text:p>
          </table:table-cell>
          <table:table-cell table:style-name="ce68"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C52]*[Variables.$B$5]" office:value-type="float" office:value="240">
            <text:p>24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8" table:formula="of:=([.C52]*VLOOKUP([.$B52];[.$A$2:.$N27];11;0)+[.E52]*[.H52]*VLOOKUP([.$B52];[.$A$2:.$N27];12;0))*(1 + ([.D52]-[Variables.$B$6])*VLOOKUP([.$B52];[.$A$2:.$O27];13;0)/100)" office:value-type="float" office:value="113">
            <text:p>113</text:p>
          </table:table-cell>
          <table:table-cell table:style-name="ce68" table:formula="of:=VLOOKUP([.$B52];[.$A$2:.$H5];2;0)*[.$P52]" office:value-type="float" office:value="226">
            <text:p>226</text:p>
          </table:table-cell>
          <table:table-cell table:style-name="ce68" table:formula="of:=VLOOKUP([.$B52];[.$A$2:.$H5];4;0)*[.$P52]" office:value-type="float" office:value="452">
            <text:p>452</text:p>
          </table:table-cell>
          <table:table-cell table:style-name="ce68" table:formula="of:=VLOOKUP([.$B52];[.$A$2:.$H5];6;0)*[.$P52]" office:value-type="float" office:value="0">
            <text:p>0</text:p>
          </table:table-cell>
          <table:table-cell table:style-name="Default" table:formula="of:=CEILING([.Q52]/[Variables.$B$11];1)+CEILING([.R52]/[Variables.$B$12];1)+CEILING([.S52]/[Variables.$B$13];1)" office:value-type="float" office:value="20">
            <text:p>20</text:p>
          </table:table-cell>
          <table:table-cell table:style-name="Default" table:number-columns-repeated="1004"/>
        </table:table-row>
        <table:table-row table:style-name="ro1">
          <table:table-cell table:style-name="ce55" office:value-type="string">
            <text:p>Shocker</text:p>
          </table:table-cell>
          <table:table-cell table:style-name="ce66" table:content-validation-name="val5" office:value-type="string">
            <text:p>T1,5</text:p>
          </table:table-cell>
          <table:table-cell table:style-name="ce68" office:value-type="float" office:value="370">
            <text:p>370</text:p>
          </table:table-cell>
          <table:table-cell office:value-type="float" office:value="8">
            <office:annotation draw:style-name="gr3" draw:text-style-name="P2" svg:width="7.811cm" svg:height="0.991cm" svg:x="6.204cm" svg:y="24.486cm" draw:caption-point-x="-0.61cm" draw:caption-point-y="1.526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C53]*[Variables.$B$5]" office:value-type="float" office:value="592">
            <text:p>592</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8" table:formula="of:=([.C53]*VLOOKUP([.$B53];[.$A$2:.$N28];11;0)+[.E53]*[.H53]*VLOOKUP([.$B53];[.$A$2:.$N28];12;0))*(1 + ([.D53]-[Variables.$B$6])*VLOOKUP([.$B53];[.$A$2:.$O28];13;0)/100)" office:value-type="float" office:value="333.938">
            <text:p>333,94</text:p>
          </table:table-cell>
          <table:table-cell table:style-name="ce68" table:formula="of:=VLOOKUP([.$B53];[.$A$2:.$H26];2;0)*[.$P53]" office:value-type="float" office:value="534.3008">
            <text:p>534,3</text:p>
          </table:table-cell>
          <table:table-cell table:style-name="ce68" table:formula="of:=VLOOKUP([.$B53];[.$A$2:.$H26];4;0)*[.$P53]" office:value-type="float" office:value="1068.6016">
            <text:p>1068,6</text:p>
          </table:table-cell>
          <table:table-cell table:style-name="ce68" table:formula="of:=VLOOKUP([.$B53];[.$A$2:.$H26];6;0)*[.$P53]" office:value-type="float" office:value="16.6969">
            <text:p>16,7</text:p>
          </table:table-cell>
          <table:table-cell table:style-name="Default" table:formula="of:=CEILING([.Q53]/[Variables.$B$11];1)+CEILING([.R53]/[Variables.$B$12];1)+CEILING([.S53]/[Variables.$B$13];1)" office:value-type="float" office:value="47">
            <text:p>47</text:p>
          </table:table-cell>
          <table:table-cell table:style-name="Default" table:number-columns-repeated="1004"/>
        </table:table-row>
        <table:table-row table:style-name="ro1">
          <table:table-cell table:style-name="ce55" office:value-type="string">
            <text:p>Seeker</text:p>
          </table:table-cell>
          <table:table-cell table:style-name="ce66" table:content-validation-name="val5" office:value-type="string">
            <text:p>T1</text:p>
          </table:table-cell>
          <table:table-cell table:style-name="ce68" office:value-type="float" office:value="90">
            <text:p>90</text:p>
          </table:table-cell>
          <table:table-cell office:value-type="float" office:value="9">
            <office:annotation draw:style-name="gr3" draw:text-style-name="P2" svg:width="6.821cm" svg:height="0.991cm" svg:x="6.204cm" svg:y="24.941cm" draw:caption-point-x="-0.61cm" draw:caption-point-y="1.526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C54]*[Variables.$B$5]" office:value-type="float" office:value="144">
            <text:p>144</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8" table:formula="of:=([.C54]*VLOOKUP([.$B54];[.$A$2:.$N29];11;0)+[.E54]*[.H54]*VLOOKUP([.$B54];[.$A$2:.$N29];12;0))*(1 + ([.D54]-[Variables.$B$6])*VLOOKUP([.$B54];[.$A$2:.$O29];13;0)/100)" office:value-type="float" office:value="165.54">
            <text:p>165,54</text:p>
          </table:table-cell>
          <table:table-cell table:style-name="ce68" table:formula="of:=VLOOKUP([.$B54];[.$A$2:.$H27];2;0)*[.$P54]" office:value-type="float" office:value="331.08">
            <text:p>331,08</text:p>
          </table:table-cell>
          <table:table-cell table:style-name="ce68" table:formula="of:=VLOOKUP([.$B54];[.$A$2:.$H27];4;0)*[.$P54]" office:value-type="float" office:value="662.16">
            <text:p>662,16</text:p>
          </table:table-cell>
          <table:table-cell table:style-name="ce68" table:formula="of:=VLOOKUP([.$B54];[.$A$2:.$H27];6;0)*[.$P54]" office:value-type="float" office:value="0">
            <text:p>0</text:p>
          </table:table-cell>
          <table:table-cell table:style-name="Default" table:formula="of:=CEILING([.Q54]/[Variables.$B$11];1)+CEILING([.R54]/[Variables.$B$12];1)+CEILING([.S54]/[Variables.$B$13];1)" office:value-type="float" office:value="29">
            <text:p>29</text:p>
          </table:table-cell>
          <table:table-cell table:style-name="Default" table:number-columns-repeated="1004"/>
        </table:table-row>
        <table:table-row table:style-name="ro1">
          <table:table-cell table:style-name="ce55"/>
          <table:table-cell table:style-name="ce66" table:content-validation-name="val5" office:value-type="string">
            <text:p>T1</text:p>
          </table:table-cell>
          <table:table-cell table:style-name="ce68"/>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8" table:formula="of:=([.C55]*VLOOKUP([.$B55];[.$A$2:.$N30];11;0)+[.E55]*[.H55]*VLOOKUP([.$B55];[.$A$2:.$N30];12;0))*(1 + ([.D55]-[Variables.$B$6])*VLOOKUP([.$B55];[.$A$2:.$O30];13;0)/100)" office:value-type="float" office:value="0">
            <text:p>0</text:p>
          </table:table-cell>
          <table:table-cell table:style-name="ce68"/>
          <table:table-cell table:style-name="ce68"/>
          <table:table-cell table:style-name="ce68"/>
          <table:table-cell table:style-name="Default" table:formula="of:=CEILING([.Q55]/[Variables.$B$11];1)+CEILING([.R55]/[Variables.$B$12];1)+CEILING([.S55]/[Variables.$B$13];1)" office:value-type="float" office:value="0">
            <text:p>0</text:p>
          </table:table-cell>
          <table:table-cell table:style-name="Default" table:number-columns-repeated="1004"/>
        </table:table-row>
        <table:table-row table:style-name="ro1">
          <table:table-cell office:value-type="string">
            <text:p>Scorpion</text:p>
          </table:table-cell>
          <table:table-cell table:style-name="ce66" table:content-validation-name="val5" office:value-type="string">
            <text:p>T2</text:p>
          </table:table-cell>
          <table:table-cell table:style-name="ce68"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C56]*[Variables.$B$5]" office:value-type="float" office:value="1520">
            <text:p>1520</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8" table:formula="of:=([.C56]*VLOOKUP([.$B56];[.$A$2:.$N31];11;0)+[.E56]*[.H56]*VLOOKUP([.$B56];[.$A$2:.$N31];12;0))*(1 + ([.D56]-[Variables.$B$6])*VLOOKUP([.$B56];[.$A$2:.$O31];13;0)/100)" office:value-type="float" office:value="547.865">
            <text:p>547,87</text:p>
          </table:table-cell>
          <table:table-cell table:style-name="ce68" table:formula="of:=VLOOKUP([.$B56];[.$A$2:.$H28];2;0)*[.$P56]" office:value-type="float" office:value="821.7975">
            <text:p>821,8</text:p>
          </table:table-cell>
          <table:table-cell table:style-name="ce68" table:formula="of:=VLOOKUP([.$B56];[.$A$2:.$H28];4;0)*[.$P56]" office:value-type="float" office:value="1643.595">
            <text:p>1643,6</text:p>
          </table:table-cell>
          <table:table-cell table:style-name="ce68" table:formula="of:=VLOOKUP([.$B56];[.$A$2:.$H28];6;0)*[.$P56]" office:value-type="float" office:value="54.7865">
            <text:p>54,79</text:p>
          </table:table-cell>
          <table:table-cell table:style-name="Default" table:formula="of:=CEILING([.Q56]/[Variables.$B$11];1)+CEILING([.R56]/[Variables.$B$12];1)+CEILING([.S56]/[Variables.$B$13];1)" office:value-type="float" office:value="76">
            <text:p>76</text:p>
          </table:table-cell>
          <table:table-cell table:style-name="Default" table:number-columns-repeated="1004"/>
        </table:table-row>
        <table:table-row table:style-name="ro1">
          <table:table-cell office:value-type="string">
            <text:p>Azure</text:p>
          </table:table-cell>
          <table:table-cell table:style-name="ce66" table:content-validation-name="val5" office:value-type="string">
            <text:p>T2</text:p>
          </table:table-cell>
          <table:table-cell table:style-name="ce68"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C57]*[Variables.$B$5]" office:value-type="float" office:value="928">
            <text:p>9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8" table:formula="of:=([.C57]*VLOOKUP([.$B57];[.$A$2:.$N32];11;0)+[.E57]*[.H57]*VLOOKUP([.$B57];[.$A$2:.$N32];12;0))*(1 + ([.D57]-[Variables.$B$6])*VLOOKUP([.$B57];[.$A$2:.$O32];13;0)/100)" office:value-type="float" office:value="746">
            <text:p>746</text:p>
          </table:table-cell>
          <table:table-cell table:style-name="ce68" table:formula="of:=VLOOKUP([.$B57];[.$A$2:.$H29];2;0)*[.$P57]" office:value-type="float" office:value="1119">
            <text:p>1119</text:p>
          </table:table-cell>
          <table:table-cell table:style-name="ce68" table:formula="of:=VLOOKUP([.$B57];[.$A$2:.$H29];4;0)*[.$P57]" office:value-type="float" office:value="2238">
            <text:p>2238</text:p>
          </table:table-cell>
          <table:table-cell table:style-name="ce68" table:formula="of:=VLOOKUP([.$B57];[.$A$2:.$H29];6;0)*[.$P57]" office:value-type="float" office:value="74.6">
            <text:p>74,6</text:p>
          </table:table-cell>
          <table:table-cell table:style-name="Default" table:formula="of:=CEILING([.Q57]/[Variables.$B$11];1)+CEILING([.R57]/[Variables.$B$12];1)+CEILING([.S57]/[Variables.$B$13];1)" office:value-type="float" office:value="102">
            <text:p>102</text:p>
          </table:table-cell>
          <table:table-cell table:style-name="Default" table:number-columns-repeated="1004"/>
        </table:table-row>
        <table:table-row table:style-name="ro1">
          <table:table-cell office:value-type="string">
            <text:p>MDH</text:p>
          </table:table-cell>
          <table:table-cell table:style-name="ce66" table:content-validation-name="val6" office:value-type="string">
            <text:p>Special</text:p>
          </table:table-cell>
          <table:table-cell table:style-name="ce68" office:value-type="float" office:value="3000">
            <text:p>30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300">
            <text:p>300</text:p>
          </table:table-cell>
          <table:table-cell office:value-type="float" office:value="1">
            <text:p>1</text:p>
          </table:table-cell>
          <table:table-cell table:formula="of:=[.C58]*[Variables.$B$5]" office:value-type="float" office:value="4800">
            <text:p>4800</text:p>
          </table:table-cell>
          <table:table-cell table:content-validation-name="val10" office:value-type="string">
            <text:p>Light</text:p>
          </table:table-cell>
          <table:table-cell/>
          <table:table-cell office:value-type="float" office:value="0">
            <text:p>0</text:p>
          </table:table-cell>
          <table:table-cell table:style-name="ce68" table:formula="of:=([.C58]*VLOOKUP([.$B58];[.$A$2:.$N33];11;0)+[.E58]*[.H58]*VLOOKUP([.$B58];[.$A$2:.$N33];12;0))*(1 + ([.D58]-[Variables.$B$6])*VLOOKUP([.$B58];[.$A$2:.$O33];13;0)/100)" office:value-type="float" office:value="900">
            <text:p>900</text:p>
          </table:table-cell>
          <table:table-cell table:style-name="ce68" table:formula="of:=VLOOKUP([.$B58];[.$A$2:.$H30];2;0)*[.$P58]" office:value-type="float" office:value="6300">
            <text:p>6300</text:p>
          </table:table-cell>
          <table:table-cell table:style-name="ce68" table:formula="of:=VLOOKUP([.$B58];[.$A$2:.$H30];4;0)*[.$P58]" office:value-type="float" office:value="9000">
            <text:p>9000</text:p>
          </table:table-cell>
          <table:table-cell table:style-name="ce68" table:formula="of:=VLOOKUP([.$B58];[.$A$2:.$H30];6;0)*[.$P58]" office:value-type="float" office:value="540">
            <text:p>540</text:p>
          </table:table-cell>
          <table:table-cell table:style-name="Default" table:number-columns-repeated="1005"/>
        </table:table-row>
        <table:table-row table:style-name="ro1">
          <table:table-cell office:value-type="string">
            <text:p>Mule</text:p>
          </table:table-cell>
          <table:table-cell table:style-name="ce66" table:content-validation-name="val6" office:value-type="string">
            <text:p>Special</text:p>
          </table:table-cell>
          <table:table-cell table:style-name="ce68"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C59]*[Variables.$B$5]" office:value-type="float" office:value="4800">
            <text:p>4800</text:p>
          </table:table-cell>
          <table:table-cell table:content-validation-name="val10" office:value-type="string">
            <text:p>Heavy</text:p>
          </table:table-cell>
          <table:table-cell office:value-type="float" office:value="40">
            <text:p>40</text:p>
          </table:table-cell>
          <table:table-cell office:value-type="float" office:value="20">
            <text:p>20</text:p>
          </table:table-cell>
          <table:table-cell table:style-name="ce68" table:formula="of:=([.C59]*VLOOKUP([.$B59];[.$A$2:.$N34];11;0)+[.E59]*[.H59]*VLOOKUP([.$B59];[.$A$2:.$N34];12;0))*(1 + ([.D59]-[Variables.$B$6])*VLOOKUP([.$B59];[.$A$2:.$O34];13;0)/100)" office:value-type="float" office:value="900">
            <text:p>900</text:p>
          </table:table-cell>
          <table:table-cell table:style-name="ce68" table:formula="of:=VLOOKUP([.$B59];[.$A$2:.$H31];2;0)*[.$P59]" office:value-type="float" office:value="6300">
            <text:p>6300</text:p>
          </table:table-cell>
          <table:table-cell table:style-name="ce68" table:formula="of:=VLOOKUP([.$B59];[.$A$2:.$H31];4;0)*[.$P59]" office:value-type="float" office:value="9000">
            <text:p>9000</text:p>
          </table:table-cell>
          <table:table-cell table:style-name="ce68" table:formula="of:=VLOOKUP([.$B59];[.$A$2:.$H31];6;0)*[.$P59]" office:value-type="float" office:value="540">
            <text:p>540</text:p>
          </table:table-cell>
          <table:table-cell table:style-name="Default"/>
          <table:table-cell table:style-name="ce23" table:formula="of:=ROUND((CEILING([.Q59]/[Variables.$B$11];1)+CEILING([.R59]/[Variables.$B$12];1)+CEILING([.S59]/[Variables.$B$13];1))*[Variables.$B$14])" office:value-type="float" office:value="415">
            <text:p>415</text:p>
          </table:table-cell>
          <table:table-cell table:style-name="Default" table:formula="of:=[.C59]*VLOOKUP([.B59];[.$A$2:.$N$27];14;0)" office:value-type="float" office:value="27">
            <text:p>27</text:p>
          </table:table-cell>
          <table:table-cell table:style-name="ce23" table:formula="of:=[.C59]*VLOOKUP([.B59];[.$A$2:.$O$27];15;0)" office:value-type="float" office:value="81">
            <text:p>81</text:p>
          </table:table-cell>
          <table:table-cell table:style-name="Default" table:number-columns-repeated="1001"/>
        </table:table-row>
        <table:table-row table:style-name="ro1">
          <table:table-cell office:value-type="string">
            <text:p>Crow</text:p>
          </table:table-cell>
          <table:table-cell table:style-name="ce66" table:content-validation-name="val5" office:value-type="string">
            <text:p>ST1</text:p>
          </table:table-cell>
          <table:table-cell table:style-name="ce69" office:value-type="float" office:value="2250">
            <text:p>2250</text:p>
          </table:table-cell>
          <table:table-cell office:value-type="float" office:value="10">
            <text:p>10</text:p>
          </table:table-cell>
          <table:table-cell office:value-type="float" office:value="150">
            <text:p>1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01.25">
            <text:p>101,25</text:p>
          </table:table-cell>
          <table:table-cell office:value-type="float" office:value="1">
            <text:p>1</text:p>
          </table:table-cell>
          <table:table-cell table:formula="of:=[.C60]*[Variables.$B$5]" office:value-type="float" office:value="3600">
            <text:p>36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8" table:formula="of:=([.C60]*VLOOKUP([.$B60];[.$A$2:.$N35];11;0)+[.E60]*[.H60]*VLOOKUP([.$B60];[.$A$2:.$N35];12;0))*(1 + ([.D60]-[Variables.$B$6])*VLOOKUP([.$B60];[.$A$2:.$O35];13;0)/100)" office:value-type="float" office:value="1147.5">
            <text:p>1147,5</text:p>
          </table:table-cell>
          <table:table-cell table:style-name="ce68" table:formula="of:=VLOOKUP([.$B60];[.$A$2:.$H50];2;0)*[.$P60]" office:value-type="float" office:value="2868.75">
            <text:p>2868,75</text:p>
          </table:table-cell>
          <table:table-cell table:style-name="ce68" table:formula="of:=VLOOKUP([.$B60];[.$A$2:.$H50];4;0)*[.$P60]" office:value-type="float" office:value="4016.25">
            <text:p>4016,25</text:p>
          </table:table-cell>
          <table:table-cell table:style-name="ce68" table:formula="of:=VLOOKUP([.$B60];[.$A$2:.$H50];6;0)*[.$P60]" office:value-type="float" office:value="200.8125">
            <text:p>200,81</text:p>
          </table:table-cell>
          <table:table-cell table:style-name="Default" table:number-columns-repeated="2"/>
          <table:table-cell table:style-name="Default" table:formula="of:=[.C60]*VLOOKUP([.B60];[.$A$2:.$N$27];14;0)" office:value-type="float" office:value="18">
            <text:p>18</text:p>
          </table:table-cell>
          <table:table-cell table:style-name="ce23" table:formula="of:=[.C60]*VLOOKUP([.B60];[.$A$2:.$O$27];15;0)" office:value-type="float" office:value="54">
            <text:p>54</text:p>
          </table:table-cell>
          <table:table-cell table:style-name="Default" table:number-columns-repeated="1001"/>
        </table:table-row>
        <table:table-row table:style-name="ro1">
          <table:table-cell table:style-name="ce56" office:value-type="string">
            <text:p>Cyrix</text:p>
          </table:table-cell>
          <table:table-cell table:style-name="ce66" table:content-validation-name="val5" office:value-type="string">
            <text:p>ST2</text:p>
          </table:table-cell>
          <table:table-cell table:style-name="ce70" office:value-type="float" office:value="3580">
            <text:p>3580</text:p>
          </table:table-cell>
          <table:table-cell office:value-type="float" office:value="8">
            <text:p>8</text:p>
          </table:table-cell>
          <table:table-cell office:value-type="float" office:value="220">
            <text:p>2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155.5">
            <text:p>155,5</text:p>
          </table:table-cell>
          <table:table-cell office:value-type="float" office:value="1">
            <text:p>1</text:p>
          </table:table-cell>
          <table:table-cell table:formula="of:=[.C61]*[Variables.$B$5]" office:value-type="float" office:value="5728">
            <text:p>57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8" table:formula="of:=([.C61]*VLOOKUP([.$B61];[.$A$2:.$N36];11;0)+[.E61]*[.H61]*VLOOKUP([.$B61];[.$A$2:.$N36];12;0))*(1 + ([.D61]-[Variables.$B$6])*VLOOKUP([.$B61];[.$A$2:.$O36];13;0)/100)" office:value-type="float" office:value="1507.58">
            <text:p>1507,58</text:p>
          </table:table-cell>
          <table:table-cell table:style-name="ce68" table:formula="of:=VLOOKUP([.$B61];[.$A$2:.$H51];2;0)*[.$P61]" office:value-type="float" office:value="4145.845">
            <text:p>4145,85</text:p>
          </table:table-cell>
          <table:table-cell table:style-name="ce68" table:formula="of:=VLOOKUP([.$B61];[.$A$2:.$H51];4;0)*[.$P61]" office:value-type="float" office:value="5427.288">
            <text:p>5427,29</text:p>
          </table:table-cell>
          <table:table-cell table:style-name="ce68" table:formula="of:=VLOOKUP([.$B61];[.$A$2:.$H51];6;0)*[.$P61]" office:value-type="float" office:value="339.2055">
            <text:p>339,21</text:p>
          </table:table-cell>
          <table:table-cell table:style-name="Default" table:number-columns-repeated="2"/>
          <table:table-cell table:style-name="Default" table:formula="of:=[.C61]*VLOOKUP([.B61];[.$A$2:.$N$27];14;0)" office:value-type="float" office:value="21.48">
            <text:p>21,48</text:p>
          </table:table-cell>
          <table:table-cell table:style-name="ce23" table:formula="of:=[.C61]*VLOOKUP([.B61];[.$A$2:.$O$27];15;0)" office:value-type="float" office:value="64.44">
            <text:p>64,44</text:p>
          </table:table-cell>
          <table:table-cell table:style-name="Default" table:number-columns-repeated="1001"/>
        </table:table-row>
        <table:table-row table:style-name="ro1">
          <table:table-cell table:style-name="ce56" office:value-type="string">
            <text:p>Rhyno</text:p>
          </table:table-cell>
          <table:table-cell table:style-name="ce66" table:content-validation-name="val5" office:value-type="string">
            <text:p>ST3</text:p>
          </table:table-cell>
          <table:table-cell table:style-name="ce70" office:value-type="float" office:value="21500">
            <text:p>21500</text:p>
          </table:table-cell>
          <table:table-cell office:value-type="float" office:value="6">
            <office:annotation draw:style-name="gr2" draw:text-style-name="P2" svg:width="4.754cm" svg:height="0.596cm" svg:x="6.204cm" svg:y="28.584cm" draw:caption-point-x="-0.61cm" draw:caption-point-y="1.525cm">
              <dc:creator>AŠ</dc:creator>
              <dc:date>2010-12-22T00:00:00</dc:date>
              <text:p text:style-name="P2"><text:span text:style-name="T1">Lėčiausiai, bet galingiausias.</text:span></text:p>
            </office:annotation>
            <text:p>6</text:p>
          </table:table-cell>
          <table:table-cell table:formula="of:=AVERAGE([.E63:.E65])" office:value-type="float" office:value="273.333333333333">
            <text:p>273,33</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783.5">
            <text:p>783,5</text:p>
          </table:table-cell>
          <table:table-cell office:value-type="float" office:value="1">
            <text:p>1</text:p>
          </table:table-cell>
          <table:table-cell table:formula="of:=[.C62]*[Variables.$B$5]" office:value-type="float" office:value="34400">
            <text:p>34400</text:p>
          </table:table-cell>
          <table:table-cell table:content-validation-name="val10" office:value-type="string">
            <text:p>Heavy</text:p>
          </table:table-cell>
          <table:table-cell/>
          <table:table-cell office:value-type="float" office:value="40">
            <text:p>40</text:p>
          </table:table-cell>
          <table:table-cell table:style-name="ce68" table:formula="of:=([.C62]*VLOOKUP([.$B62];[.$A$2:.$N37];11;0)+[.E62]*[.H62]*VLOOKUP([.$B62];[.$A$2:.$N37];12;0))*(1 + ([.D62]-[Variables.$B$6])*VLOOKUP([.$B62];[.$A$2:.$O37];13;0)/100)" office:value-type="float" office:value="6172.56">
            <text:p>6172,56</text:p>
          </table:table-cell>
          <table:table-cell table:style-name="ce68" table:formula="of:=VLOOKUP([.$B62];[.$A$2:.$H52];2;0)*[.$P62]" office:value-type="float" office:value="13579.632">
            <text:p>13579,63</text:p>
          </table:table-cell>
          <table:table-cell table:style-name="ce68" table:formula="of:=VLOOKUP([.$B62];[.$A$2:.$H52];4;0)*[.$P62]" office:value-type="float" office:value="19134.936">
            <text:p>19134,94</text:p>
          </table:table-cell>
          <table:table-cell table:style-name="ce68" table:formula="of:=VLOOKUP([.$B62];[.$A$2:.$H52];6;0)*[.$P62]" office:value-type="float" office:value="1234.512">
            <text:p>1234,51</text:p>
          </table:table-cell>
          <table:table-cell table:style-name="Default" table:number-columns-repeated="2"/>
          <table:table-cell table:style-name="Default" table:formula="of:=[.C62]*VLOOKUP([.B62];[.$A$2:.$N$27];14;0)" office:value-type="float" office:value="64.5">
            <text:p>64,5</text:p>
          </table:table-cell>
          <table:table-cell table:style-name="ce23" table:formula="of:=[.C62]*VLOOKUP([.B62];[.$A$2:.$O$27];15;0)" office:value-type="float" office:value="193.5">
            <text:p>193,5</text:p>
          </table:table-cell>
          <table:table-cell table:style-name="Default" table:number-columns-repeated="1001"/>
        </table:table-row>
        <table:table-row table:style-name="ro1">
          <table:table-cell table:style-name="ce56" office:value-type="string">
            <text:p>Rhyno Gun1</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320">
            <text:p>3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633.5">
            <text:p>633,5</text:p>
          </table:table-cell>
          <table:table-cell table:number-columns-repeated="2"/>
          <table:table-cell table:content-validation-name="val10" office:value-type="string">
            <text:p>Heavy</text:p>
          </table:table-cell>
          <table:table-cell office:value-type="float" office:value="120">
            <text:p>120</text:p>
          </table:table-cell>
          <table:table-cell/>
          <table:table-cell table:style-name="ce68" table:formula="of:=([.C63]*VLOOKUP([.$B63];[.$A$2:.$N38];11;0)+[.E63]*[.H63]*VLOOKUP([.$B63];[.$A$2:.$N38];12;0))*(1 + ([.D63]-[Variables.$B$6])*VLOOKUP([.$B63];[.$A$2:.$O38];13;0)/100)" office:value-type="float" office:value="4768.56">
            <text:p>4768,56</text:p>
          </table:table-cell>
          <table:table-cell table:style-name="ce68" table:number-columns-repeated="3"/>
          <table:table-cell table:style-name="Default" table:number-columns-repeated="3"/>
          <table:table-cell table:style-name="ce23"/>
          <table:table-cell table:style-name="Default" table:number-columns-repeated="1001"/>
        </table:table-row>
        <table:table-row table:style-name="ro1">
          <table:table-cell table:style-name="ce56" office:value-type="string">
            <text:p>Rhyno Gun2</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300">
            <text:p>3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627.5">
            <text:p>627,5</text:p>
          </table:table-cell>
          <table:table-cell table:number-columns-repeated="2"/>
          <table:table-cell table:content-validation-name="val10" office:value-type="string">
            <text:p>Heavy</text:p>
          </table:table-cell>
          <table:table-cell office:value-type="float" office:value="80">
            <text:p>80</text:p>
          </table:table-cell>
          <table:table-cell/>
          <table:table-cell table:style-name="ce68" table:formula="of:=([.C64]*VLOOKUP([.$B64];[.$A$2:.$N39];11;0)+[.E64]*[.H64]*VLOOKUP([.$B64];[.$A$2:.$N39];12;0))*(1 + ([.D64]-[Variables.$B$6])*VLOOKUP([.$B64];[.$A$2:.$O39];13;0)/100)" office:value-type="float" office:value="4712.4">
            <text:p>4712,4</text:p>
          </table:table-cell>
          <table:table-cell table:style-name="ce68" table:number-columns-repeated="3"/>
          <table:table-cell table:style-name="Default" table:number-columns-repeated="3"/>
          <table:table-cell table:style-name="ce23"/>
          <table:table-cell table:style-name="Default" table:number-columns-repeated="1001"/>
        </table:table-row>
        <table:table-row table:style-name="ro1">
          <table:table-cell table:style-name="ce56" office:value-type="string">
            <text:p>Rhyno Gun3</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97.5">
            <text:p>597,5</text:p>
          </table:table-cell>
          <table:table-cell table:number-columns-repeated="2"/>
          <table:table-cell table:content-validation-name="val10" office:value-type="string">
            <text:p>Heavy</text:p>
          </table:table-cell>
          <table:table-cell office:value-type="float" office:value="150">
            <text:p>150</text:p>
          </table:table-cell>
          <table:table-cell/>
          <table:table-cell table:style-name="ce68" table:formula="of:=([.C65]*VLOOKUP([.$B65];[.$A$2:.$N40];11;0)+[.E65]*[.H65]*VLOOKUP([.$B65];[.$A$2:.$N40];12;0))*(1 + ([.D65]-[Variables.$B$6])*VLOOKUP([.$B65];[.$A$2:.$O40];13;0)/100)" office:value-type="float" office:value="4431.6">
            <text:p>4431,6</text:p>
          </table:table-cell>
          <table:table-cell table:style-name="ce68" table:number-columns-repeated="3"/>
          <table:table-cell table:style-name="Default" table:number-columns-repeated="3"/>
          <table:table-cell table:style-name="ce23"/>
          <table:table-cell table:style-name="Default" table:number-columns-repeated="1001"/>
        </table:table-row>
        <table:table-row table:style-name="ro1">
          <table:table-cell table:style-name="ce56" office:value-type="string">
            <office:annotation draw:style-name="gr2" draw:text-style-name="P2" svg:width="4.768cm" svg:height="0.596cm" svg:x="2.858cm" svg:y="30.404cm" draw:caption-point-x="-0.61cm" draw:caption-point-y="1.525cm">
              <dc:creator>AŠ</dc:creator>
              <dc:date>2010-12-22T00:00:00</dc:date>
              <text:p text:style-name="P2"><text:span text:style-name="T1">Counteris Crow ir Avenger.</text:span></text:p>
            </office:annotation>
            <text:p>Dart</text:p>
          </table:table-cell>
          <table:table-cell table:style-name="ce66" table:content-validation-name="val5" office:value-type="string">
            <text:p>ST2</text:p>
          </table:table-cell>
          <table:table-cell table:style-name="ce70" office:value-type="float" office:value="2300">
            <text:p>2300</text:p>
          </table:table-cell>
          <table:table-cell office:value-type="float" office:value="14">
            <office:annotation draw:style-name="gr3" draw:text-style-name="P2" svg:width="6.439cm" svg:height="0.991cm" svg:x="6.204cm" svg:y="30.404cm" draw:caption-point-x="-0.61cm" draw:caption-point-y="1.525cm">
              <dc:creator>AŠ</dc:creator>
              <dc:date>2010-12-22T00:00:00</dc:date>
              <text:p text:style-name="P2"><text:span text:style-name="T1">Didesnis nei Crow, kad efektyiai counterinų.</text:span></text:p>
            </office:annotation>
            <text:p>14</text:p>
          </table:table-cell>
          <table:table-cell office:value-type="float" office:value="100">
            <text:p>1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147.5">
            <text:p>147,5</text:p>
          </table:table-cell>
          <table:table-cell office:value-type="float" office:value="1">
            <text:p>1</text:p>
          </table:table-cell>
          <table:table-cell table:formula="of:=[.C66]*[Variables.$B$5]" office:value-type="float" office:value="3680">
            <text:p>368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8" table:formula="of:=([.C66]*VLOOKUP([.$B66];[.$A$2:.$N41];11;0)+[.E66]*[.H66]*VLOOKUP([.$B66];[.$A$2:.$N41];12;0))*(1 + ([.D66]-[Variables.$B$6])*VLOOKUP([.$B66];[.$A$2:.$O41];13;0)/100)" office:value-type="float" office:value="2233.6">
            <text:p>2233,6</text:p>
          </table:table-cell>
          <table:table-cell table:style-name="ce68" table:formula="of:=VLOOKUP([.$B66];[.$A$2:.$H53];2;0)*[.$P66]" office:value-type="float" office:value="6142.4">
            <text:p>6142,4</text:p>
          </table:table-cell>
          <table:table-cell table:style-name="ce68" table:formula="of:=VLOOKUP([.$B66];[.$A$2:.$H53];4;0)*[.$P66]" office:value-type="float" office:value="8040.96">
            <text:p>8040,96</text:p>
          </table:table-cell>
          <table:table-cell table:style-name="ce68" table:formula="of:=VLOOKUP([.$B66];[.$A$2:.$H53];6;0)*[.$P66]" office:value-type="float" office:value="502.56">
            <text:p>502,56</text:p>
          </table:table-cell>
          <table:table-cell table:style-name="Default" table:number-columns-repeated="2"/>
          <table:table-cell table:style-name="Default" table:formula="of:=[.C66]*VLOOKUP([.B66];[.$A$2:.$N$27];14;0)" office:value-type="float" office:value="13.8">
            <text:p>13,8</text:p>
          </table:table-cell>
          <table:table-cell table:style-name="ce23" table:formula="of:=[.C66]*VLOOKUP([.B66];[.$A$2:.$O$27];15;0)" office:value-type="float" office:value="41.4">
            <text:p>41,4</text:p>
          </table:table-cell>
          <table:table-cell table:style-name="Default" table:number-columns-repeated="1001"/>
        </table:table-row>
        <table:table-row table:style-name="ro1">
          <table:table-cell table:style-name="ce57" office:value-type="string">
            <office:annotation draw:style-name="gr2" draw:text-style-name="P2" svg:width="5.677cm" svg:height="0.596cm" svg:x="2.858cm" svg:y="30.859cm" draw:caption-point-x="-0.61cm" draw:caption-point-y="1.525cm">
              <dc:creator>AŠ</dc:creator>
              <dc:date>2010-12-22T00:00:00</dc:date>
              <text:p text:style-name="P2"><text:span text:style-name="T1">Counteris Cyrix ir Rhyno.</text:span></text:p>
            </office:annotation>
            <text:p>Avenger</text:p>
          </table:table-cell>
          <table:table-cell table:style-name="ce66" table:content-validation-name="val5" office:value-type="string">
            <text:p>ST2</text:p>
          </table:table-cell>
          <table:table-cell table:style-name="ce69" office:value-type="float" office:value="2000">
            <text:p>2000</text:p>
          </table:table-cell>
          <table:table-cell office:value-type="float" office:value="8">
            <office:annotation draw:style-name="gr4" draw:text-style-name="P2" svg:width="2.899cm" svg:height="1.386cm" svg:x="6.204cm" svg:y="30.859cm" draw:caption-point-x="-0.61cm" draw:caption-point-y="1.525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C67]*[Variables.$B$5]" office:value-type="float" office:value="3200">
            <text:p>32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8" table:formula="of:=([.C67]*VLOOKUP([.$B67];[.$A$2:.$N42];11;0)+[.E67]*[.H67]*VLOOKUP([.$B67];[.$A$2:.$N42];12;0))*(1 + ([.D67]-[Variables.$B$6])*VLOOKUP([.$B67];[.$A$2:.$O42];13;0)/100)" office:value-type="float" office:value="3213.82">
            <text:p>3213,82</text:p>
          </table:table-cell>
          <table:table-cell table:style-name="ce68" table:formula="of:=VLOOKUP([.$B67];[.$A$2:.$H54];2;0)*[.$P67]" office:value-type="float" office:value="8838.005">
            <text:p>8838,01</text:p>
          </table:table-cell>
          <table:table-cell table:style-name="ce68" table:formula="of:=VLOOKUP([.$B67];[.$A$2:.$H54];4;0)*[.$P67]" office:value-type="float" office:value="11569.752">
            <text:p>11569,75</text:p>
          </table:table-cell>
          <table:table-cell table:style-name="ce68" table:formula="of:=VLOOKUP([.$B67];[.$A$2:.$H54];6;0)*[.$P67]" office:value-type="float" office:value="723.1095">
            <text:p>723,11</text:p>
          </table:table-cell>
          <table:table-cell table:style-name="Default" table:number-columns-repeated="2"/>
          <table:table-cell table:style-name="Default" table:formula="of:=[.C67]*VLOOKUP([.B67];[.$A$2:.$N$27];14;0)" office:value-type="float" office:value="12">
            <text:p>12</text:p>
          </table:table-cell>
          <table:table-cell table:style-name="ce23" table:formula="of:=[.C67]*VLOOKUP([.B67];[.$A$2:.$O$27];15;0)" office:value-type="float" office:value="36">
            <text:p>36</text:p>
          </table:table-cell>
          <table:table-cell table:style-name="Default" table:number-columns-repeated="1001"/>
        </table:table-row>
        <table:table-row table:style-name="ro1">
          <table:table-cell office:value-type="string">
            <text:p>Gnat</text:p>
          </table:table-cell>
          <table:table-cell table:style-name="ce66" table:content-validation-name="val5" office:value-type="string">
            <text:p>T1</text:p>
          </table:table-cell>
          <table:table-cell table:style-name="ce69" office:value-type="float" office:value="125">
            <text:p>125</text:p>
          </table:table-cell>
          <table:table-cell office:value-type="float" office:value="10">
            <office:annotation draw:style-name="gr2" draw:text-style-name="P2" svg:width="3.796cm" svg:height="0.596cm" svg:x="6.204cm" svg:y="31.314cm" draw:caption-point-x="-0.61cm" draw:caption-point-y="1.525cm">
              <dc:creator>AŠ</dc:creator>
              <dc:date>2010-12-22T00:00:00</dc:date>
              <text:p text:style-name="P2"><text:span text:style-name="T1">Tokia pati kaip Trooper</text:span></text:p>
            </office:annotation>
            <text:p>10</text:p>
          </table:table-cell>
          <table:table-cell table:style-name="ce55" office:value-type="float" office:value="15">
            <text:p>15</text:p>
          </table:table-cell>
          <table:table-cell table:style-name="ce55"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formula="of:=[.C68]*[Variables.$B$5]" office:value-type="float" office:value="200">
            <text:p>200</text:p>
          </table:table-cell>
          <table:table-cell table:content-validation-name="val10" office:value-type="string">
            <text:p>Normal</text:p>
          </table:table-cell>
          <table:table-cell/>
          <table:table-cell office:value-type="float" office:value="20">
            <text:p>20</text:p>
          </table:table-cell>
          <table:table-cell table:style-name="ce68" table:formula="of:=([.C68]*VLOOKUP([.$B68];[.$A$2:.$N43];11;0)+[.E68]*[.H68]*VLOOKUP([.$B68];[.$A$2:.$N43];12;0))*(1 + ([.D68]-[Variables.$B$6])*VLOOKUP([.$B68];[.$A$2:.$O43];13;0)/100)" office:value-type="float" office:value="91">
            <text:p>91</text:p>
          </table:table-cell>
          <table:table-cell table:style-name="ce68" table:formula="of:=VLOOKUP([.$B68];[.$A$2:.$H56];2;0)*[.$P68]" office:value-type="float" office:value="182">
            <text:p>182</text:p>
          </table:table-cell>
          <table:table-cell table:style-name="ce68" table:formula="of:=VLOOKUP([.$B68];[.$A$2:.$H56];4;0)*[.$P68]" office:value-type="float" office:value="364">
            <text:p>364</text:p>
          </table:table-cell>
          <table:table-cell table:style-name="ce68" table:formula="of:=VLOOKUP([.$B68];[.$A$2:.$H56];6;0)*[.$P68]" office:value-type="float" office:value="0">
            <text:p>0</text:p>
          </table:table-cell>
          <table:table-cell table:style-name="Default" table:formula="of:=CEILING([.Q68]/[Variables.$B$11];1)+CEILING([.R68]/[Variables.$B$12];1)+CEILING([.S68]/[Variables.$B$13];1)" office:value-type="float" office:value="17">
            <text:p>17</text:p>
          </table:table-cell>
          <table:table-cell table:style-name="Default" table:number-columns-repeated="2"/>
          <table:table-cell table:style-name="ce23"/>
          <table:table-cell table:style-name="Default" table:number-columns-repeated="1001"/>
        </table:table-row>
        <table:table-row table:style-name="ro1">
          <table:table-cell office:value-type="string">
            <text:p>Glancer</text:p>
          </table:table-cell>
          <table:table-cell table:style-name="ce66" table:content-validation-name="val5" office:value-type="string">
            <text:p>T1,5</text:p>
          </table:table-cell>
          <table:table-cell table:style-name="ce70" office:value-type="float" office:value="90">
            <text:p>90</text:p>
          </table:table-cell>
          <table:table-cell office:value-type="float" office:value="8">
            <text:p>8</text:p>
          </table:table-cell>
          <table:table-cell table:style-name="ce73" office:value-type="float" office:value="120">
            <text:p>12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formula="of:=[.C69]*[Variables.$B$5]" office:value-type="float" office:value="144">
            <text:p>144</text:p>
          </table:table-cell>
          <table:table-cell table:content-validation-name="val10" office:value-type="string">
            <text:p>Light</text:p>
          </table:table-cell>
          <table:table-cell/>
          <table:table-cell office:value-type="float" office:value="20">
            <text:p>20</text:p>
          </table:table-cell>
          <table:table-cell table:style-name="ce68" table:formula="of:=([.C69]*VLOOKUP([.$B69];[.$A$2:.$N44];11;0)+[.E69]*[.H69]*VLOOKUP([.$B69];[.$A$2:.$N44];12;0))*(1 + ([.D69]-[Variables.$B$6])*VLOOKUP([.$B69];[.$A$2:.$O44];13;0)/100)" office:value-type="float" office:value="234.78">
            <text:p>234,78</text:p>
          </table:table-cell>
          <table:table-cell table:style-name="ce68" table:formula="of:=VLOOKUP([.$B69];[.$A$2:.$H57];2;0)*[.$P69]" office:value-type="float" office:value="375.648">
            <text:p>375,65</text:p>
          </table:table-cell>
          <table:table-cell table:style-name="ce68" table:formula="of:=VLOOKUP([.$B69];[.$A$2:.$H57];4;0)*[.$P69]" office:value-type="float" office:value="751.296">
            <text:p>751,3</text:p>
          </table:table-cell>
          <table:table-cell table:style-name="ce68" table:formula="of:=VLOOKUP([.$B69];[.$A$2:.$H57];6;0)*[.$P69]" office:value-type="float" office:value="11.739">
            <text:p>11,74</text:p>
          </table:table-cell>
          <table:table-cell table:style-name="Default" table:formula="of:=CEILING([.Q69]/[Variables.$B$11];1)+CEILING([.R69]/[Variables.$B$12];1)+CEILING([.S69]/[Variables.$B$13];1)" office:value-type="float" office:value="34">
            <text:p>34</text:p>
          </table:table-cell>
          <table:table-cell table:style-name="Default" table:number-columns-repeated="2"/>
          <table:table-cell table:style-name="ce23"/>
          <table:table-cell table:style-name="Default" table:number-columns-repeated="1001"/>
        </table:table-row>
        <table:table-row table:style-name="ro1">
          <table:table-cell office:value-type="string">
            <text:p>Spudder</text:p>
          </table:table-cell>
          <table:table-cell table:style-name="ce66" table:content-validation-name="val5" office:value-type="string">
            <text:p>T2</text:p>
          </table:table-cell>
          <table:table-cell table:style-name="ce70" office:value-type="float" office:value="500">
            <text:p>500</text:p>
          </table:table-cell>
          <table:table-cell office:value-type="float" office:value="9">
            <text:p>9</text:p>
          </table:table-cell>
          <table:table-cell table:style-name="ce73" office:value-type="float" office:value="60">
            <text:p>6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Explosive</text:p>
          </table:table-cell>
          <table:table-cell table:formula="of:=[.C70]*VLOOKUP([.$B70];[.$A$2:.$N45];9;0)+[.E70]*[.H70]*VLOOKUP([.$B70];[.$A$2:.$N45];10;0)" office:value-type="float" office:value="43">
            <text:p>43</text:p>
          </table:table-cell>
          <table:table-cell office:value-type="float" office:value="1">
            <text:p>1</text:p>
          </table:table-cell>
          <table:table-cell table:formula="of:=[.C70]*[Variables.$B$5]" office:value-type="float" office:value="800">
            <text:p>800</text:p>
          </table:table-cell>
          <table:table-cell table:content-validation-name="val10" office:value-type="string">
            <text:p>Normal</text:p>
          </table:table-cell>
          <table:table-cell/>
          <table:table-cell office:value-type="float" office:value="20">
            <text:p>20</text:p>
          </table:table-cell>
          <table:table-cell table:style-name="ce68" table:formula="of:=([.C70]*VLOOKUP([.$B70];[.$A$2:.$N45];11;0)+[.E70]*[.H70]*VLOOKUP([.$B70];[.$A$2:.$N45];12;0))*(1 + ([.D70]-[Variables.$B$6])*VLOOKUP([.$B70];[.$A$2:.$O45];13;0)/100)" office:value-type="float" office:value="338.52">
            <text:p>338,52</text:p>
          </table:table-cell>
          <table:table-cell table:style-name="ce68" table:formula="of:=VLOOKUP([.$B70];[.$A$2:.$H58];2;0)*[.$P70]" office:value-type="float" office:value="507.78">
            <text:p>507,78</text:p>
          </table:table-cell>
          <table:table-cell table:style-name="ce68" table:formula="of:=VLOOKUP([.$B70];[.$A$2:.$H58];4;0)*[.$P70]" office:value-type="float" office:value="1015.56">
            <text:p>1015,56</text:p>
          </table:table-cell>
          <table:table-cell table:style-name="ce68" table:formula="of:=VLOOKUP([.$B70];[.$A$2:.$H58];6;0)*[.$P70]" office:value-type="float" office:value="33.852">
            <text:p>33,85</text:p>
          </table:table-cell>
          <table:table-cell table:style-name="Default" table:formula="of:=CEILING([.Q70]/[Variables.$B$11];1)+CEILING([.R70]/[Variables.$B$12];1)+CEILING([.S70]/[Variables.$B$13];1)" office:value-type="float" office:value="47">
            <text:p>47</text:p>
          </table:table-cell>
          <table:table-cell table:style-name="Default" table:number-columns-repeated="2"/>
          <table:table-cell table:style-name="ce23"/>
          <table:table-cell table:style-name="Default" table:number-columns-repeated="1001"/>
        </table:table-row>
        <table:table-row table:style-name="ro1">
          <table:table-cell office:value-type="string">
            <text:p>Gnawer</text:p>
          </table:table-cell>
          <table:table-cell table:style-name="ce66" table:content-validation-name="val5" office:value-type="string">
            <text:p>T2</text:p>
          </table:table-cell>
          <table:table-cell table:style-name="ce70" office:value-type="float" office:value="900">
            <text:p>900</text:p>
          </table:table-cell>
          <table:table-cell office:value-type="float" office:value="7">
            <text:p>7</text:p>
          </table:table-cell>
          <table:table-cell table:style-name="ce73" office:value-type="float" office:value="125">
            <text:p>125</text:p>
          </table:table-cell>
          <table:table-cell table:style-name="ce73" office:value-type="float" office:value="2">
            <text:p>2</text:p>
          </table:table-cell>
          <table:table-cell table:style-name="ce55" office:value-type="string">
            <text:p>ground</text:p>
          </table:table-cell>
          <table:table-cell office:value-type="float" office:value="1">
            <text:p>1</text:p>
          </table:table-cell>
          <table:table-cell table:content-validation-name="val9" office:value-type="string">
            <text:p>Explosive</text:p>
          </table:table-cell>
          <table:table-cell table:formula="of:=[.C71]*VLOOKUP([.$B71];[.$A$2:.$N46];9;0)+[.E71]*[.H71]*VLOOKUP([.$B71];[.$A$2:.$N46];10;0)" office:value-type="float" office:value="82.5">
            <text:p>82,5</text:p>
          </table:table-cell>
          <table:table-cell office:value-type="float" office:value="1">
            <text:p>1</text:p>
          </table:table-cell>
          <table:table-cell table:formula="of:=[.C71]*[Variables.$B$5]" office:value-type="float" office:value="1440">
            <text:p>1440</text:p>
          </table:table-cell>
          <table:table-cell table:content-validation-name="val10" office:value-type="string">
            <text:p>Heavy</text:p>
          </table:table-cell>
          <table:table-cell/>
          <table:table-cell office:value-type="float" office:value="20">
            <text:p>20</text:p>
          </table:table-cell>
          <table:table-cell table:style-name="ce68" table:formula="of:=([.C71]*VLOOKUP([.$B71];[.$A$2:.$N46];11;0)+[.E71]*[.H71]*VLOOKUP([.$B71];[.$A$2:.$N46];12;0))*(1 + ([.D71]-[Variables.$B$6])*VLOOKUP([.$B71];[.$A$2:.$O46];13;0)/100)" office:value-type="float" office:value="543.125">
            <text:p>543,13</text:p>
          </table:table-cell>
          <table:table-cell table:style-name="ce68" table:formula="of:=VLOOKUP([.$B71];[.$A$2:.$H60];2;0)*[.$P71]" office:value-type="float" office:value="814.6875">
            <text:p>814,69</text:p>
          </table:table-cell>
          <table:table-cell table:style-name="ce68" table:formula="of:=VLOOKUP([.$B71];[.$A$2:.$H60];4;0)*[.$P71]" office:value-type="float" office:value="1629.375">
            <text:p>1629,38</text:p>
          </table:table-cell>
          <table:table-cell table:style-name="ce68" table:formula="of:=VLOOKUP([.$B71];[.$A$2:.$H60];6;0)*[.$P71]" office:value-type="float" office:value="54.3125">
            <text:p>54,31</text:p>
          </table:table-cell>
          <table:table-cell table:style-name="Default" table:formula="of:=CEILING([.Q71]/[Variables.$B$11];1)+CEILING([.R71]/[Variables.$B$12];1)+CEILING([.S71]/[Variables.$B$13];1)" office:value-type="float" office:value="75">
            <text:p>75</text:p>
          </table:table-cell>
          <table:table-cell table:style-name="Default" table:number-columns-repeated="2"/>
          <table:table-cell table:style-name="ce23"/>
          <table:table-cell table:style-name="Default" table:number-columns-repeated="1001"/>
        </table:table-row>
        <table:table-row table:style-name="ro1">
          <table:table-cell office:value-type="string">
            <office:annotation draw:style-name="gr2" draw:text-style-name="P2" svg:width="3.37cm" svg:height="0.596cm" svg:x="2.858cm" svg:y="33.136cm" draw:caption-point-x="-0.61cm" draw:caption-point-y="1.524cm">
              <dc:creator>AŠ</dc:creator>
              <dc:date>2010-12-24T00:00:00</dc:date>
              <text:p text:style-name="P2"><text:span text:style-name="T1">NPC Battlecruiser</text:span></text:p>
            </office:annotation>
            <text:p>Demosis</text:p>
          </table:table-cell>
          <table:table-cell table:style-name="ce66" table:content-validation-name="val5" office:value-type="string">
            <text:p>ST3</text:p>
          </table:table-cell>
          <table:table-cell table:style-name="ce70" table:formula="of:=[.C62]*1.25" office:value-type="float" office:value="26875">
            <text:p>26875</text:p>
          </table:table-cell>
          <table:table-cell table:formula="of:=[.D62]+1" office:value-type="float" office:value="7">
            <text:p>7</text:p>
          </table:table-cell>
          <table:table-cell table:style-name="ce73" table:formula="of:=[.E63]*0.7" office:value-type="float" office:value="224">
            <text:p>224</text:p>
          </table:table-cell>
          <table:table-cell table:style-name="ce73" office:value-type="float" office:value="2">
            <text:p>2</text:p>
          </table:table-cell>
          <table:table-cell table:style-name="ce73" office:value-type="string">
            <text:p>space</text:p>
          </table:table-cell>
          <table:table-cell office:value-type="float" office:value="1">
            <text:p>1</text:p>
          </table:table-cell>
          <table:table-cell table:content-validation-name="val9" office:value-type="string">
            <text:p>Explosive</text:p>
          </table:table-cell>
          <table:table-cell table:formula="of:=[.C72]*VLOOKUP([.$B72];[.$A$2:.$N47];9;0)+[.E72]*[.H72]*VLOOKUP([.$B72];[.$A$2:.$N47];10;0)" office:value-type="float" office:value="739.075">
            <text:p>739,08</text:p>
          </table:table-cell>
          <table:table-cell office:value-type="float" office:value="1">
            <text:p>1</text:p>
          </table:table-cell>
          <table:table-cell table:formula="of:=[.C72]*[Variables.$B$5]" office:value-type="float" office:value="43000">
            <text:p>43000</text:p>
          </table:table-cell>
          <table:table-cell table:content-validation-name="val10" office:value-type="string">
            <text:p>Heavy</text:p>
          </table:table-cell>
          <table:table-cell/>
          <table:table-cell office:value-type="float" office:value="20">
            <text:p>20</text:p>
          </table:table-cell>
          <table:table-cell table:style-name="ce68" table:formula="of:=([.C72]*VLOOKUP([.$B72];[.$A$2:.$N47];11;0)+[.E72]*[.H72]*VLOOKUP([.$B72];[.$A$2:.$N47];12;0))*(1 + ([.D72]-[Variables.$B$6])*VLOOKUP([.$B72];[.$A$2:.$O47];13;0)/100)" office:value-type="float" office:value="5997.9565">
            <text:p>5997,96</text:p>
          </table:table-cell>
          <table:table-cell table:style-name="ce68" table:formula="of:=VLOOKUP([.$B72];[.$A$2:.$H61];2;0)*[.$P72]" office:value-type="float" office:value="13195.5043">
            <text:p>13195,5</text:p>
          </table:table-cell>
          <table:table-cell table:style-name="ce68" table:formula="of:=VLOOKUP([.$B72];[.$A$2:.$H61];4;0)*[.$P72]" office:value-type="float" office:value="18593.66515">
            <text:p>18593,67</text:p>
          </table:table-cell>
          <table:table-cell table:style-name="ce68" table:formula="of:=VLOOKUP([.$B72];[.$A$2:.$H61];6;0)*[.$P72]" office:value-type="float" office:value="1199.5913">
            <text:p>1199,59</text:p>
          </table:table-cell>
          <table:table-cell table:style-name="Default" table:number-columns-repeated="2"/>
          <table:table-cell table:style-name="Default" table:formula="of:=[.C72]*VLOOKUP([.B72];[.$A$2:.$N$27];14;0)" office:value-type="float" office:value="80.625">
            <text:p>80,63</text:p>
          </table:table-cell>
          <table:table-cell table:style-name="ce23" table:formula="of:=[.C72]*VLOOKUP([.B72];[.$A$2:.$O$27];15;0)" office:value-type="float" office:value="241.875">
            <text:p>241,88</text:p>
          </table:table-cell>
          <table:table-cell table:style-name="Default" table:number-columns-repeated="1001"/>
        </table:table-row>
        <table:table-row table:style-name="ro1">
          <table:table-cell office:value-type="string">
            <office:annotation draw:style-name="gr4" draw:text-style-name="P2" svg:width="2.899cm" svg:height="0.596cm" svg:x="2.858cm" svg:y="33.591cm" draw:caption-point-x="-0.61cm" draw:caption-point-y="1.524cm">
              <dc:creator>AŠ</dc:creator>
              <dc:date>2010-12-24T00:00:00</dc:date>
              <text:p text:style-name="P2"><text:span text:style-name="T1">NPC Scoutas</text:span></text:p>
            </office:annotation>
            <text:p>Dirac</text:p>
          </table:table-cell>
          <table:table-cell table:style-name="ce66" table:content-validation-name="val5" office:value-type="string">
            <text:p>ST1</text:p>
          </table:table-cell>
          <table:table-cell table:style-name="ce70" table:formula="of:=[.C60]*1.25" office:value-type="float" office:value="2812.5">
            <text:p>2812,5</text:p>
          </table:table-cell>
          <table:table-cell table:formula="of:=[.D60]+1" office:value-type="float" office:value="11">
            <text:p>11</text:p>
          </table:table-cell>
          <table:table-cell table:style-name="ce73" table:formula="of:=[.E60]*0.7" office:value-type="float" office:value="105">
            <text:p>105</text:p>
          </table:table-cell>
          <table:table-cell table:style-name="ce73"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Normal</text:p>
          </table:table-cell>
          <table:table-cell table:formula="of:=[.C73]*VLOOKUP([.$B73];[.$A$2:.$N48];9;0)+[.E73]*[.H73]*VLOOKUP([.$B73];[.$A$2:.$N48];10;0)" office:value-type="float" office:value="101.8125">
            <text:p>101,81</text:p>
          </table:table-cell>
          <table:table-cell office:value-type="float" office:value="1">
            <text:p>1</text:p>
          </table:table-cell>
          <table:table-cell table:formula="of:=[.C73]*[Variables.$B$5]" office:value-type="float" office:value="4500">
            <text:p>4500</text:p>
          </table:table-cell>
          <table:table-cell table:content-validation-name="val10" office:value-type="string">
            <text:p>Light</text:p>
          </table:table-cell>
          <table:table-cell/>
          <table:table-cell office:value-type="float" office:value="20">
            <text:p>20</text:p>
          </table:table-cell>
          <table:table-cell table:style-name="ce68" table:formula="of:=([.C73]*VLOOKUP([.$B73];[.$A$2:.$N48];11;0)+[.E73]*[.H73]*VLOOKUP([.$B73];[.$A$2:.$N48];12;0))*(1 + ([.D73]-[Variables.$B$6])*VLOOKUP([.$B73];[.$A$2:.$O48];13;0)/100)" office:value-type="float" office:value="1190.50875">
            <text:p>1190,51</text:p>
          </table:table-cell>
          <table:table-cell table:style-name="ce68" table:formula="of:=VLOOKUP([.$B73];[.$A$2:.$H62];2;0)*[.$P73]" office:value-type="float" office:value="2976.271875">
            <text:p>2976,27</text:p>
          </table:table-cell>
          <table:table-cell table:style-name="ce68" table:formula="of:=VLOOKUP([.$B73];[.$A$2:.$H62];4;0)*[.$P73]" office:value-type="float" office:value="4166.780625">
            <text:p>4166,78</text:p>
          </table:table-cell>
          <table:table-cell table:style-name="ce68" table:formula="of:=VLOOKUP([.$B73];[.$A$2:.$H62];6;0)*[.$P73]" office:value-type="float" office:value="208.33903125">
            <text:p>208,34</text:p>
          </table:table-cell>
          <table:table-cell table:style-name="Default" table:number-columns-repeated="2"/>
          <table:table-cell table:style-name="Default" table:formula="of:=[.C73]*VLOOKUP([.B73];[.$A$2:.$N$27];14;0)" office:value-type="float" office:value="22.5">
            <text:p>22,5</text:p>
          </table:table-cell>
          <table:table-cell table:style-name="ce23" table:formula="of:=[.C73]*VLOOKUP([.B73];[.$A$2:.$O$27];15;0)" office:value-type="float" office:value="67.5">
            <text:p>67,5</text:p>
          </table:table-cell>
          <table:table-cell table:style-name="Default" table:number-columns-repeated="1001"/>
        </table:table-row>
        <table:table-row table:style-name="ro1">
          <table:table-cell office:value-type="string">
            <office:annotation draw:style-name="gr2" draw:text-style-name="P2" svg:width="3.591cm" svg:height="0.596cm" svg:x="2.858cm" svg:y="34.046cm" draw:caption-point-x="-0.61cm" draw:caption-point-y="1.524cm">
              <dc:creator>AŠ</dc:creator>
              <dc:date>2010-12-24T00:00:00</dc:date>
              <text:p text:style-name="P2"><text:span text:style-name="T1">NPC Middle Class</text:span></text:p>
            </office:annotation>
            <text:p>Thor</text:p>
          </table:table-cell>
          <table:table-cell table:style-name="ce66" table:content-validation-name="val5" office:value-type="string">
            <text:p>ST2</text:p>
          </table:table-cell>
          <table:table-cell table:style-name="ce68" table:formula="of:=[.C61]*1.25" office:value-type="float" office:value="4475">
            <text:p>4475</text:p>
          </table:table-cell>
          <table:table-cell table:formula="of:=[.D61]+1" office:value-type="float" office:value="9">
            <text:p>9</text:p>
          </table:table-cell>
          <table:table-cell table:style-name="ce55" table:formula="of:=[.E61]*0.7" office:value-type="float" office:value="154">
            <text:p>154</text:p>
          </table:table-cell>
          <table:table-cell table:style-name="ce55"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Piercing</text:p>
          </table:table-cell>
          <table:table-cell table:formula="of:=[.C74]*VLOOKUP([.$B74];[.$A$2:.$N49];9;0)+[.E74]*[.H74]*VLOOKUP([.$B74];[.$A$2:.$N49];10;0)" office:value-type="float" office:value="158.075">
            <text:p>158,08</text:p>
          </table:table-cell>
          <table:table-cell office:value-type="float" office:value="1">
            <text:p>1</text:p>
          </table:table-cell>
          <table:table-cell table:formula="of:=[.C74]*[Variables.$B$5]" office:value-type="float" office:value="7160">
            <text:p>7160</text:p>
          </table:table-cell>
          <table:table-cell table:content-validation-name="val10" office:value-type="string">
            <text:p>Normal</text:p>
          </table:table-cell>
          <table:table-cell/>
          <table:table-cell office:value-type="float" office:value="20">
            <text:p>20</text:p>
          </table:table-cell>
          <table:table-cell table:style-name="ce68" table:formula="of:=([.C74]*VLOOKUP([.$B74];[.$A$2:.$N49];11;0)+[.E74]*[.H74]*VLOOKUP([.$B74];[.$A$2:.$N49];12;0))*(1 + ([.D74]-[Variables.$B$6])*VLOOKUP([.$B74];[.$A$2:.$O49];13;0)/100)" office:value-type="float" office:value="1598.9955">
            <text:p>1599</text:p>
          </table:table-cell>
          <table:table-cell table:style-name="ce68" table:formula="of:=VLOOKUP([.$B74];[.$A$2:.$H66];2;0)*[.$P74]" office:value-type="float" office:value="4397.237625">
            <text:p>4397,24</text:p>
          </table:table-cell>
          <table:table-cell table:style-name="ce68" table:formula="of:=VLOOKUP([.$B74];[.$A$2:.$H66];4;0)*[.$P74]" office:value-type="float" office:value="5756.3838">
            <text:p>5756,38</text:p>
          </table:table-cell>
          <table:table-cell table:style-name="ce68" table:formula="of:=VLOOKUP([.$B74];[.$A$2:.$H66];6;0)*[.$P74]" office:value-type="float" office:value="359.7739875">
            <text:p>359,77</text:p>
          </table:table-cell>
          <table:table-cell table:style-name="Default" table:number-columns-repeated="2"/>
          <table:table-cell table:style-name="Default" table:formula="of:=[.C74]*VLOOKUP([.B74];[.$A$2:.$N$27];14;0)" office:value-type="float" office:value="26.85">
            <text:p>26,85</text:p>
          </table:table-cell>
          <table:table-cell table:style-name="ce23" table:formula="of:=[.C74]*VLOOKUP([.B74];[.$A$2:.$O$27];15;0)" office:value-type="float" office:value="80.55">
            <text:p>80,55</text:p>
          </table:table-cell>
          <table:table-cell table:style-name="Default" table:number-columns-repeated="1001"/>
        </table:table-row>
        <table:table-row table:style-name="ro1">
          <table:table-cell office:value-type="string">
            <office:annotation draw:style-name="gr4" draw:text-style-name="P2" svg:width="2.899cm" svg:height="0.991cm" svg:x="2.858cm" svg:y="34.504cm" draw:caption-point-x="-0.61cm" draw:caption-point-y="1.521cm">
              <dc:creator>AŠ</dc:creator>
              <dc:date>2010-12-25T00:00:00</dc:date>
              <text:p text:style-name="P2"><text:span text:style-name="T1">Anti-infanty (Light) tower</text:span></text:p>
            </office:annotation>
            <text:p>Vulcan</text:p>
          </table:table-cell>
          <table:table-cell table:style-name="ce66" table:content-validation-name="val7" office:value-type="string">
            <text:p>Towers</text:p>
          </table:table-cell>
          <table:table-cell table:style-name="ce68"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5]*VLOOKUP([.$B75];[.$A$2:.$N49];9;0)+[.E75]*[.H75]*VLOOKUP([.$B75];[.$A$2:.$N49];10;0)" office:value-type="float" office:value="91.4">
            <text:p>91,4</text:p>
          </table:table-cell>
          <table:table-cell office:value-type="float" office:value="1">
            <text:p>1</text:p>
          </table:table-cell>
          <table:table-cell table:formula="of:=[.C75]*[Variables.$B$5]" office:value-type="float" office:value="1600">
            <text:p>1600</text:p>
          </table:table-cell>
          <table:table-cell table:content-validation-name="val10" office:value-type="string">
            <text:p>Fortified</text:p>
          </table:table-cell>
          <table:table-cell table:number-columns-repeated="2"/>
          <table:table-cell table:style-name="ce68" table:formula="of:=([.C75]*VLOOKUP([.$B75];[.$A$2:.$N50];11;0)+[.E75]*[.H75]*VLOOKUP([.$B75];[.$A$2:.$N50];12;0))*(1 + ([.D75]-[Variables.$B$6])*VLOOKUP([.$B75];[.$A$2:.$O50];13;0)/100)" office:value-type="float" office:value="613.04">
            <text:p>613,04</text:p>
          </table:table-cell>
          <table:table-cell table:style-name="ce68" table:formula="of:=VLOOKUP([.$B75];[.$A$2:.$H67];2;0)*[.$P75]" office:value-type="float" office:value="3187.808">
            <text:p>3187,81</text:p>
          </table:table-cell>
          <table:table-cell table:style-name="ce68" table:formula="of:=VLOOKUP([.$B75];[.$A$2:.$H67];4;0)*[.$P75]" office:value-type="float" office:value="3923.456">
            <text:p>3923,46</text:p>
          </table:table-cell>
          <table:table-cell table:style-name="ce68" table:formula="of:=VLOOKUP([.$B75];[.$A$2:.$H67];6;0)*[.$P75]" office:value-type="float" office:value="306.52">
            <text:p>306,52</text:p>
          </table:table-cell>
          <table:table-cell table:style-name="Default" table:number-columns-repeated="3"/>
          <table:table-cell table:style-name="ce23"/>
          <table:table-cell table:style-name="Default" table:number-columns-repeated="1001"/>
        </table:table-row>
        <table:table-row table:style-name="ro1">
          <table:table-cell office:value-type="string">
            <office:annotation draw:style-name="gr4" draw:text-style-name="P2" svg:width="2.899cm" svg:height="0.991cm" svg:x="2.858cm" svg:y="34.959cm" draw:caption-point-x="-0.61cm" draw:caption-point-y="1.521cm">
              <dc:creator>AŠ</dc:creator>
              <dc:date>2010-12-25T00:00:00</dc:date>
              <text:p text:style-name="P2"><text:span text:style-name="T1">Anti-tank (Normal) tower</text:span></text:p>
            </office:annotation>
            <text:p>Screamer</text:p>
          </table:table-cell>
          <table:table-cell table:style-name="ce66" table:content-validation-name="val7" office:value-type="string">
            <text:p>Towers</text:p>
          </table:table-cell>
          <table:table-cell table:style-name="ce68"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6]*VLOOKUP([.$B76];[.$A$2:.$N49];9;0)+[.E76]*[.H76]*VLOOKUP([.$B76];[.$A$2:.$N49];10;0)" office:value-type="float" office:value="122.6">
            <text:p>122,6</text:p>
          </table:table-cell>
          <table:table-cell office:value-type="float" office:value="1">
            <text:p>1</text:p>
          </table:table-cell>
          <table:table-cell table:formula="of:=[.C76]*[Variables.$B$5]" office:value-type="float" office:value="2080">
            <text:p>2080</text:p>
          </table:table-cell>
          <table:table-cell table:content-validation-name="val10" office:value-type="string">
            <text:p>Fortified</text:p>
          </table:table-cell>
          <table:table-cell table:number-columns-repeated="2"/>
          <table:table-cell table:style-name="ce68" table:formula="of:=([.C76]*VLOOKUP([.$B76];[.$A$2:.$N51];11;0)+[.E76]*[.H76]*VLOOKUP([.$B76];[.$A$2:.$N51];12;0))*(1 + ([.D76]-[Variables.$B$6])*VLOOKUP([.$B76];[.$A$2:.$O51];13;0)/100)" office:value-type="float" office:value="1034">
            <text:p>1034</text:p>
          </table:table-cell>
          <table:table-cell table:style-name="ce68" table:formula="of:=VLOOKUP([.$B76];[.$A$2:.$H68];2;0)*[.$P76]" office:value-type="float" office:value="5376.8">
            <text:p>5376,8</text:p>
          </table:table-cell>
          <table:table-cell table:style-name="ce68" table:formula="of:=VLOOKUP([.$B76];[.$A$2:.$H68];4;0)*[.$P76]" office:value-type="float" office:value="6617.6">
            <text:p>6617,6</text:p>
          </table:table-cell>
          <table:table-cell table:style-name="ce68" table:formula="of:=VLOOKUP([.$B76];[.$A$2:.$H68];6;0)*[.$P76]" office:value-type="float" office:value="517">
            <text:p>517</text:p>
          </table:table-cell>
          <table:table-cell table:style-name="Default" table:number-columns-repeated="3"/>
          <table:table-cell table:style-name="ce23"/>
          <table:table-cell table:style-name="Default" table:number-columns-repeated="1001"/>
        </table:table-row>
        <table:table-row table:style-name="ro1">
          <table:table-cell office:value-type="string">
            <office:annotation draw:style-name="gr4" draw:text-style-name="P2" svg:width="2.899cm" svg:height="1.386cm" svg:x="2.858cm" svg:y="35.415cm" draw:caption-point-x="-0.61cm" draw:caption-point-y="1.521cm">
              <dc:creator>AŠ</dc:creator>
              <dc:date>2010-12-25T00:00:00</dc:date>
              <text:p text:style-name="P2"><text:span text:style-name="T1">Anti-spaceship (Normal/Heavy) tower</text:span></text:p>
            </office:annotation>
            <text:p>Thunder</text:p>
          </table:table-cell>
          <table:table-cell table:style-name="ce66" table:content-validation-name="val7" office:value-type="string">
            <text:p>Towers</text:p>
          </table:table-cell>
          <table:table-cell table:style-name="ce68"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Explosive</text:p>
          </table:table-cell>
          <table:table-cell table:formula="of:=[.C77]*VLOOKUP([.$B77];[.$A$2:.$N49];9;0)+[.E77]*[.H77]*VLOOKUP([.$B77];[.$A$2:.$N49];10;0)" office:value-type="float" office:value="256.9">
            <text:p>256,9</text:p>
          </table:table-cell>
          <table:table-cell office:value-type="float" office:value="1">
            <text:p>1</text:p>
          </table:table-cell>
          <table:table-cell table:formula="of:=[.C77]*[Variables.$B$5]" office:value-type="float" office:value="3200">
            <text:p>3200</text:p>
          </table:table-cell>
          <table:table-cell table:content-validation-name="val10" office:value-type="string">
            <text:p>Fortified</text:p>
          </table:table-cell>
          <table:table-cell table:number-columns-repeated="2"/>
          <table:table-cell table:style-name="ce68" table:formula="of:=([.C77]*VLOOKUP([.$B77];[.$A$2:.$N52];11;0)+[.E77]*[.H77]*VLOOKUP([.$B77];[.$A$2:.$N52];12;0))*(1 + ([.D77]-[Variables.$B$6])*VLOOKUP([.$B77];[.$A$2:.$O52];13;0)/100)" office:value-type="float" office:value="1186.68">
            <text:p>1186,68</text:p>
          </table:table-cell>
          <table:table-cell table:style-name="ce68" table:formula="of:=VLOOKUP([.$B77];[.$A$2:.$H69];2;0)*[.$P77]" office:value-type="float" office:value="6170.736">
            <text:p>6170,74</text:p>
          </table:table-cell>
          <table:table-cell table:style-name="ce68" table:formula="of:=VLOOKUP([.$B77];[.$A$2:.$H69];4;0)*[.$P77]" office:value-type="float" office:value="7594.752">
            <text:p>7594,75</text:p>
          </table:table-cell>
          <table:table-cell table:style-name="ce68" table:formula="of:=VLOOKUP([.$B77];[.$A$2:.$H69];6;0)*[.$P77]" office:value-type="float" office:value="593.34">
            <text:p>593,34</text:p>
          </table:table-cell>
          <table:table-cell table:style-name="Default" table:number-columns-repeated="3"/>
          <table:table-cell table:style-name="ce23"/>
          <table:table-cell table:style-name="Default" table:number-columns-repeated="1001"/>
        </table:table-row>
        <table:table-row table:style-name="ro1">
          <table:table-cell/>
          <table:table-cell table:style-name="ce66" table:content-validation-name="val5" office:value-type="string">
            <text:p>T1</text:p>
          </table:table-cell>
          <table:table-cell table:style-name="ce68"/>
          <table:table-cell table:number-columns-repeated="2"/>
          <table:table-cell table:number-columns-repeated="2"/>
          <table:table-cell/>
          <table:table-cell table:content-validation-name="val9"/>
          <table:table-cell table:formula="of:=[.C78]*VLOOKUP([.$B78];[.$A$2:.$N50];9;0)+[.E78]*[.H78]*VLOOKUP([.$B78];[.$A$2:.$N50];10;0)" office:value-type="float" office:value="0">
            <text:p>0</text:p>
          </table:table-cell>
          <table:table-cell/>
          <table:table-cell table:formula="of:=[.C78]*[Variables.$B$5]" office:value-type="float" office:value="0">
            <text:p>0</text:p>
          </table:table-cell>
          <table:table-cell table:content-validation-name="val10"/>
          <table:table-cell table:number-columns-repeated="2"/>
          <table:table-cell table:style-name="ce68" table:formula="of:=([.C78]*VLOOKUP([.$B78];[.$A$2:.$N53];11;0)+[.E78]*[.H78]*VLOOKUP([.$B78];[.$A$2:.$N53];12;0))*(1 + ([.D78]-[Variables.$B$6])*VLOOKUP([.$B78];[.$A$2:.$O53];13;0)/100)" office:value-type="float" office:value="0">
            <text:p>0</text:p>
          </table:table-cell>
          <table:table-cell table:style-name="ce68" table:formula="of:=VLOOKUP([.$B78];[.$A$2:.$H70];2;0)*[.$P78]" office:value-type="float" office:value="0">
            <text:p>0</text:p>
          </table:table-cell>
          <table:table-cell table:style-name="ce68" table:formula="of:=VLOOKUP([.$B78];[.$A$2:.$H70];4;0)*[.$P78]" office:value-type="float" office:value="0">
            <text:p>0</text:p>
          </table:table-cell>
          <table:table-cell table:style-name="ce68" table:formula="of:=VLOOKUP([.$B78];[.$A$2:.$H70];6;0)*[.$P78]" office:value-type="float" office:value="0">
            <text:p>0</text:p>
          </table:table-cell>
          <table:table-cell table:style-name="Default" table:formula="of:=CEILING([.Q78]/[Variables.$B$11];1)+CEILING([.R78]/[Variables.$B$12];1)+CEILING([.S78]/[Variables.$B$13];1)" office:value-type="float" office:value="0">
            <text:p>0</text:p>
          </table:table-cell>
          <table:table-cell table:style-name="Default"/>
          <table:table-cell table:style-name="Default" table:formula="of:=[.C78]*VLOOKUP([.B78];[.$A$2:.$N$27];14;0)" office:value-type="float" office:value="0">
            <text:p>0</text:p>
          </table:table-cell>
          <table:table-cell table:style-name="ce23" table:formula="of:=[.C78]*VLOOKUP([.B78];[.$A$2:.$O$27];15;0)" office:value-type="float" office:value="0">
            <text:p>0</text:p>
          </table:table-cell>
          <table:table-cell table:style-name="Default" table:number-columns-repeated="1001"/>
        </table:table-row>
        <table:table-row table:style-name="ro1">
          <table:table-cell table:number-columns-repeated="2"/>
          <table:table-cell table:style-name="ce68"/>
          <table:table-cell table:number-columns-repeated="12"/>
          <table:table-cell table:style-name="ce68" table:number-columns-repeated="4"/>
          <table:table-cell table:style-name="Default" table:number-columns-repeated="1005"/>
        </table:table-row>
        <table:table-row table:style-name="ro9">
          <table:table-cell table:number-columns-repeated="2"/>
          <table:table-cell table:style-name="ce68"/>
          <table:table-cell table:number-columns-repeated="12"/>
          <table:table-cell table:style-name="ce68" table:number-columns-repeated="4"/>
          <table:table-cell table:style-name="Default" table:number-columns-repeated="1005"/>
        </table:table-row>
        <table:table-row table:style-name="ro9">
          <table:table-cell table:style-name="ce46" office:value-type="string">
            <text:p>units_end</text:p>
          </table:table-cell>
          <table:table-cell table:style-name="ce46" table:number-columns-repeated="1023"/>
        </table:table-row>
        <table:table-row table:style-name="ro16">
          <table:table-cell table:style-name="ce58" office:value-type="string">
            <text:p>Source</text:p>
          </table:table-cell>
          <table:table-cell table:style-name="ce58" office:value-type="string" table:number-columns-spanned="2" table:number-rows-spanned="1">
            <text:p>Target</text:p>
          </table:table-cell>
          <table:covered-table-cell table:style-name="ce58"/>
          <table:table-cell table:style-name="ce58" office:value-type="string">
            <text:p>Dmg to Armor</text:p>
          </table:table-cell>
          <table:table-cell table:style-name="ce58" office:value-type="string">
            <text:p>Shots to Kill</text:p>
          </table:table-cell>
          <table:table-cell table:style-name="ce58" office:value-type="string">
            <text:p>S:T <text:s text:c="6"/>M</text:p>
          </table:table-cell>
          <table:table-cell table:style-name="ce58" office:value-type="string">
            <text:p>S:T Energy</text:p>
          </table:table-cell>
          <table:table-cell table:style-name="ce58" office:value-type="string">
            <text:p>S:T <text:s text:c="6"/>Z</text:p>
          </table:table-cell>
          <table:table-cell table:style-name="ce58" office:value-type="string">
            <text:p>S:T DMG</text:p>
          </table:table-cell>
          <table:table-cell table:style-name="ce58" office:value-type="string">
            <text:p>S:T HP</text:p>
          </table:table-cell>
          <table:table-cell table:style-name="ce68"/>
          <table:table-cell/>
          <table:table-cell table:style-name="ce58" table:number-columns-repeated="1012"/>
        </table:table-row>
        <table:table-row table:style-name="ro1">
          <table:table-cell table:content-validation-name="val3" office:value-type="string">
            <text:p>Trooper</text:p>
          </table:table-cell>
          <table:table-cell table:style-name="ce64" table:content-validation-name="val8" office:value-type="string" table:number-columns-spanned="2" table:number-rows-spanned="1">
            <text:p>Seeker</text:p>
          </table:table-cell>
          <table:covered-table-cell/>
          <table:table-cell table:style-name="ce23" table:formula="of:=DAMAGETOARMOR([.$A$30:.$C$48]; TBLFIND([.$A$51:.$S$79]; [.$A83]; [.$I$51]); TBLFIND([.$A$51:.$S$79]; [.$B83]; [.$M$51]); TBLFIND([.$A$51:.$S$79]; [.$A83]; [.$E$51]); TBLFIND([.$A$51:.$S$79]; [.$A83]; [.$H$51]))" office:value-type="float" office:value="20">
            <text:p>20</text:p>
          </table:table-cell>
          <table:table-cell table:style-name="ce23" table:formula="of:=TBLFIND([.$A$51:.$W$80]; [.$B83]; [.$C$51])/[.$D83]" office:value-type="float" office:value="4.5">
            <text:p>4,5</text:p>
          </table:table-cell>
          <table:table-cell table:formula="of:=VTBLFIND([.$A83]; [.$A$51:.$S$80]; [.Q$51])/VTBLFIND([.$B83]; [.$A$51:.$S$80]; [.Q$51])" office:value-type="float" office:value="0.68261447384318">
            <text:p>0,68</text:p>
          </table:table-cell>
          <table:table-cell table:formula="of:=VTBLFIND([.$A83]; [.$A$51:.$S$80]; [.R$51])/VTBLFIND([.$B83]; [.$A$51:.$S$80]; [.R$51])" office:value-type="float" office:value="0.68261447384318">
            <text:p>0,68</text:p>
          </table:table-cell>
          <table:table-cell table:formula="of:=VTBLFIND([.$A83]; [.$A$51:.$S$80]; [.S$51])/VTBLFIND([.$B83]; [.$A$51:.$S$80]; [.S$51])" office:value-type="float" office:value="0">
            <text:p>#DIV/0!</text:p>
          </table:table-cell>
          <table:table-cell table:style-name="ce23" table:formula="of:=[.D83]/[.D84]" office:value-type="float" office:value="0.178571428571429">
            <text:p>0,18</text:p>
          </table:table-cell>
          <table:table-cell table:style-name="ce23" table:formula="of:=VTBLFIND([.$A83]; [.$A$51:.$S$80]; [.C$51])/VTBLFIND([.$B83]; [.$A$51:.$S$80]; [.C$51])" office:value-type="float" office:value="1.66666666666667">
            <text:p>1,67</text:p>
          </table:table-cell>
          <table:table-cell/>
          <table:table-cell table:style-name="Default"/>
          <table:table-cell table:style-name="ce23"/>
          <table:table-cell table:number-columns-repeated="2"/>
          <table:table-cell table:style-name="ce60"/>
          <table:table-cell table:number-columns-repeated="3"/>
          <table:table-cell table:style-name="Default" table:number-columns-repeated="1005"/>
        </table:table-row>
        <table:table-row table:style-name="ro1">
          <table:table-cell table:style-name="ce59" table:formula="of:=[.B83]" office:value-type="string" office:string-value="Seeker">
            <text:p>Seeker</text:p>
          </table:table-cell>
          <table:table-cell table:style-name="ce67" table:formula="of:=[.A83]" office:value-type="string" office:string-value="Trooper" table:number-columns-spanned="2" table:number-rows-spanned="1">
            <text:p>Trooper</text:p>
          </table:table-cell>
          <table:covered-table-cell table:style-name="ce59"/>
          <table:table-cell table:style-name="ce74" table:formula="of:=DAMAGETOARMOR([.$A$30:.$C$48]; TBLFIND([.$A$51:.$S$79]; [.$A84]; [.$I$51]); TBLFIND([.$A$51:.$S$79]; [.$B84]; [.$M$51]); TBLFIND([.$A$51:.$S$79]; [.$A84]; [.$E$51]); TBLFIND([.$A$51:.$S$79]; [.$A84]; [.$H$51]))" office:value-type="float" office:value="112">
            <text:p>112</text:p>
          </table:table-cell>
          <table:table-cell table:style-name="ce74" table:formula="of:=TBLFIND([.$A$51:.$W$80]; [.$B84]; [.$C$51])/[.$D84]" office:value-type="float" office:value="1.33928571428571">
            <text:p>1,34</text:p>
          </table:table-cell>
          <table:table-cell table:style-name="ce59" table:formula="of:=VTBLFIND([.$A84]; [.$A$51:.$S$80]; [.Q$51])/VTBLFIND([.$B84]; [.$A$51:.$S$80]; [.Q$51])" office:value-type="float" office:value="1.46495575221239">
            <text:p>1,46</text:p>
          </table:table-cell>
          <table:table-cell table:style-name="ce59" table:formula="of:=VTBLFIND([.$A84]; [.$A$51:.$S$80]; [.R$51])/VTBLFIND([.$B84]; [.$A$51:.$S$80]; [.R$51])" office:value-type="float" office:value="1.46495575221239">
            <text:p>1,46</text:p>
          </table:table-cell>
          <table:table-cell table:style-name="ce59" table:formula="of:=VTBLFIND([.$A84]; [.$A$51:.$S$80]; [.S$51])/VTBLFIND([.$B84]; [.$A$51:.$S$80]; [.S$51])" office:value-type="float" office:value="0">
            <text:p>#DIV/0!</text:p>
          </table:table-cell>
          <table:table-cell table:style-name="ce74" table:formula="of:=[.D84]/[.D83]" office:value-type="float" office:value="5.6">
            <text:p>5,6</text:p>
          </table:table-cell>
          <table:table-cell table:style-name="ce74" table:formula="of:=VTBLFIND([.$A84]; [.$A$51:.$S$80]; [.C$51])/VTBLFIND([.$B84]; [.$A$51:.$S$80]; [.C$51])" office:value-type="float" office:value="0.6">
            <text:p>0,6</text:p>
          </table:table-cell>
          <table:table-cell/>
          <table:table-cell table:style-name="Default"/>
          <table:table-cell table:number-columns-repeated="3"/>
          <table:table-cell table:style-name="ce60"/>
          <table:table-cell table:number-columns-repeated="3"/>
          <table:table-cell table:style-name="Default" table:number-columns-repeated="1005"/>
        </table:table-row>
        <table:table-row table:style-name="ro1">
          <table:table-cell table:number-columns-repeated="11"/>
          <table:table-cell table:style-name="Default"/>
          <table:table-cell table:number-columns-repeated="7"/>
          <table:table-cell table:style-name="Default" table:number-columns-repeated="1005"/>
        </table:table-row>
        <table:table-row table:style-name="ro17">
          <table:table-cell table:style-name="ce60" office:value-type="string">
            <text:p>Unit name</text:p>
          </table:table-cell>
          <table:table-cell table:style-name="ce60" office:value-type="string">
            <text:p>Metal cost</text:p>
          </table:table-cell>
          <table:table-cell table:style-name="ce60" office:value-type="string">
            <text:p>E. cost</text:p>
          </table:table-cell>
          <table:table-cell table:style-name="ce60" office:value-type="string" table:number-columns-spanned="2" table:number-rows-spanned="1">
            <text:p>Zet. cost</text:p>
          </table:table-cell>
          <table:covered-table-cell table:style-name="ce60"/>
          <table:table-cell table:style-name="ce60" table:number-columns-repeated="6"/>
          <table:table-cell table:style-name="Default"/>
          <table:table-cell table:style-name="ce60" table:number-columns-repeated="2"/>
          <table:table-cell/>
          <table:table-cell table:style-name="ce60" table:number-columns-repeated="1009"/>
        </table:table-row>
        <table:table-row table:style-name="ro1">
          <table:table-cell table:content-validation-name="val4" office:value-type="string">
            <text:p>Crow</text:p>
          </table:table-cell>
          <table:table-cell table:style-name="ce64" table:formula="of:=TBLFIND([.$A$51:.$U$79]; [.$A$87]; [.Q$51])" office:value-type="float" office:value="2868.75">
            <text:p>2868,75</text:p>
          </table:table-cell>
          <table:table-cell table:style-name="ce64" table:formula="of:=TBLFIND([.$A$51:.$U$79]; [.$A$87]; [.R$51])" office:value-type="float" office:value="4016.25">
            <text:p>4016,25</text:p>
          </table:table-cell>
          <table:table-cell table:style-name="ce64" table:formula="of:=TBLFIND([.$A$51:.$U$79]; [.$A$87]; [.S$51])" office:value-type="float" office:value="200.8125" table:number-columns-spanned="2" table:number-rows-spanned="1">
            <text:p>200,81</text:p>
          </table:table-cell>
          <table:covered-table-cell table:style-name="ce64"/>
          <table:table-cell table:style-name="ce64" table:number-columns-repeated="2"/>
          <table:table-cell/>
          <table:table-cell table:style-name="ce64"/>
          <table:table-cell/>
          <table:table-cell table:style-name="ce64"/>
          <table:table-cell table:style-name="Default"/>
          <table:table-cell table:number-columns-repeated="2"/>
          <table:table-cell table:style-name="ce23"/>
          <table:table-cell table:number-columns-repeated="4"/>
          <table:table-cell table:style-name="Default" table:number-columns-repeated="1005"/>
        </table:table-row>
        <table:table-row table:style-name="ro9">
          <table:table-cell table:number-columns-repeated="11"/>
          <table:table-cell table:style-name="Default"/>
          <table:table-cell table:number-columns-repeated="7"/>
          <table:table-cell table:style-name="Default" table:number-columns-repeated="1005"/>
        </table:table-row>
        <table:table-row table:style-name="ro1">
          <table:table-cell/>
          <table:table-cell table:style-name="ce64" office:value-type="string" table:number-columns-spanned="3" table:number-rows-spanned="1">
            <text:p>In 1 hour</text:p>
          </table:table-cell>
          <table:covered-table-cell table:number-columns-repeated="2"/>
          <table:table-cell/>
          <table:table-cell table:style-name="ce64" office:value-type="string" table:number-columns-spanned="3" table:number-rows-spanned="1">
            <text:p>In 1 day</text:p>
          </table:table-cell>
          <table:covered-table-cell table:style-name="ce64"/>
          <table:covered-table-cell/>
          <table:table-cell/>
          <table:table-cell table:style-name="ce64" office:value-type="string" table:number-columns-spanned="3" table:number-rows-spanned="1">
            <text:p>In 1 week</text:p>
          </table:table-cell>
          <table:covered-table-cell/>
          <table:covered-table-cell table:style-name="Default"/>
          <table:table-cell/>
          <table:table-cell table:style-name="ce64" office:value-type="string" table:number-columns-spanned="3" table:number-rows-spanned="1">
            <text:p>In 1 month</text:p>
          </table:table-cell>
          <table:covered-table-cell table:number-columns-repeated="2"/>
          <table:table-cell table:number-columns-repeated="3"/>
          <table:table-cell table:style-name="Default" table:number-columns-repeated="1005"/>
        </table:table-row>
        <table:table-row table:style-name="ro18">
          <table:table-cell table:style-name="ce60" office:value-type="string">
            <text:p>Level</text:p>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style-name="ce60"/>
          <table:table-cell table:style-name="ce60" office:value-type="string">
            <text:p>MEX</text:p>
          </table:table-cell>
          <table:table-cell table:style-name="ce60" office:value-type="string">
            <text:p>Col.</text:p>
          </table:table-cell>
          <table:table-cell table:style-name="ce60" office:value-type="string">
            <text:p>ZEX</text:p>
          </table:table-cell>
          <table:table-cell table:number-columns-repeated="2"/>
          <table:table-cell table:style-name="ce60" table:number-columns-repeated="1006"/>
        </table:table-row>
        <table:table-row table:style-name="ro1">
          <table:table-cell table:style-name="ce61" office:value-type="string">
            <text:p>T1</text:p>
          </table:table-cell>
          <table:table-cell table:number-columns-repeated="10"/>
          <table:table-cell table:style-name="Default"/>
          <table:table-cell table:number-columns-repeated="7"/>
          <table:table-cell table:style-name="Default" table:number-columns-repeated="1005"/>
        </table:table-row>
        <table:table-row table:style-name="ro1">
          <table:table-cell table:style-name="ce62" office:value-type="float" office:value="1">
            <text:p>1</text:p>
          </table:table-cell>
          <table:table-cell table:style-name="ce23" table:formula="of:=SUPERFORMULA([.$A92];[Main.$C$3:.$M$3]) * SHOURS(1) / [.$B$87]" office:value-type="float" office:value="0.00690196078431373">
            <text:p>0,01</text:p>
          </table:table-cell>
          <table:table-cell table:style-name="ce71" table:formula="of:=SUPERFORMULA([.$A92];[Main.$C$16:.$M$16]) * SHOURS(1) / [.$C$87]" office:value-type="float" office:value="0.0107563025210084">
            <text:p>0,01</text:p>
          </table:table-cell>
          <table:table-cell table:formula="of:=SUPERFORMULA([.$A92];[Main.$C$33:.$M$33]) * SHOURS(1) / [.$D$87]" office:value-type="float" office:value="0.026890756302521">
            <text:p>0,03</text:p>
          </table:table-cell>
          <table:table-cell/>
          <table:table-cell table:style-name="ce23" table:formula="of:=SUPERFORMULA([.$A92];[Main.$C$3:.$M$3]) * SDAYS(1) / [.$B$87]" office:value-type="float" office:value="0.165647058823529">
            <text:p>0,17</text:p>
          </table:table-cell>
          <table:table-cell table:style-name="ce71" table:formula="of:=SUPERFORMULA([.$A92];[Main.$C$16:.$M$16]) * SDAYS(1) / [.$C$87]" office:value-type="float" office:value="0.258151260504202">
            <text:p>0,26</text:p>
          </table:table-cell>
          <table:table-cell table:formula="of:=SUPERFORMULA([.$A92];[Main.$C$33:.$M$33]) * SDAYS(1) / [.$D$87]" office:value-type="float" office:value="0.645378151260504">
            <text:p>0,65</text:p>
          </table:table-cell>
          <table:table-cell/>
          <table:table-cell table:style-name="ce23" table:formula="of:=SUPERFORMULA([.$A92];[Main.$C$3:.$M$3]) * SWEEKS(1) / [.$B$87]" office:value-type="float" office:value="1.15952941176471">
            <text:p>1,16</text:p>
          </table:table-cell>
          <table:table-cell table:style-name="ce64" table:formula="of:=SUPERFORMULA([.$A92];[Main.$C$16:.$M$16]) * SWEEKS(1) / [.$C$87]" office:value-type="float" office:value="1.80705882352941">
            <text:p>1,81</text:p>
          </table:table-cell>
          <table:table-cell table:style-name="ce23" table:formula="of:=SUPERFORMULA([.$A92];[Main.$C$33:.$M$33]) * SWEEKS(1) / [.$D$87]" office:value-type="float" office:value="4.51764705882353">
            <text:p>4,52</text:p>
          </table:table-cell>
          <table:table-cell/>
          <table:table-cell table:style-name="ce23" table:formula="of:=SUPERFORMULA([.$A92];[Main.$C$3:.$M$3]) * SMONTHS(1) / [.$B$87]" office:value-type="float" office:value="4.96941176470588">
            <text:p>4,97</text:p>
          </table:table-cell>
          <table:table-cell table:style-name="ce64" table:formula="of:=SUPERFORMULA([.$A92];[Main.$C$16:.$M$16]) * SMONTHS(1) / [.$C$87]" office:value-type="float" office:value="7.74453781512605">
            <text:p>7,74</text:p>
          </table:table-cell>
          <table:table-cell table:style-name="ce23" table:formula="of:=SUPERFORMULA([.$A92];[Main.$C$33:.$M$33]) * SMONTHS(1) / [.$D$87]" office:value-type="float" office:value="19.3613445378151">
            <text:p>19,36</text:p>
          </table:table-cell>
          <table:table-cell table:number-columns-repeated="3"/>
          <table:table-cell table:style-name="Default" table:number-columns-repeated="1005"/>
        </table:table-row>
        <table:table-row table:style-name="ro1">
          <table:table-cell office:value-type="float" office:value="2">
            <text:p>2</text:p>
          </table:table-cell>
          <table:table-cell table:style-name="ce23" table:formula="of:=SUPERFORMULA([.$A93];[Main.$C$3:.$M$3]) * SHOURS(1) / [.$B$87]" office:value-type="float" office:value="0.0138939902274965">
            <text:p>0,01</text:p>
          </table:table-cell>
          <table:table-cell table:style-name="ce71" table:formula="of:=SUPERFORMULA([.$A93];[Main.$C$16:.$M$16]) * SHOURS(1) / [.$C$87]" office:value-type="float" office:value="0.021769944067357">
            <text:p>0,02</text:p>
          </table:table-cell>
          <table:table-cell table:formula="of:=SUPERFORMULA([.$A93];[Main.$C$33:.$M$33]) * SHOURS(1) / [.$D$87]" office:value-type="float" office:value="0.0540388516303822">
            <text:p>0,05</text:p>
          </table:table-cell>
          <table:table-cell/>
          <table:table-cell table:style-name="ce23" table:formula="of:=SUPERFORMULA([.$A93];[Main.$C$3:.$M$3]) * SDAYS(1) / [.$B$87]" office:value-type="float" office:value="0.333455765459917">
            <text:p>0,33</text:p>
          </table:table-cell>
          <table:table-cell table:style-name="ce71" table:formula="of:=SUPERFORMULA([.$A93];[Main.$C$16:.$M$16]) * SDAYS(1) / [.$C$87]" office:value-type="float" office:value="0.522478657616568">
            <text:p>0,52</text:p>
          </table:table-cell>
          <table:table-cell table:formula="of:=SUPERFORMULA([.$A93];[Main.$C$33:.$M$33]) * SDAYS(1) / [.$D$87]" office:value-type="float" office:value="1.29693243912917">
            <text:p>1,3</text:p>
          </table:table-cell>
          <table:table-cell/>
          <table:table-cell table:style-name="ce23" table:formula="of:=SUPERFORMULA([.$A93];[Main.$C$3:.$M$3]) * SWEEKS(1) / [.$B$87]" office:value-type="float" office:value="2.33419035821942">
            <text:p>2,33</text:p>
          </table:table-cell>
          <table:table-cell table:style-name="ce64" table:formula="of:=SUPERFORMULA([.$A93];[Main.$C$16:.$M$16]) * SWEEKS(1) / [.$C$87]" office:value-type="float" office:value="3.65735060331598">
            <text:p>3,66</text:p>
          </table:table-cell>
          <table:table-cell table:style-name="ce23" table:formula="of:=SUPERFORMULA([.$A93];[Main.$C$33:.$M$33]) * SWEEKS(1) / [.$D$87]" office:value-type="float" office:value="9.07852707390421">
            <text:p>9,08</text:p>
          </table:table-cell>
          <table:table-cell/>
          <table:table-cell table:style-name="ce23" table:formula="of:=SUPERFORMULA([.$A93];[Main.$C$3:.$M$3]) * SMONTHS(1) / [.$B$87]" office:value-type="float" office:value="10.0036729637975">
            <text:p>10</text:p>
          </table:table-cell>
          <table:table-cell table:style-name="ce64" table:formula="of:=SUPERFORMULA([.$A93];[Main.$C$16:.$M$16]) * SMONTHS(1) / [.$C$87]" office:value-type="float" office:value="15.6743597284971">
            <text:p>15,67</text:p>
          </table:table-cell>
          <table:table-cell table:style-name="ce23" table:formula="of:=SUPERFORMULA([.$A93];[Main.$C$33:.$M$33]) * SMONTHS(1) / [.$D$87]" office:value-type="float" office:value="38.9079731738752">
            <text:p>38,91</text:p>
          </table:table-cell>
          <table:table-cell table:number-columns-repeated="3"/>
          <table:table-cell table:style-name="Default" table:number-columns-repeated="1005"/>
        </table:table-row>
        <table:table-row table:style-name="ro1">
          <table:table-cell office:value-type="float" office:value="4">
            <text:p>4</text:p>
          </table:table-cell>
          <table:table-cell table:style-name="ce23" table:formula="of:=SUPERFORMULA([.$A94];[Main.$C$3:.$M$3]) * SHOURS(1) / [.$B$87]" office:value-type="float" office:value="0.0279810468517573">
            <text:p>0,03</text:p>
          </table:table-cell>
          <table:table-cell table:style-name="ce71" table:formula="of:=SUPERFORMULA([.$A94];[Main.$C$16:.$M$16]) * SHOURS(1) / [.$C$87]" office:value-type="float" office:value="0.0440915064111832">
            <text:p>0,04</text:p>
          </table:table-cell>
          <table:table-cell table:formula="of:=SUPERFORMULA([.$A94];[Main.$C$33:.$M$33]) * SHOURS(1) / [.$D$87]" office:value-type="float" office:value="0.108629321537234">
            <text:p>0,11</text:p>
          </table:table-cell>
          <table:table-cell/>
          <table:table-cell table:style-name="ce23" table:formula="of:=SUPERFORMULA([.$A94];[Main.$C$3:.$M$3]) * SDAYS(1) / [.$B$87]" office:value-type="float" office:value="0.671545124442174">
            <text:p>0,67</text:p>
          </table:table-cell>
          <table:table-cell table:style-name="ce71" table:formula="of:=SUPERFORMULA([.$A94];[Main.$C$16:.$M$16]) * SDAYS(1) / [.$C$87]" office:value-type="float" office:value="1.0581961538684">
            <text:p>1,06</text:p>
          </table:table-cell>
          <table:table-cell table:formula="of:=SUPERFORMULA([.$A94];[Main.$C$33:.$M$33]) * SDAYS(1) / [.$D$87]" office:value-type="float" office:value="2.60710371689361">
            <text:p>2,61</text:p>
          </table:table-cell>
          <table:table-cell/>
          <table:table-cell table:style-name="ce23" table:formula="of:=SUPERFORMULA([.$A94];[Main.$C$3:.$M$3]) * SWEEKS(1) / [.$B$87]" office:value-type="float" office:value="4.70081587109522">
            <text:p>4,7</text:p>
          </table:table-cell>
          <table:table-cell table:style-name="ce64" table:formula="of:=SUPERFORMULA([.$A94];[Main.$C$16:.$M$16]) * SWEEKS(1) / [.$C$87]" office:value-type="float" office:value="7.40737307707878">
            <text:p>7,41</text:p>
          </table:table-cell>
          <table:table-cell table:style-name="ce23" table:formula="of:=SUPERFORMULA([.$A94];[Main.$C$33:.$M$33]) * SWEEKS(1) / [.$D$87]" office:value-type="float" office:value="18.2497260182553">
            <text:p>18,25</text:p>
          </table:table-cell>
          <table:table-cell/>
          <table:table-cell table:style-name="ce23" table:formula="of:=SUPERFORMULA([.$A94];[Main.$C$3:.$M$3]) * SMONTHS(1) / [.$B$87]" office:value-type="float" office:value="20.1463537332652">
            <text:p>20,15</text:p>
          </table:table-cell>
          <table:table-cell table:style-name="ce64" table:formula="of:=SUPERFORMULA([.$A94];[Main.$C$16:.$M$16]) * SMONTHS(1) / [.$C$87]" office:value-type="float" office:value="31.7458846160519">
            <text:p>31,75</text:p>
          </table:table-cell>
          <table:table-cell table:style-name="ce23" table:formula="of:=SUPERFORMULA([.$A94];[Main.$C$33:.$M$33]) * SMONTHS(1) / [.$D$87]" office:value-type="float" office:value="78.2131115068082">
            <text:p>78,21</text:p>
          </table:table-cell>
          <table:table-cell table:number-columns-repeated="3"/>
          <table:table-cell table:style-name="Default" table:number-columns-repeated="1005"/>
        </table:table-row>
        <table:table-row table:style-name="ro1">
          <table:table-cell office:value-type="float" office:value="7">
            <text:p>7</text:p>
          </table:table-cell>
          <table:table-cell table:style-name="ce23" table:formula="of:=SUPERFORMULA([.$A95];[Main.$C$3:.$M$3]) * SHOURS(1) / [.$B$87]" office:value-type="float" office:value="0.0492572224679363">
            <text:p>0,05</text:p>
          </table:table-cell>
          <table:table-cell table:style-name="ce71" table:formula="of:=SUPERFORMULA([.$A95];[Main.$C$16:.$M$16]) * SHOURS(1) / [.$C$87]" office:value-type="float" office:value="0.0779898232977452">
            <text:p>0,08</text:p>
          </table:table-cell>
          <table:table-cell table:formula="of:=SUPERFORMULA([.$A95];[Main.$C$33:.$M$33]) * SHOURS(1) / [.$D$87]" office:value-type="float" office:value="0.190930999768333">
            <text:p>0,19</text:p>
          </table:table-cell>
          <table:table-cell/>
          <table:table-cell table:style-name="ce23" table:formula="of:=SUPERFORMULA([.$A95];[Main.$C$3:.$M$3]) * SDAYS(1) / [.$B$87]" office:value-type="float" office:value="1.18217333923047">
            <text:p>1,18</text:p>
          </table:table-cell>
          <table:table-cell table:style-name="ce71" table:formula="of:=SUPERFORMULA([.$A95];[Main.$C$16:.$M$16]) * SDAYS(1) / [.$C$87]" office:value-type="float" office:value="1.87175575914588">
            <text:p>1,87</text:p>
          </table:table-cell>
          <table:table-cell table:formula="of:=SUPERFORMULA([.$A95];[Main.$C$33:.$M$33]) * SDAYS(1) / [.$D$87]" office:value-type="float" office:value="4.58234399444">
            <text:p>4,58</text:p>
          </table:table-cell>
          <table:table-cell/>
          <table:table-cell table:style-name="ce23" table:formula="of:=SUPERFORMULA([.$A95];[Main.$C$3:.$M$3]) * SWEEKS(1) / [.$B$87]" office:value-type="float" office:value="8.2752133746133">
            <text:p>8,28</text:p>
          </table:table-cell>
          <table:table-cell table:style-name="ce64" table:formula="of:=SUPERFORMULA([.$A95];[Main.$C$16:.$M$16]) * SWEEKS(1) / [.$C$87]" office:value-type="float" office:value="13.1022903140212">
            <text:p>13,1</text:p>
          </table:table-cell>
          <table:table-cell table:style-name="ce23" table:formula="of:=SUPERFORMULA([.$A95];[Main.$C$33:.$M$33]) * SWEEKS(1) / [.$D$87]" office:value-type="float" office:value="32.07640796108">
            <text:p>32,08</text:p>
          </table:table-cell>
          <table:table-cell/>
          <table:table-cell table:style-name="ce23" table:formula="of:=SUPERFORMULA([.$A95];[Main.$C$3:.$M$3]) * SMONTHS(1) / [.$B$87]" office:value-type="float" office:value="35.4652001769141">
            <text:p>35,47</text:p>
          </table:table-cell>
          <table:table-cell table:style-name="ce64" table:formula="of:=SUPERFORMULA([.$A95];[Main.$C$16:.$M$16]) * SMONTHS(1) / [.$C$87]" office:value-type="float" office:value="56.1526727743765">
            <text:p>56,15</text:p>
          </table:table-cell>
          <table:table-cell table:style-name="ce23" table:formula="of:=SUPERFORMULA([.$A95];[Main.$C$33:.$M$33]) * SMONTHS(1) / [.$D$87]" office:value-type="float" office:value="137.4703198332">
            <text:p>137,47</text:p>
          </table:table-cell>
          <table:table-cell table:number-columns-repeated="3"/>
          <table:table-cell table:style-name="Default" table:number-columns-repeated="1005"/>
        </table:table-row>
        <table:table-row table:style-name="ro1">
          <table:table-cell table:style-name="ce61" office:value-type="string">
            <text:p>T2</text:p>
          </table:table-cell>
          <table:table-cell table:number-columns-repeated="10"/>
          <table:table-cell table:style-name="Default"/>
          <table:table-cell table:number-columns-repeated="7"/>
          <table:table-cell table:style-name="Default" table:number-columns-repeated="1005"/>
        </table:table-row>
        <table:table-row table:style-name="ro1">
          <table:table-cell office:value-type="float" office:value="1">
            <text:p>1</text:p>
          </table:table-cell>
          <table:table-cell table:formula="of:=SUPERFORMULA([.$A92];[Main.$C$9:.$M$9]) * SHOURS(1) / [.$B$87]" office:value-type="float" office:value="0.0508235294117647">
            <text:p>0,05</text:p>
          </table:table-cell>
          <table:table-cell table:style-name="ce64" table:formula="of:=SUPERFORMULA([.$A92];[Main.$C$21:.$M$21]) * SHOURS(1) / [.$C$87]" office:value-type="float" office:value="0.0886447323483805">
            <text:p>0,09</text:p>
          </table:table-cell>
          <table:table-cell table:formula="of:=SUPERFORMULA([.$A92];[Main.$C$39:.$M$39]) * SHOURS(1) / [.$D$87]" office:value-type="float" office:value="0.186442577030812">
            <text:p>0,19</text:p>
          </table:table-cell>
          <table:table-cell/>
          <table:table-cell table:formula="of:=SUPERFORMULA([.$A92];[Main.$C$9:.$M$9]) * SDAYS(1) / [.$B$87]" office:value-type="float" office:value="1.21976470588235">
            <text:p>1,22</text:p>
          </table:table-cell>
          <table:table-cell table:style-name="ce64" table:formula="of:=SUPERFORMULA([.$A92];[Main.$C$21:.$M$21]) * SDAYS(1) / [.$C$87]" office:value-type="float" office:value="2.12747357636113">
            <text:p>2,13</text:p>
          </table:table-cell>
          <table:table-cell table:formula="of:=SUPERFORMULA([.$A92];[Main.$C$39:.$M$39]) * SDAYS(1) / [.$D$87]" office:value-type="float" office:value="4.4746218487395">
            <text:p>4,47</text:p>
          </table:table-cell>
          <table:table-cell/>
          <table:table-cell table:style-name="ce23" table:formula="of:=SUPERFORMULA([.$A97];[Main.$C$9:.$M$9]) * SWEEKS(1) / [.$B$87]" office:value-type="float" office:value="8.53835294117647">
            <text:p>8,54</text:p>
          </table:table-cell>
          <table:table-cell table:style-name="ce64" table:formula="of:=SUPERFORMULA([.$A97];[Main.$C$21:.$M$21]) * SWEEKS(1) / [.$C$87]" office:value-type="float" office:value="14.8923150345279">
            <text:p>14,89</text:p>
          </table:table-cell>
          <table:table-cell table:style-name="ce23" table:formula="of:=SUPERFORMULA([.$A97];[Main.$C$39:.$M$39]) * SWEEKS(1) / [.$D$87]" office:value-type="float" office:value="31.3223529411765">
            <text:p>31,32</text:p>
          </table:table-cell>
          <table:table-cell/>
          <table:table-cell table:style-name="ce23" table:formula="of:=SUPERFORMULA([.$A97];[Main.$C$9:.$M$9]) * SMONTHS(1) / [.$B$87]" office:value-type="float" office:value="36.5929411764706">
            <text:p>36,59</text:p>
          </table:table-cell>
          <table:table-cell table:style-name="ce64" table:formula="of:=SUPERFORMULA([.$A97];[Main.$C$21:.$M$21]) * SMONTHS(1) / [.$C$87]" office:value-type="float" office:value="63.824207290834">
            <text:p>63,82</text:p>
          </table:table-cell>
          <table:table-cell table:style-name="ce23" table:formula="of:=SUPERFORMULA([.$A97];[Main.$C$39:.$M$39]) * SMONTHS(1) / [.$D$87]" office:value-type="float" office:value="134.238655462185">
            <text:p>134,24</text:p>
          </table:table-cell>
          <table:table-cell table:number-columns-repeated="3"/>
          <table:table-cell table:style-name="Default" table:number-columns-repeated="1005"/>
        </table:table-row>
        <table:table-row table:style-name="ro1">
          <table:table-cell office:value-type="float" office:value="2">
            <text:p>2</text:p>
          </table:table-cell>
          <table:table-cell table:formula="of:=SUPERFORMULA([.$A93];[Main.$C$9:.$M$9]) * SHOURS(1) / [.$B$87]" office:value-type="float" office:value="0.0665989870580273">
            <text:p>0,07</text:p>
          </table:table-cell>
          <table:table-cell table:style-name="ce64" table:formula="of:=SUPERFORMULA([.$A93];[Main.$C$21:.$M$21]) * SHOURS(1) / [.$C$87]" office:value-type="float" office:value="0.108800044243951">
            <text:p>0,11</text:p>
          </table:table-cell>
          <table:table-cell table:formula="of:=SUPERFORMULA([.$A93];[Main.$C$39:.$M$39]) * SHOURS(1) / [.$D$87]" office:value-type="float" office:value="0.29157039376166">
            <text:p>0,29</text:p>
          </table:table-cell>
          <table:table-cell/>
          <table:table-cell table:formula="of:=SUPERFORMULA([.$A93];[Main.$C$9:.$M$9]) * SDAYS(1) / [.$B$87]" office:value-type="float" office:value="1.59837568939265">
            <text:p>1,6</text:p>
          </table:table-cell>
          <table:table-cell table:style-name="ce64" table:formula="of:=SUPERFORMULA([.$A93];[Main.$C$21:.$M$21]) * SDAYS(1) / [.$C$87]" office:value-type="float" office:value="2.61120106185483">
            <text:p>2,61</text:p>
          </table:table-cell>
          <table:table-cell table:formula="of:=SUPERFORMULA([.$A93];[Main.$C$39:.$M$39]) * SDAYS(1) / [.$D$87]" office:value-type="float" office:value="6.99768945027983">
            <text:p>7</text:p>
          </table:table-cell>
          <table:table-cell/>
          <table:table-cell table:style-name="ce23" table:formula="of:=SUPERFORMULA([.$A98];[Main.$C$9:.$M$9]) * SWEEKS(1) / [.$B$87]" office:value-type="float" office:value="11.1886298257486">
            <text:p>11,19</text:p>
          </table:table-cell>
          <table:table-cell table:style-name="ce64" table:formula="of:=SUPERFORMULA([.$A98];[Main.$C$21:.$M$21]) * SWEEKS(1) / [.$C$87]" office:value-type="float" office:value="18.2784074329838">
            <text:p>18,28</text:p>
          </table:table-cell>
          <table:table-cell table:style-name="ce23" table:formula="of:=SUPERFORMULA([.$A98];[Main.$C$39:.$M$39]) * SWEEKS(1) / [.$D$87]" office:value-type="float" office:value="48.9838261519588">
            <text:p>48,98</text:p>
          </table:table-cell>
          <table:table-cell/>
          <table:table-cell table:style-name="ce23" table:formula="of:=SUPERFORMULA([.$A98];[Main.$C$9:.$M$9]) * SMONTHS(1) / [.$B$87]" office:value-type="float" office:value="47.9512706817796">
            <text:p>47,95</text:p>
          </table:table-cell>
          <table:table-cell table:style-name="ce64" table:formula="of:=SUPERFORMULA([.$A98];[Main.$C$21:.$M$21]) * SMONTHS(1) / [.$C$87]" office:value-type="float" office:value="78.3360318556449">
            <text:p>78,34</text:p>
          </table:table-cell>
          <table:table-cell table:style-name="ce23" table:formula="of:=SUPERFORMULA([.$A98];[Main.$C$39:.$M$39]) * SMONTHS(1) / [.$D$87]" office:value-type="float" office:value="209.930683508395">
            <text:p>209,93</text:p>
          </table:table-cell>
          <table:table-cell table:number-columns-repeated="3"/>
          <table:table-cell table:style-name="Default" table:number-columns-repeated="1005"/>
        </table:table-row>
        <table:table-row table:style-name="ro1">
          <table:table-cell office:value-type="float" office:value="3">
            <text:p>3</text:p>
          </table:table-cell>
          <table:table-cell table:formula="of:=SUPERFORMULA([.$A94];[Main.$C$9:.$M$9]) * SHOURS(1) / [.$B$87]" office:value-type="float" office:value="0.102901960784314">
            <text:p>0,1</text:p>
          </table:table-cell>
          <table:table-cell table:style-name="ce64" table:formula="of:=SUPERFORMULA([.$A94];[Main.$C$21:.$M$21]) * SHOURS(1) / [.$C$87]" office:value-type="float" office:value="0.153919999118648">
            <text:p>0,15</text:p>
          </table:table-cell>
          <table:table-cell table:formula="of:=SUPERFORMULA([.$A94];[Main.$C$39:.$M$39]) * SHOURS(1) / [.$D$87]" office:value-type="float" office:value="0.547290135387588">
            <text:p>0,55</text:p>
          </table:table-cell>
          <table:table-cell/>
          <table:table-cell table:formula="of:=SUPERFORMULA([.$A94];[Main.$C$9:.$M$9]) * SDAYS(1) / [.$B$87]" office:value-type="float" office:value="2.46964705882353">
            <text:p>2,47</text:p>
          </table:table-cell>
          <table:table-cell table:style-name="ce64" table:formula="of:=SUPERFORMULA([.$A94];[Main.$C$21:.$M$21]) * SDAYS(1) / [.$C$87]" office:value-type="float" office:value="3.69407997884754">
            <text:p>3,69</text:p>
          </table:table-cell>
          <table:table-cell table:formula="of:=SUPERFORMULA([.$A94];[Main.$C$39:.$M$39]) * SDAYS(1) / [.$D$87]" office:value-type="float" office:value="13.1349632493021">
            <text:p>13,13</text:p>
          </table:table-cell>
          <table:table-cell/>
          <table:table-cell table:style-name="ce23" table:formula="of:=SUPERFORMULA([.$A99];[Main.$C$9:.$M$9]) * SWEEKS(1) / [.$B$87]" office:value-type="float" office:value="14.1231485710266">
            <text:p>14,12</text:p>
          </table:table-cell>
          <table:table-cell table:style-name="ce64" table:formula="of:=SUPERFORMULA([.$A99];[Main.$C$21:.$M$21]) * SWEEKS(1) / [.$C$87]" office:value-type="float" office:value="21.9558828066261">
            <text:p>21,96</text:p>
          </table:table-cell>
          <table:table-cell table:style-name="ce23" table:formula="of:=SUPERFORMULA([.$A99];[Main.$C$39:.$M$39]) * SWEEKS(1) / [.$D$87]" office:value-type="float" office:value="69.3815558040192">
            <text:p>69,38</text:p>
          </table:table-cell>
          <table:table-cell/>
          <table:table-cell table:style-name="ce23" table:formula="of:=SUPERFORMULA([.$A99];[Main.$C$9:.$M$9]) * SMONTHS(1) / [.$B$87]" office:value-type="float" office:value="60.5277795901138">
            <text:p>60,53</text:p>
          </table:table-cell>
          <table:table-cell table:style-name="ce64" table:formula="of:=SUPERFORMULA([.$A99];[Main.$C$21:.$M$21]) * SMONTHS(1) / [.$C$87]" office:value-type="float" office:value="94.0966405998261">
            <text:p>94,1</text:p>
          </table:table-cell>
          <table:table-cell table:style-name="ce23" table:formula="of:=SUPERFORMULA([.$A99];[Main.$C$39:.$M$39]) * SMONTHS(1) / [.$D$87]" office:value-type="float" office:value="297.349524874368">
            <text:p>297,35</text:p>
          </table:table-cell>
          <table:table-cell table:number-columns-repeated="3"/>
          <table:table-cell table:style-name="Default" table:number-columns-repeated="1005"/>
        </table:table-row>
        <table:table-row table:style-name="ro1">
          <table:table-cell office:value-type="float" office:value="4">
            <text:p>4</text:p>
          </table:table-cell>
          <table:table-cell table:formula="of:=SUPERFORMULA([.$A95];[Main.$C$9:.$M$9]) * SHOURS(1) / [.$B$87]" office:value-type="float" office:value="0.166024342517497">
            <text:p>0,17</text:p>
          </table:table-cell>
          <table:table-cell table:style-name="ce64" table:formula="of:=SUPERFORMULA([.$A95];[Main.$C$21:.$M$21]) * SHOURS(1) / [.$C$87]" office:value-type="float" office:value="0.229867822106071">
            <text:p>0,23</text:p>
          </table:table-cell>
          <table:table-cell table:formula="of:=SUPERFORMULA([.$A95];[Main.$C$39:.$M$39]) * SHOURS(1) / [.$D$87]" office:value-type="float" office:value="1.01120739478683">
            <text:p>1,01</text:p>
          </table:table-cell>
          <table:table-cell/>
          <table:table-cell table:formula="of:=SUPERFORMULA([.$A95];[Main.$C$9:.$M$9]) * SDAYS(1) / [.$B$87]" office:value-type="float" office:value="3.98458422041992">
            <text:p>3,98</text:p>
          </table:table-cell>
          <table:table-cell table:style-name="ce64" table:formula="of:=SUPERFORMULA([.$A95];[Main.$C$21:.$M$21]) * SDAYS(1) / [.$C$87]" office:value-type="float" office:value="5.51682773054571">
            <text:p>5,52</text:p>
          </table:table-cell>
          <table:table-cell table:formula="of:=SUPERFORMULA([.$A95];[Main.$C$39:.$M$39]) * SDAYS(1) / [.$D$87]" office:value-type="float" office:value="24.2689774748839">
            <text:p>24,27</text:p>
          </table:table-cell>
          <table:table-cell/>
          <table:table-cell table:style-name="ce23" table:formula="of:=SUPERFORMULA([.$A100];[Main.$C$9:.$M$9]) * SWEEKS(1) / [.$B$87]" office:value-type="float" office:value="17.2875294117647">
            <text:p>17,29</text:p>
          </table:table-cell>
          <table:table-cell table:style-name="ce64" table:formula="of:=SUPERFORMULA([.$A100];[Main.$C$21:.$M$21]) * SWEEKS(1) / [.$C$87]" office:value-type="float" office:value="25.8585598519328">
            <text:p>25,86</text:p>
          </table:table-cell>
          <table:table-cell table:style-name="ce23" table:formula="of:=SUPERFORMULA([.$A100];[Main.$C$39:.$M$39]) * SWEEKS(1) / [.$D$87]" office:value-type="float" office:value="91.9447427451149">
            <text:p>91,94</text:p>
          </table:table-cell>
          <table:table-cell/>
          <table:table-cell table:style-name="ce23" table:formula="of:=SUPERFORMULA([.$A100];[Main.$C$9:.$M$9]) * SMONTHS(1) / [.$B$87]" office:value-type="float" office:value="74.0894117647059">
            <text:p>74,09</text:p>
          </table:table-cell>
          <table:table-cell table:style-name="ce64" table:formula="of:=SUPERFORMULA([.$A100];[Main.$C$21:.$M$21]) * SMONTHS(1) / [.$C$87]" office:value-type="float" office:value="110.822399365426">
            <text:p>110,82</text:p>
          </table:table-cell>
          <table:table-cell table:style-name="ce23" table:formula="of:=SUPERFORMULA([.$A100];[Main.$C$39:.$M$39]) * SMONTHS(1) / [.$D$87]" office:value-type="float" office:value="394.048897479064">
            <text:p>394,05</text:p>
          </table:table-cell>
          <table:table-cell table:number-columns-repeated="3"/>
          <table:table-cell table:style-name="Default" table:number-columns-repeated="1005"/>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4"/>
        <table:table-column table:style-name="co14" table:number-columns-repeated="2" table:default-cell-style-name="ce48"/>
        <table:table-row table:style-name="ro1">
          <table:table-cell table:style-name="ce87" office:value-type="string" table:number-columns-spanned="2" table:number-rows-spanned="1">
            <text:p>Pavadinimas:</text:p>
          </table:table-cell>
          <table:covered-table-cell table:style-name="ce88"/>
          <table:table-cell table:style-name="ce89" table:content-validation-name="val11" office:value-type="string" table:number-columns-spanned="3" table:number-rows-spanned="1">
            <text:p>Colector tier1 rate'ai</text:p>
          </table:table-cell>
          <table:covered-table-cell table:style-name="ce90"/>
          <table:covered-table-cell/>
          <table:table-cell table:number-columns-repeated="2"/>
          <table:table-cell table:style-name="ce91"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3"/>
          <table:table-cell table:style-name="ce34"/>
          <table:table-cell table:style-name="ce20" office:value-type="string">
            <text:p>exp (d)</text:p>
          </table:table-cell>
          <table:table-cell table:style-name="ce42" table:number-columns-repeated="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324]; 2; 0)/60" office:value-type="float" office:value="0">
            <text:p>#N/A</text:p>
          </table:table-cell>
          <table:table-cell table:formula="of:=VLOOKUP([.$C$1];[Main.$B$2:Main.$K$324]; 3; 0)*([.$A3]+VLOOKUP([.$C$1];[Main.$B$2:Main.$K$324];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24]; 2; 0)/60" office:value-type="float" office:value="0">
            <text:p>#N/A</text:p>
          </table:table-cell>
          <table:table-cell table:formula="of:=VLOOKUP([.$C$1];[Main.$B$2:Main.$K$324]; 3; 0)*([.$A4]+VLOOKUP([.$C$1];[Main.$B$2:Main.$K$324];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24]; 2; 0)/60" office:value-type="float" office:value="0">
            <text:p>#N/A</text:p>
          </table:table-cell>
          <table:table-cell table:formula="of:=VLOOKUP([.$C$1];[Main.$B$2:Main.$K$324]; 3; 0)*([.$A5]+VLOOKUP([.$C$1];[Main.$B$2:Main.$K$324];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24]; 2; 0)/60" office:value-type="float" office:value="0">
            <text:p>#N/A</text:p>
          </table:table-cell>
          <table:table-cell table:formula="of:=VLOOKUP([.$C$1];[Main.$B$2:Main.$K$324]; 3; 0)*([.$A6]+VLOOKUP([.$C$1];[Main.$B$2:Main.$K$324];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24]; 2; 0)/60" office:value-type="float" office:value="0">
            <text:p>#N/A</text:p>
          </table:table-cell>
          <table:table-cell table:formula="of:=VLOOKUP([.$C$1];[Main.$B$2:Main.$K$324]; 3; 0)*([.$A7]+VLOOKUP([.$C$1];[Main.$B$2:Main.$K$324];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24]; 2; 0)/60" office:value-type="float" office:value="0">
            <text:p>#N/A</text:p>
          </table:table-cell>
          <table:table-cell table:formula="of:=VLOOKUP([.$C$1];[Main.$B$2:Main.$K$324]; 3; 0)*([.$A8]+VLOOKUP([.$C$1];[Main.$B$2:Main.$K$324];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24]; 2; 0)/60" office:value-type="float" office:value="0">
            <text:p>#N/A</text:p>
          </table:table-cell>
          <table:table-cell table:formula="of:=VLOOKUP([.$C$1];[Main.$B$2:Main.$K$324]; 3; 0)*([.$A9]+VLOOKUP([.$C$1];[Main.$B$2:Main.$K$324];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24]; 2; 0)/60" office:value-type="float" office:value="0">
            <text:p>#N/A</text:p>
          </table:table-cell>
          <table:table-cell table:formula="of:=VLOOKUP([.$C$1];[Main.$B$2:Main.$K$324]; 3; 0)*([.$A10]+VLOOKUP([.$C$1];[Main.$B$2:Main.$K$324];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24]; 2; 0)/60" office:value-type="float" office:value="0">
            <text:p>#N/A</text:p>
          </table:table-cell>
          <table:table-cell table:formula="of:=VLOOKUP([.$C$1];[Main.$B$2:Main.$K$324]; 3; 0)*([.$A11]+VLOOKUP([.$C$1];[Main.$B$2:Main.$K$324];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24]; 2; 0)/60" office:value-type="float" office:value="0">
            <text:p>#N/A</text:p>
          </table:table-cell>
          <table:table-cell table:formula="of:=VLOOKUP([.$C$1];[Main.$B$2:Main.$K$324]; 3; 0)*([.$A12]+VLOOKUP([.$C$1];[Main.$B$2:Main.$K$324];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26:.$E$328"/>
      </table:named-expressions>
      <table:database-ranges>
        <table:database-range table:target-range-address="Main.A2:Main.P323" table:contains-header="false">
          <table:filter>
            <table:filter-or>
              <table:filter-condition table:field-number="0" table:value="T Geothermal Plant" table:operator="="/>
              <table:filter-condition table:field-number="0" table:value="B Ground Factory"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03">2011-01-03</text:date>, <text:time>14:52: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1-03T14:52:50</dc:date>
    <dc:creator>Artūras Šlajus</dc:creator>
    <meta:editing-duration>PT55H36M13S</meta:editing-duration>
    <meta:editing-cycles>299</meta:editing-cycles>
    <meta:generator>OpenOffice.org/3.2$Linux OpenOffice.org_project/320m19$Build-9505</meta:generator>
    <meta:document-statistic meta:table-count="5" meta:cell-count="4614"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level2, coefs2, num_levels)
	diff = sfDiff(level1, coefs1, 1, level2, coefs2, 1)
	dim res(8) as Double
	res(0) = superformula(level1, coefs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6,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